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.sender_i.routed_msg_p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92312.73787" calcext:value-type="float">
            <text:p>1442792312.73787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92313.51082" calcext:value-type="float">
            <text:p>1442792313.51082</text:p>
          </table:table-cell>
          <table:table-cell table:formula="of:=[.G2]-[.$B2]" office:value-type="float" office:value="0.772944927215576" calcext:value-type="float">
            <text:p>0.7729449272</text:p>
          </table:table-cell>
          <table:table-cell table:formula="of:=MAX([.H2:.H2000])" office:value-type="float" office:value="1.47019839286804" calcext:value-type="float">
            <text:p>1.4701983929</text:p>
          </table:table-cell>
          <table:table-cell office:value-type="float" office:value="1442792313.51163" calcext:value-type="float">
            <text:p>1442792313.51163</text:p>
          </table:table-cell>
          <table:table-cell table:formula="of:=[.J2]-[.$B2]" office:value-type="float" office:value="0.773759603500366" calcext:value-type="float">
            <text:p>0.7737596035</text:p>
          </table:table-cell>
          <table:table-cell table:formula="of:=MAX([.K2:.K2000])" office:value-type="float" office:value="4.10556101799011" calcext:value-type="float">
            <text:p>4.105561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92320.0822" calcext:value-type="float">
            <text:p>1442792320.0822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7.34432888031006" calcext:value-type="float">
            <text:p>7.3443288803</text:p>
          </table:table-cell>
          <table:table-cell table:formula="of:=[.C3]/([.D3]-[.D2])" office:value-type="float" office:value="8936.41897981415" calcext:value-type="float">
            <text:p>8936.4189798142</text:p>
          </table:table-cell>
          <table:table-cell/>
          <table:table-cell office:value-type="float" office:value="1442792320.57895" calcext:value-type="float">
            <text:p>1442792320.57895</text:p>
          </table:table-cell>
          <table:table-cell table:formula="of:=[.G3]-[.$B3]" office:value-type="float" office:value="0.496753692626953" calcext:value-type="float">
            <text:p>0.4967536926</text:p>
          </table:table-cell>
          <table:table-cell/>
          <table:table-cell office:value-type="float" office:value="1442792320.57909" calcext:value-type="float">
            <text:p>1442792320.57909</text:p>
          </table:table-cell>
          <table:table-cell table:formula="of:=[.J3]-[.$B3]" office:value-type="float" office:value="0.496889114379883" calcext:value-type="float">
            <text:p>0.49688911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92320.16469" calcext:value-type="float">
            <text:p>1442792320.16469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7.42681384086609" calcext:value-type="float">
            <text:p>7.4268138409</text:p>
          </table:table-cell>
          <table:table-cell table:formula="of:=[.C4]/([.D4]-[.D3])" office:value-type="float" office:value="795684.444262025" calcext:value-type="float">
            <text:p>795684.444262025</text:p>
          </table:table-cell>
          <table:table-cell/>
          <table:table-cell office:value-type="float" office:value="1442792320.69751" calcext:value-type="float">
            <text:p>1442792320.69751</text:p>
          </table:table-cell>
          <table:table-cell table:formula="of:=[.G4]-[.$B4]" office:value-type="float" office:value="0.532825946807861" calcext:value-type="float">
            <text:p>0.5328259468</text:p>
          </table:table-cell>
          <table:table-cell/>
          <table:table-cell office:value-type="float" office:value="1442792320.69758" calcext:value-type="float">
            <text:p>1442792320.69758</text:p>
          </table:table-cell>
          <table:table-cell table:formula="of:=[.J4]-[.$B4]" office:value-type="float" office:value="0.532889842987061" calcext:value-type="float">
            <text:p>0.5328898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92320.24713" calcext:value-type="float">
            <text:p>1442792320.24713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7.50926208496094" calcext:value-type="float">
            <text:p>7.509262085</text:p>
          </table:table-cell>
          <table:table-cell table:formula="of:=[.C5]/([.D5]-[.D4])" office:value-type="float" office:value="796038.7843372" calcext:value-type="float">
            <text:p>796038.7843372</text:p>
          </table:table-cell>
          <table:table-cell/>
          <table:table-cell office:value-type="float" office:value="1442792320.77991" calcext:value-type="float">
            <text:p>1442792320.77991</text:p>
          </table:table-cell>
          <table:table-cell table:formula="of:=[.G5]-[.$B5]" office:value-type="float" office:value="0.532771348953247" calcext:value-type="float">
            <text:p>0.532771349</text:p>
          </table:table-cell>
          <table:table-cell/>
          <table:table-cell office:value-type="float" office:value="1442792320.77995" calcext:value-type="float">
            <text:p>1442792320.77995</text:p>
          </table:table-cell>
          <table:table-cell table:formula="of:=[.J5]-[.$B5]" office:value-type="float" office:value="0.532814025878906" calcext:value-type="float">
            <text:p>0.53281402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92320.32943" calcext:value-type="float">
            <text:p>1442792320.32943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7.59156179428101" calcext:value-type="float">
            <text:p>7.5915617943</text:p>
          </table:table-cell>
          <table:table-cell table:formula="of:=[.C6]/([.D6]-[.D5])" office:value-type="float" office:value="797475.477644196" calcext:value-type="float">
            <text:p>797475.477644196</text:p>
          </table:table-cell>
          <table:table-cell/>
          <table:table-cell office:value-type="float" office:value="1442792320.87424" calcext:value-type="float">
            <text:p>1442792320.87424</text:p>
          </table:table-cell>
          <table:table-cell table:formula="of:=[.G6]-[.$B6]" office:value-type="float" office:value="0.544805288314819" calcext:value-type="float">
            <text:p>0.5448052883</text:p>
          </table:table-cell>
          <table:table-cell/>
          <table:table-cell office:value-type="float" office:value="1442792320.87432" calcext:value-type="float">
            <text:p>1442792320.87432</text:p>
          </table:table-cell>
          <table:table-cell table:formula="of:=[.J6]-[.$B6]" office:value-type="float" office:value="0.544882297515869" calcext:value-type="float">
            <text:p>0.54488229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92320.41179" calcext:value-type="float">
            <text:p>1442792320.41179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7.67392206192017" calcext:value-type="float">
            <text:p>7.6739220619</text:p>
          </table:table-cell>
          <table:table-cell table:formula="of:=[.C7]/([.D7]-[.D6])" office:value-type="float" office:value="796889.105406376" calcext:value-type="float">
            <text:p>796889.105406376</text:p>
          </table:table-cell>
          <table:table-cell/>
          <table:table-cell office:value-type="float" office:value="1442792320.92062" calcext:value-type="float">
            <text:p>1442792320.92062</text:p>
          </table:table-cell>
          <table:table-cell table:formula="of:=[.G7]-[.$B7]" office:value-type="float" office:value="0.50882887840271" calcext:value-type="float">
            <text:p>0.5088288784</text:p>
          </table:table-cell>
          <table:table-cell/>
          <table:table-cell office:value-type="float" office:value="1442792320.92068" calcext:value-type="float">
            <text:p>1442792320.92068</text:p>
          </table:table-cell>
          <table:table-cell table:formula="of:=[.J7]-[.$B7]" office:value-type="float" office:value="0.508882522583008" calcext:value-type="float">
            <text:p>0.50888252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92320.4941" calcext:value-type="float">
            <text:p>1442792320.4941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7.75622892379761" calcext:value-type="float">
            <text:p>7.7562289238</text:p>
          </table:table-cell>
          <table:table-cell table:formula="of:=[.C8]/([.D8]-[.D7])" office:value-type="float" office:value="797406.17614275" calcext:value-type="float">
            <text:p>797406.17614275</text:p>
          </table:table-cell>
          <table:table-cell/>
          <table:table-cell office:value-type="float" office:value="1442792321.07345" calcext:value-type="float">
            <text:p>1442792321.07345</text:p>
          </table:table-cell>
          <table:table-cell table:formula="of:=[.G8]-[.$B8]" office:value-type="float" office:value="0.579353094100952" calcext:value-type="float">
            <text:p>0.5793530941</text:p>
          </table:table-cell>
          <table:table-cell/>
          <table:table-cell office:value-type="float" office:value="1442792321.07361" calcext:value-type="float">
            <text:p>1442792321.07361</text:p>
          </table:table-cell>
          <table:table-cell table:formula="of:=[.J8]-[.$B8]" office:value-type="float" office:value="0.579507112503052" calcext:value-type="float">
            <text:p>0.57950711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92320.57651" calcext:value-type="float">
            <text:p>1442792320.57651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7.83864235877991" calcext:value-type="float">
            <text:p>7.8386423588</text:p>
          </table:table-cell>
          <table:table-cell table:formula="of:=[.C9]/([.D9]-[.D8])" office:value-type="float" office:value="796375.008687552" calcext:value-type="float">
            <text:p>796375.008687552</text:p>
          </table:table-cell>
          <table:table-cell/>
          <table:table-cell office:value-type="float" office:value="1442792321.15593" calcext:value-type="float">
            <text:p>1442792321.15593</text:p>
          </table:table-cell>
          <table:table-cell table:formula="of:=[.G9]-[.$B9]" office:value-type="float" office:value="0.579416275024414" calcext:value-type="float">
            <text:p>0.579416275</text:p>
          </table:table-cell>
          <table:table-cell/>
          <table:table-cell office:value-type="float" office:value="1442792321.156" calcext:value-type="float">
            <text:p>1442792321.156</text:p>
          </table:table-cell>
          <table:table-cell table:formula="of:=[.J9]-[.$B9]" office:value-type="float" office:value="0.579486608505249" calcext:value-type="float">
            <text:p>0.57948660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92320.65894" calcext:value-type="float">
            <text:p>1442792320.65894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7.92106986045837" calcext:value-type="float">
            <text:p>7.9210698605</text:p>
          </table:table-cell>
          <table:table-cell table:formula="of:=[.C10]/([.D10]-[.D9])" office:value-type="float" office:value="796239.103012212" calcext:value-type="float">
            <text:p>796239.103012212</text:p>
          </table:table-cell>
          <table:table-cell/>
          <table:table-cell office:value-type="float" office:value="1442792321.23818" calcext:value-type="float">
            <text:p>1442792321.23818</text:p>
          </table:table-cell>
          <table:table-cell table:formula="of:=[.G10]-[.$B10]" office:value-type="float" office:value="0.579237461090088" calcext:value-type="float">
            <text:p>0.5792374611</text:p>
          </table:table-cell>
          <table:table-cell/>
          <table:table-cell office:value-type="float" office:value="1442792321.23823" calcext:value-type="float">
            <text:p>1442792321.23823</text:p>
          </table:table-cell>
          <table:table-cell table:formula="of:=[.J10]-[.$B10]" office:value-type="float" office:value="0.579287528991699" calcext:value-type="float">
            <text:p>0.5792875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92320.74134" calcext:value-type="float">
            <text:p>1442792320.74134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8.00347185134888" calcext:value-type="float">
            <text:p>8.0034718513</text:p>
          </table:table-cell>
          <table:table-cell table:formula="of:=[.C11]/([.D11]-[.D10])" office:value-type="float" office:value="796485.610247122" calcext:value-type="float">
            <text:p>796485.610247122</text:p>
          </table:table-cell>
          <table:table-cell/>
          <table:table-cell office:value-type="float" office:value="1442792321.32075" calcext:value-type="float">
            <text:p>1442792321.32075</text:p>
          </table:table-cell>
          <table:table-cell table:formula="of:=[.G11]-[.$B11]" office:value-type="float" office:value="0.579409599304199" calcext:value-type="float">
            <text:p>0.5794095993</text:p>
          </table:table-cell>
          <table:table-cell/>
          <table:table-cell office:value-type="float" office:value="1442792321.3208" calcext:value-type="float">
            <text:p>1442792321.3208</text:p>
          </table:table-cell>
          <table:table-cell table:formula="of:=[.J11]-[.$B11]" office:value-type="float" office:value="0.5794517993927" calcext:value-type="float">
            <text:p>0.57945179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92320.8236" calcext:value-type="float">
            <text:p>1442792320.8236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8.08572554588318" calcext:value-type="float">
            <text:p>8.0857255459</text:p>
          </table:table-cell>
          <table:table-cell table:formula="of:=[.C12]/([.D12]-[.D11])" office:value-type="float" office:value="797921.605486425" calcext:value-type="float">
            <text:p>797921.605486425</text:p>
          </table:table-cell>
          <table:table-cell/>
          <table:table-cell office:value-type="float" office:value="1442792321.43898" calcext:value-type="float">
            <text:p>1442792321.43898</text:p>
          </table:table-cell>
          <table:table-cell table:formula="of:=[.G12]-[.$B12]" office:value-type="float" office:value="0.615378856658936" calcext:value-type="float">
            <text:p>0.6153788567</text:p>
          </table:table-cell>
          <table:table-cell/>
          <table:table-cell office:value-type="float" office:value="1442792321.43903" calcext:value-type="float">
            <text:p>1442792321.43903</text:p>
          </table:table-cell>
          <table:table-cell table:formula="of:=[.J12]-[.$B12]" office:value-type="float" office:value="0.615435123443604" calcext:value-type="float">
            <text:p>0.61543512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92320.90589" calcext:value-type="float">
            <text:p>1442792320.90589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8.16801857948303" calcext:value-type="float">
            <text:p>8.1680185795</text:p>
          </table:table-cell>
          <table:table-cell table:formula="of:=[.C13]/([.D13]-[.D12])" office:value-type="float" office:value="797540.169914417" calcext:value-type="float">
            <text:p>797540.169914417</text:p>
          </table:table-cell>
          <table:table-cell/>
          <table:table-cell office:value-type="float" office:value="1442792321.55853" calcext:value-type="float">
            <text:p>1442792321.55853</text:p>
          </table:table-cell>
          <table:table-cell table:formula="of:=[.G13]-[.$B13]" office:value-type="float" office:value="0.652639627456665" calcext:value-type="float">
            <text:p>0.6526396275</text:p>
          </table:table-cell>
          <table:table-cell/>
          <table:table-cell office:value-type="float" office:value="1442792321.55866" calcext:value-type="float">
            <text:p>1442792321.55866</text:p>
          </table:table-cell>
          <table:table-cell table:formula="of:=[.J13]-[.$B13]" office:value-type="float" office:value="0.652766227722168" calcext:value-type="float">
            <text:p>0.65276622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92320.98821" calcext:value-type="float">
            <text:p>1442792320.98821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8.25033521652222" calcext:value-type="float">
            <text:p>8.2503352165</text:p>
          </table:table-cell>
          <table:table-cell table:formula="of:=[.C14]/([.D14]-[.D13])" office:value-type="float" office:value="797311.483567504" calcext:value-type="float">
            <text:p>797311.483567504</text:p>
          </table:table-cell>
          <table:table-cell/>
          <table:table-cell office:value-type="float" office:value="1442792321.60358" calcext:value-type="float">
            <text:p>1442792321.60358</text:p>
          </table:table-cell>
          <table:table-cell table:formula="of:=[.G14]-[.$B14]" office:value-type="float" office:value="0.615368127822876" calcext:value-type="float">
            <text:p>0.6153681278</text:p>
          </table:table-cell>
          <table:table-cell/>
          <table:table-cell office:value-type="float" office:value="1442792321.60362" calcext:value-type="float">
            <text:p>1442792321.60362</text:p>
          </table:table-cell>
          <table:table-cell table:formula="of:=[.J14]-[.$B14]" office:value-type="float" office:value="0.615412950515747" calcext:value-type="float">
            <text:p>0.61541295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92321.06672" calcext:value-type="float">
            <text:p>1442792321.06672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8.32884693145752" calcext:value-type="float">
            <text:p>8.3288469315</text:p>
          </table:table-cell>
          <table:table-cell table:formula="of:=[.C15]/([.D15]-[.D14])" office:value-type="float" office:value="835951.680001944" calcext:value-type="float">
            <text:p>835951.680001944</text:p>
          </table:table-cell>
          <table:table-cell/>
          <table:table-cell office:value-type="float" office:value="1442792321.71565" calcext:value-type="float">
            <text:p>1442792321.71565</text:p>
          </table:table-cell>
          <table:table-cell table:formula="of:=[.G15]-[.$B15]" office:value-type="float" office:value="0.648930549621582" calcext:value-type="float">
            <text:p>0.6489305496</text:p>
          </table:table-cell>
          <table:table-cell/>
          <table:table-cell office:value-type="float" office:value="1442792321.71576" calcext:value-type="float">
            <text:p>1442792321.71576</text:p>
          </table:table-cell>
          <table:table-cell table:formula="of:=[.J15]-[.$B15]" office:value-type="float" office:value="0.649044036865234" calcext:value-type="float">
            <text:p>0.649044036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92321.14413" calcext:value-type="float">
            <text:p>1442792321.14413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8.4062614440918" calcext:value-type="float">
            <text:p>8.4062614441</text:p>
          </table:table-cell>
          <table:table-cell table:formula="of:=[.C16]/([.D16]-[.D15])" office:value-type="float" office:value="847799.692417616" calcext:value-type="float">
            <text:p>847799.692417616</text:p>
          </table:table-cell>
          <table:table-cell/>
          <table:table-cell office:value-type="float" office:value="1442792321.79394" calcext:value-type="float">
            <text:p>1442792321.79394</text:p>
          </table:table-cell>
          <table:table-cell table:formula="of:=[.G16]-[.$B16]" office:value-type="float" office:value="0.649802446365356" calcext:value-type="float">
            <text:p>0.6498024464</text:p>
          </table:table-cell>
          <table:table-cell/>
          <table:table-cell office:value-type="float" office:value="1442792321.79397" calcext:value-type="float">
            <text:p>1442792321.79397</text:p>
          </table:table-cell>
          <table:table-cell table:formula="of:=[.J16]-[.$B16]" office:value-type="float" office:value="0.649840593338013" calcext:value-type="float">
            <text:p>0.64984059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92321.22254" calcext:value-type="float">
            <text:p>1442792321.22254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8.48466777801514" calcext:value-type="float">
            <text:p>8.484667778</text:p>
          </table:table-cell>
          <table:table-cell table:formula="of:=[.C17]/([.D17]-[.D16])" office:value-type="float" office:value="837075.2299702" calcext:value-type="float">
            <text:p>837075.2299702</text:p>
          </table:table-cell>
          <table:table-cell/>
          <table:table-cell office:value-type="float" office:value="1442792321.87238" calcext:value-type="float">
            <text:p>1442792321.87238</text:p>
          </table:table-cell>
          <table:table-cell table:formula="of:=[.G17]-[.$B17]" office:value-type="float" office:value="0.649837017059326" calcext:value-type="float">
            <text:p>0.6498370171</text:p>
          </table:table-cell>
          <table:table-cell/>
          <table:table-cell office:value-type="float" office:value="1442792321.87245" calcext:value-type="float">
            <text:p>1442792321.87245</text:p>
          </table:table-cell>
          <table:table-cell table:formula="of:=[.J17]-[.$B17]" office:value-type="float" office:value="0.649909496307373" calcext:value-type="float">
            <text:p>0.64990949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92321.30098" calcext:value-type="float">
            <text:p>1442792321.30098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8.56310868263245" calcext:value-type="float">
            <text:p>8.5631086826</text:p>
          </table:table-cell>
          <table:table-cell table:formula="of:=[.C18]/([.D18]-[.D17])" office:value-type="float" office:value="836706.311843285" calcext:value-type="float">
            <text:p>836706.311843285</text:p>
          </table:table-cell>
          <table:table-cell/>
          <table:table-cell office:value-type="float" office:value="1442792321.95099" calcext:value-type="float">
            <text:p>1442792321.95099</text:p>
          </table:table-cell>
          <table:table-cell table:formula="of:=[.G18]-[.$B18]" office:value-type="float" office:value="0.650010585784912" calcext:value-type="float">
            <text:p>0.6500105858</text:p>
          </table:table-cell>
          <table:table-cell/>
          <table:table-cell office:value-type="float" office:value="1442792321.95103" calcext:value-type="float">
            <text:p>1442792321.95103</text:p>
          </table:table-cell>
          <table:table-cell table:formula="of:=[.J18]-[.$B18]" office:value-type="float" office:value="0.650044679641724" calcext:value-type="float">
            <text:p>0.65004467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92321.37942" calcext:value-type="float">
            <text:p>1442792321.37942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8.64154720306397" calcext:value-type="float">
            <text:p>8.6415472031</text:p>
          </table:table-cell>
          <table:table-cell table:formula="of:=[.C19]/([.D19]-[.D18])" office:value-type="float" office:value="836731.744032584" calcext:value-type="float">
            <text:p>836731.744032584</text:p>
          </table:table-cell>
          <table:table-cell/>
          <table:table-cell office:value-type="float" office:value="1442792322.02821" calcext:value-type="float">
            <text:p>1442792322.02821</text:p>
          </table:table-cell>
          <table:table-cell table:formula="of:=[.G19]-[.$B19]" office:value-type="float" office:value="0.648792028427124" calcext:value-type="float">
            <text:p>0.6487920284</text:p>
          </table:table-cell>
          <table:table-cell/>
          <table:table-cell office:value-type="float" office:value="1442792322.02825" calcext:value-type="float">
            <text:p>1442792322.02825</text:p>
          </table:table-cell>
          <table:table-cell table:formula="of:=[.J19]-[.$B19]" office:value-type="float" office:value="0.648834228515625" calcext:value-type="float">
            <text:p>0.64883422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92321.45793" calcext:value-type="float">
            <text:p>1442792321.45793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8.72005844116211" calcext:value-type="float">
            <text:p>8.7200584412</text:p>
          </table:table-cell>
          <table:table-cell table:formula="of:=[.C20]/([.D20]-[.D19])" office:value-type="float" office:value="835956.75714546" calcext:value-type="float">
            <text:p>835956.75714546</text:p>
          </table:table-cell>
          <table:table-cell/>
          <table:table-cell office:value-type="float" office:value="1442792322.10674" calcext:value-type="float">
            <text:p>1442792322.10674</text:p>
          </table:table-cell>
          <table:table-cell table:formula="of:=[.G20]-[.$B20]" office:value-type="float" office:value="0.64880895614624" calcext:value-type="float">
            <text:p>0.6488089561</text:p>
          </table:table-cell>
          <table:table-cell/>
          <table:table-cell office:value-type="float" office:value="1442792322.10679" calcext:value-type="float">
            <text:p>1442792322.10679</text:p>
          </table:table-cell>
          <table:table-cell table:formula="of:=[.J20]-[.$B20]" office:value-type="float" office:value="0.648863554000855" calcext:value-type="float">
            <text:p>0.6488635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92321.53641" calcext:value-type="float">
            <text:p>1442792321.53641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8.79853987693787" calcext:value-type="float">
            <text:p>8.7985398769</text:p>
          </table:table-cell>
          <table:table-cell table:formula="of:=[.C21]/([.D21]-[.D20])" office:value-type="float" office:value="836274.201041999" calcext:value-type="float">
            <text:p>836274.201041999</text:p>
          </table:table-cell>
          <table:table-cell/>
          <table:table-cell office:value-type="float" office:value="1442792322.1852" calcext:value-type="float">
            <text:p>1442792322.1852</text:p>
          </table:table-cell>
          <table:table-cell table:formula="of:=[.G21]-[.$B21]" office:value-type="float" office:value="0.648787498474121" calcext:value-type="float">
            <text:p>0.6487874985</text:p>
          </table:table-cell>
          <table:table-cell/>
          <table:table-cell office:value-type="float" office:value="1442792322.18524" calcext:value-type="float">
            <text:p>1442792322.18524</text:p>
          </table:table-cell>
          <table:table-cell table:formula="of:=[.J21]-[.$B21]" office:value-type="float" office:value="0.648829460144043" calcext:value-type="float">
            <text:p>0.64882946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92321.61376" calcext:value-type="float">
            <text:p>1442792321.61376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8.87588763237" calcext:value-type="float">
            <text:p>8.8758876324</text:p>
          </table:table-cell>
          <table:table-cell table:formula="of:=[.C22]/([.D22]-[.D21])" office:value-type="float" office:value="848531.410295296" calcext:value-type="float">
            <text:p>848531.410295296</text:p>
          </table:table-cell>
          <table:table-cell/>
          <table:table-cell office:value-type="float" office:value="1442792322.26357" calcext:value-type="float">
            <text:p>1442792322.26357</text:p>
          </table:table-cell>
          <table:table-cell table:formula="of:=[.G22]-[.$B22]" office:value-type="float" office:value="0.64980959892273" calcext:value-type="float">
            <text:p>0.6498095989</text:p>
          </table:table-cell>
          <table:table-cell/>
          <table:table-cell office:value-type="float" office:value="1442792322.26361" calcext:value-type="float">
            <text:p>1442792322.26361</text:p>
          </table:table-cell>
          <table:table-cell table:formula="of:=[.J22]-[.$B22]" office:value-type="float" office:value="0.649854421615601" calcext:value-type="float">
            <text:p>0.64985442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92321.69218" calcext:value-type="float">
            <text:p>1442792321.69218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8.95431065559387" calcext:value-type="float">
            <text:p>8.9543106556</text:p>
          </table:table-cell>
          <table:table-cell table:formula="of:=[.C23]/([.D23]-[.D22])" office:value-type="float" office:value="836897.090955523" calcext:value-type="float">
            <text:p>836897.090955523</text:p>
          </table:table-cell>
          <table:table-cell/>
          <table:table-cell office:value-type="float" office:value="1442792322.34213" calcext:value-type="float">
            <text:p>1442792322.34213</text:p>
          </table:table-cell>
          <table:table-cell table:formula="of:=[.G23]-[.$B23]" office:value-type="float" office:value="0.649951457977295" calcext:value-type="float">
            <text:p>0.649951458</text:p>
          </table:table-cell>
          <table:table-cell/>
          <table:table-cell office:value-type="float" office:value="1442792322.34217" calcext:value-type="float">
            <text:p>1442792322.34217</text:p>
          </table:table-cell>
          <table:table-cell table:formula="of:=[.J23]-[.$B23]" office:value-type="float" office:value="0.649990558624268" calcext:value-type="float">
            <text:p>0.649990558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92321.77062" calcext:value-type="float">
            <text:p>1442792321.77062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9.03274989128113" calcext:value-type="float">
            <text:p>9.0327498913</text:p>
          </table:table-cell>
          <table:table-cell table:formula="of:=[.C24]/([.D24]-[.D23])" office:value-type="float" office:value="836724.11421346" calcext:value-type="float">
            <text:p>836724.11421346</text:p>
          </table:table-cell>
          <table:table-cell/>
          <table:table-cell office:value-type="float" office:value="1442792322.4199" calcext:value-type="float">
            <text:p>1442792322.4199</text:p>
          </table:table-cell>
          <table:table-cell table:formula="of:=[.G24]-[.$B24]" office:value-type="float" office:value="0.649281024932861" calcext:value-type="float">
            <text:p>0.6492810249</text:p>
          </table:table-cell>
          <table:table-cell/>
          <table:table-cell office:value-type="float" office:value="1442792322.41994" calcext:value-type="float">
            <text:p>1442792322.41994</text:p>
          </table:table-cell>
          <table:table-cell table:formula="of:=[.J24]-[.$B24]" office:value-type="float" office:value="0.64932107925415" calcext:value-type="float">
            <text:p>0.649321079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92321.84903" calcext:value-type="float">
            <text:p>1442792321.84903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9.11116123199463" calcext:value-type="float">
            <text:p>9.111161232</text:p>
          </table:table-cell>
          <table:table-cell table:formula="of:=[.C25]/([.D25]-[.D24])" office:value-type="float" office:value="837021.780303514" calcext:value-type="float">
            <text:p>837021.780303514</text:p>
          </table:table-cell>
          <table:table-cell/>
          <table:table-cell office:value-type="float" office:value="1442792322.52967" calcext:value-type="float">
            <text:p>1442792322.52967</text:p>
          </table:table-cell>
          <table:table-cell table:formula="of:=[.G25]-[.$B25]" office:value-type="float" office:value="0.680635690689087" calcext:value-type="float">
            <text:p>0.6806356907</text:p>
          </table:table-cell>
          <table:table-cell/>
          <table:table-cell office:value-type="float" office:value="1442792322.52973" calcext:value-type="float">
            <text:p>1442792322.52973</text:p>
          </table:table-cell>
          <table:table-cell table:formula="of:=[.J25]-[.$B25]" office:value-type="float" office:value="0.680698156356812" calcext:value-type="float">
            <text:p>0.68069815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92321.92756" calcext:value-type="float">
            <text:p>1442792321.92756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9.18969035148621" calcext:value-type="float">
            <text:p>9.1896903515</text:p>
          </table:table-cell>
          <table:table-cell table:formula="of:=[.C26]/([.D26]-[.D25])" office:value-type="float" office:value="835766.406460721" calcext:value-type="float">
            <text:p>835766.406460721</text:p>
          </table:table-cell>
          <table:table-cell/>
          <table:table-cell office:value-type="float" office:value="1442792322.61265" calcext:value-type="float">
            <text:p>1442792322.61265</text:p>
          </table:table-cell>
          <table:table-cell table:formula="of:=[.G26]-[.$B26]" office:value-type="float" office:value="0.685084342956543" calcext:value-type="float">
            <text:p>0.685084343</text:p>
          </table:table-cell>
          <table:table-cell/>
          <table:table-cell office:value-type="float" office:value="1442792322.61269" calcext:value-type="float">
            <text:p>1442792322.61269</text:p>
          </table:table-cell>
          <table:table-cell table:formula="of:=[.J26]-[.$B26]" office:value-type="float" office:value="0.685132503509522" calcext:value-type="float">
            <text:p>0.68513250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92322.00503" calcext:value-type="float">
            <text:p>1442792322.00503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9.2671537399292" calcext:value-type="float">
            <text:p>9.2671537399</text:p>
          </table:table-cell>
          <table:table-cell table:formula="of:=[.C27]/([.D27]-[.D26])" office:value-type="float" office:value="847264.770095874" calcext:value-type="float">
            <text:p>847264.770095874</text:p>
          </table:table-cell>
          <table:table-cell/>
          <table:table-cell office:value-type="float" office:value="1442792322.67669" calcext:value-type="float">
            <text:p>1442792322.67669</text:p>
          </table:table-cell>
          <table:table-cell table:formula="of:=[.G27]-[.$B27]" office:value-type="float" office:value="0.671660661697388" calcext:value-type="float">
            <text:p>0.6716606617</text:p>
          </table:table-cell>
          <table:table-cell/>
          <table:table-cell office:value-type="float" office:value="1442792322.67678" calcext:value-type="float">
            <text:p>1442792322.67678</text:p>
          </table:table-cell>
          <table:table-cell table:formula="of:=[.J27]-[.$B27]" office:value-type="float" office:value="0.671757936477661" calcext:value-type="float">
            <text:p>0.671757936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92322.06934" calcext:value-type="float">
            <text:p>1442792322.06934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9.33146786689758" calcext:value-type="float">
            <text:p>9.3314678669</text:p>
          </table:table-cell>
          <table:table-cell table:formula="of:=[.C28]/([.D28]-[.D27])" office:value-type="float" office:value="1020491.19056322" calcext:value-type="float">
            <text:p>1020491.19056322</text:p>
          </table:table-cell>
          <table:table-cell/>
          <table:table-cell office:value-type="float" office:value="1442792322.74113" calcext:value-type="float">
            <text:p>1442792322.74113</text:p>
          </table:table-cell>
          <table:table-cell table:formula="of:=[.G28]-[.$B28]" office:value-type="float" office:value="0.671788454055786" calcext:value-type="float">
            <text:p>0.6717884541</text:p>
          </table:table-cell>
          <table:table-cell/>
          <table:table-cell office:value-type="float" office:value="1442792322.74118" calcext:value-type="float">
            <text:p>1442792322.74118</text:p>
          </table:table-cell>
          <table:table-cell table:formula="of:=[.J28]-[.$B28]" office:value-type="float" office:value="0.671837091445923" calcext:value-type="float">
            <text:p>0.67183709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92322.13365" calcext:value-type="float">
            <text:p>1442792322.13365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9.39578175544739" calcext:value-type="float">
            <text:p>9.3957817554</text:p>
          </table:table-cell>
          <table:table-cell table:formula="of:=[.C29]/([.D29]-[.D28])" office:value-type="float" office:value="1020494.97363504" calcext:value-type="float">
            <text:p>1020494.97363504</text:p>
          </table:table-cell>
          <table:table-cell/>
          <table:table-cell office:value-type="float" office:value="1442792322.80547" calcext:value-type="float">
            <text:p>1442792322.80547</text:p>
          </table:table-cell>
          <table:table-cell table:formula="of:=[.G29]-[.$B29]" office:value-type="float" office:value="0.671820640563965" calcext:value-type="float">
            <text:p>0.6718206406</text:p>
          </table:table-cell>
          <table:table-cell/>
          <table:table-cell office:value-type="float" office:value="1442792322.80551" calcext:value-type="float">
            <text:p>1442792322.80551</text:p>
          </table:table-cell>
          <table:table-cell table:formula="of:=[.J29]-[.$B29]" office:value-type="float" office:value="0.671856641769409" calcext:value-type="float">
            <text:p>0.67185664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92322.19796" calcext:value-type="float">
            <text:p>1442792322.19796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9.46008849143982" calcext:value-type="float">
            <text:p>9.4600884914</text:p>
          </table:table-cell>
          <table:table-cell table:formula="of:=[.C30]/([.D30]-[.D29])" office:value-type="float" office:value="1020608.47883376" calcext:value-type="float">
            <text:p>1020608.47883376</text:p>
          </table:table-cell>
          <table:table-cell/>
          <table:table-cell office:value-type="float" office:value="1442792322.87009" calcext:value-type="float">
            <text:p>1442792322.87009</text:p>
          </table:table-cell>
          <table:table-cell table:formula="of:=[.G30]-[.$B30]" office:value-type="float" office:value="0.672129392623901" calcext:value-type="float">
            <text:p>0.6721293926</text:p>
          </table:table-cell>
          <table:table-cell/>
          <table:table-cell office:value-type="float" office:value="1442792322.87013" calcext:value-type="float">
            <text:p>1442792322.87013</text:p>
          </table:table-cell>
          <table:table-cell table:formula="of:=[.J30]-[.$B30]" office:value-type="float" office:value="0.672166585922241" calcext:value-type="float">
            <text:p>0.67216658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92322.26225" calcext:value-type="float">
            <text:p>1442792322.26225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9.52437400817871" calcext:value-type="float">
            <text:p>9.5243740082</text:p>
          </table:table-cell>
          <table:table-cell table:formula="of:=[.C31]/([.D31]-[.D30])" office:value-type="float" office:value="1020945.35953685" calcext:value-type="float">
            <text:p>1020945.35953685</text:p>
          </table:table-cell>
          <table:table-cell/>
          <table:table-cell office:value-type="float" office:value="1442792322.9981" calcext:value-type="float">
            <text:p>1442792322.9981</text:p>
          </table:table-cell>
          <table:table-cell table:formula="of:=[.G31]-[.$B31]" office:value-type="float" office:value="0.735858201980591" calcext:value-type="float">
            <text:p>0.735858202</text:p>
          </table:table-cell>
          <table:table-cell/>
          <table:table-cell office:value-type="float" office:value="1442792322.99823" calcext:value-type="float">
            <text:p>1442792322.99823</text:p>
          </table:table-cell>
          <table:table-cell table:formula="of:=[.J31]-[.$B31]" office:value-type="float" office:value="0.73598313331604" calcext:value-type="float">
            <text:p>0.73598313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92322.32654" calcext:value-type="float">
            <text:p>1442792322.32654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9.58866930007935" calcext:value-type="float">
            <text:p>9.5886693001</text:p>
          </table:table-cell>
          <table:table-cell table:formula="of:=[.C32]/([.D32]-[.D31])" office:value-type="float" office:value="1020790.13967976" calcext:value-type="float">
            <text:p>1020790.13967976</text:p>
          </table:table-cell>
          <table:table-cell/>
          <table:table-cell office:value-type="float" office:value="1442792323.06292" calcext:value-type="float">
            <text:p>1442792323.06292</text:p>
          </table:table-cell>
          <table:table-cell table:formula="of:=[.G32]-[.$B32]" office:value-type="float" office:value="0.73637580871582" calcext:value-type="float">
            <text:p>0.7363758087</text:p>
          </table:table-cell>
          <table:table-cell/>
          <table:table-cell office:value-type="float" office:value="1442792323.06296" calcext:value-type="float">
            <text:p>1442792323.06296</text:p>
          </table:table-cell>
          <table:table-cell table:formula="of:=[.J32]-[.$B32]" office:value-type="float" office:value="0.736420154571533" calcext:value-type="float">
            <text:p>0.736420154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92322.39085" calcext:value-type="float">
            <text:p>1442792322.39085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9.65297722816467" calcext:value-type="float">
            <text:p>9.6529772282</text:p>
          </table:table-cell>
          <table:table-cell table:formula="of:=[.C33]/([.D33]-[.D32])" office:value-type="float" office:value="1020589.55954725" calcext:value-type="float">
            <text:p>1020589.55954725</text:p>
          </table:table-cell>
          <table:table-cell/>
          <table:table-cell office:value-type="float" office:value="1442792323.12696" calcext:value-type="float">
            <text:p>1442792323.12696</text:p>
          </table:table-cell>
          <table:table-cell table:formula="of:=[.G33]-[.$B33]" office:value-type="float" office:value="0.736111879348755" calcext:value-type="float">
            <text:p>0.7361118793</text:p>
          </table:table-cell>
          <table:table-cell/>
          <table:table-cell office:value-type="float" office:value="1442792323.12709" calcext:value-type="float">
            <text:p>1442792323.12709</text:p>
          </table:table-cell>
          <table:table-cell table:formula="of:=[.J33]-[.$B33]" office:value-type="float" office:value="0.736241340637207" calcext:value-type="float">
            <text:p>0.736241340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92322.45514" calcext:value-type="float">
            <text:p>1442792322.45514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9.71727061271668" calcext:value-type="float">
            <text:p>9.7172706127</text:p>
          </table:table-cell>
          <table:table-cell table:formula="of:=[.C34]/([.D34]-[.D33])" office:value-type="float" office:value="1020820.42277484" calcext:value-type="float">
            <text:p>1020820.42277484</text:p>
          </table:table-cell>
          <table:table-cell/>
          <table:table-cell office:value-type="float" office:value="1442792323.19155" calcext:value-type="float">
            <text:p>1442792323.19155</text:p>
          </table:table-cell>
          <table:table-cell table:formula="of:=[.G34]-[.$B34]" office:value-type="float" office:value="0.736406803131104" calcext:value-type="float">
            <text:p>0.7364068031</text:p>
          </table:table-cell>
          <table:table-cell/>
          <table:table-cell office:value-type="float" office:value="1442792323.19162" calcext:value-type="float">
            <text:p>1442792323.19162</text:p>
          </table:table-cell>
          <table:table-cell table:formula="of:=[.J34]-[.$B34]" office:value-type="float" office:value="0.736480712890625" calcext:value-type="float">
            <text:p>0.736480712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92322.51949" calcext:value-type="float">
            <text:p>1442792322.51949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9.78161549568176" calcext:value-type="float">
            <text:p>9.7816154957</text:p>
          </table:table-cell>
          <table:table-cell table:formula="of:=[.C35]/([.D35]-[.D34])" office:value-type="float" office:value="1020003.4093715" calcext:value-type="float">
            <text:p>1020003.4093715</text:p>
          </table:table-cell>
          <table:table-cell/>
          <table:table-cell office:value-type="float" office:value="1442792323.25601" calcext:value-type="float">
            <text:p>1442792323.25601</text:p>
          </table:table-cell>
          <table:table-cell table:formula="of:=[.G35]-[.$B35]" office:value-type="float" office:value="0.73651909828186" calcext:value-type="float">
            <text:p>0.7365190983</text:p>
          </table:table-cell>
          <table:table-cell/>
          <table:table-cell office:value-type="float" office:value="1442792323.25605" calcext:value-type="float">
            <text:p>1442792323.25605</text:p>
          </table:table-cell>
          <table:table-cell table:formula="of:=[.J35]-[.$B35]" office:value-type="float" office:value="0.736560106277466" calcext:value-type="float">
            <text:p>0.736560106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92322.58381" calcext:value-type="float">
            <text:p>1442792322.58381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9.84593439102173" calcext:value-type="float">
            <text:p>9.845934391</text:p>
          </table:table-cell>
          <table:table-cell table:formula="of:=[.C36]/([.D36]-[.D35])" office:value-type="float" office:value="1020415.53501648" calcext:value-type="float">
            <text:p>1020415.53501648</text:p>
          </table:table-cell>
          <table:table-cell/>
          <table:table-cell office:value-type="float" office:value="1442792323.38405" calcext:value-type="float">
            <text:p>1442792323.38405</text:p>
          </table:table-cell>
          <table:table-cell table:formula="of:=[.G36]-[.$B36]" office:value-type="float" office:value="0.800240039825439" calcext:value-type="float">
            <text:p>0.8002400398</text:p>
          </table:table-cell>
          <table:table-cell/>
          <table:table-cell office:value-type="float" office:value="1442792323.38409" calcext:value-type="float">
            <text:p>1442792323.38409</text:p>
          </table:table-cell>
          <table:table-cell table:formula="of:=[.J36]-[.$B36]" office:value-type="float" office:value="0.800278902053833" calcext:value-type="float">
            <text:p>0.800278902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92322.64816" calcext:value-type="float">
            <text:p>1442792322.64816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9.91028761863709" calcext:value-type="float">
            <text:p>9.9102876186</text:p>
          </table:table-cell>
          <table:table-cell table:formula="of:=[.C37]/([.D37]-[.D36])" office:value-type="float" office:value="1019871.1460486" calcext:value-type="float">
            <text:p>1019871.1460486</text:p>
          </table:table-cell>
          <table:table-cell/>
          <table:table-cell office:value-type="float" office:value="1442792323.44966" calcext:value-type="float">
            <text:p>1442792323.44966</text:p>
          </table:table-cell>
          <table:table-cell table:formula="of:=[.G37]-[.$B37]" office:value-type="float" office:value="0.801496267318726" calcext:value-type="float">
            <text:p>0.8014962673</text:p>
          </table:table-cell>
          <table:table-cell/>
          <table:table-cell office:value-type="float" office:value="1442792323.4498" calcext:value-type="float">
            <text:p>1442792323.4498</text:p>
          </table:table-cell>
          <table:table-cell table:formula="of:=[.J37]-[.$B37]" office:value-type="float" office:value="0.801641464233398" calcext:value-type="float">
            <text:p>0.801641464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92322.71249" calcext:value-type="float">
            <text:p>1442792322.71249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9.97461438179016" calcext:value-type="float">
            <text:p>9.9746143818</text:p>
          </table:table-cell>
          <table:table-cell table:formula="of:=[.C38]/([.D38]-[.D37])" office:value-type="float" office:value="1020290.72788596" calcext:value-type="float">
            <text:p>1020290.72788596</text:p>
          </table:table-cell>
          <table:table-cell/>
          <table:table-cell office:value-type="float" office:value="1442792323.51607" calcext:value-type="float">
            <text:p>1442792323.51607</text:p>
          </table:table-cell>
          <table:table-cell table:formula="of:=[.G38]-[.$B38]" office:value-type="float" office:value="0.803582906723022" calcext:value-type="float">
            <text:p>0.8035829067</text:p>
          </table:table-cell>
          <table:table-cell/>
          <table:table-cell office:value-type="float" office:value="1442792323.51611" calcext:value-type="float">
            <text:p>1442792323.51611</text:p>
          </table:table-cell>
          <table:table-cell table:formula="of:=[.J38]-[.$B38]" office:value-type="float" office:value="0.803621053695679" calcext:value-type="float">
            <text:p>0.80362105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92322.77684" calcext:value-type="float">
            <text:p>1442792322.77684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0.038964509964" calcext:value-type="float">
            <text:p>10.03896451</text:p>
          </table:table-cell>
          <table:table-cell table:formula="of:=[.C39]/([.D39]-[.D38])" office:value-type="float" office:value="1019920.26842136" calcext:value-type="float">
            <text:p>1019920.26842136</text:p>
          </table:table-cell>
          <table:table-cell/>
          <table:table-cell office:value-type="float" office:value="1442792323.5828" calcext:value-type="float">
            <text:p>1442792323.5828</text:p>
          </table:table-cell>
          <table:table-cell table:formula="of:=[.G39]-[.$B39]" office:value-type="float" office:value="0.805963039398193" calcext:value-type="float">
            <text:p>0.8059630394</text:p>
          </table:table-cell>
          <table:table-cell/>
          <table:table-cell office:value-type="float" office:value="1442792323.58283" calcext:value-type="float">
            <text:p>1442792323.58283</text:p>
          </table:table-cell>
          <table:table-cell table:formula="of:=[.J39]-[.$B39]" office:value-type="float" office:value="0.8059983253479" calcext:value-type="float">
            <text:p>0.805998325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92322.84113" calcext:value-type="float">
            <text:p>1442792322.84113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0.1032536029816" calcext:value-type="float">
            <text:p>10.103253603</text:p>
          </table:table-cell>
          <table:table-cell table:formula="of:=[.C40]/([.D40]-[.D39])" office:value-type="float" office:value="1020888.56630867" calcext:value-type="float">
            <text:p>1020888.56630867</text:p>
          </table:table-cell>
          <table:table-cell/>
          <table:table-cell office:value-type="float" office:value="1442792323.64929" calcext:value-type="float">
            <text:p>1442792323.64929</text:p>
          </table:table-cell>
          <table:table-cell table:formula="of:=[.G40]-[.$B40]" office:value-type="float" office:value="0.808166265487671" calcext:value-type="float">
            <text:p>0.8081662655</text:p>
          </table:table-cell>
          <table:table-cell/>
          <table:table-cell office:value-type="float" office:value="1442792323.64935" calcext:value-type="float">
            <text:p>1442792323.64935</text:p>
          </table:table-cell>
          <table:table-cell table:formula="of:=[.J40]-[.$B40]" office:value-type="float" office:value="0.808224201202393" calcext:value-type="float">
            <text:p>0.808224201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92322.90543" calcext:value-type="float">
            <text:p>1442792322.90543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0.1675591468811" calcext:value-type="float">
            <text:p>10.1675591469</text:p>
          </table:table-cell>
          <table:table-cell table:formula="of:=[.C41]/([.D41]-[.D40])" office:value-type="float" office:value="1020627.39882173" calcext:value-type="float">
            <text:p>1020627.39882173</text:p>
          </table:table-cell>
          <table:table-cell/>
          <table:table-cell office:value-type="float" office:value="1442792323.71567" calcext:value-type="float">
            <text:p>1442792323.71567</text:p>
          </table:table-cell>
          <table:table-cell table:formula="of:=[.G41]-[.$B41]" office:value-type="float" office:value="0.810240268707275" calcext:value-type="float">
            <text:p>0.8102402687</text:p>
          </table:table-cell>
          <table:table-cell/>
          <table:table-cell office:value-type="float" office:value="1442792323.71571" calcext:value-type="float">
            <text:p>1442792323.71571</text:p>
          </table:table-cell>
          <table:table-cell table:formula="of:=[.J41]-[.$B41]" office:value-type="float" office:value="0.810274362564087" calcext:value-type="float">
            <text:p>0.810274362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92322.96975" calcext:value-type="float">
            <text:p>1442792322.96975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0.2318775653839" calcext:value-type="float">
            <text:p>10.2318775654</text:p>
          </table:table-cell>
          <table:table-cell table:formula="of:=[.C42]/([.D42]-[.D41])" office:value-type="float" office:value="1020423.10006635" calcext:value-type="float">
            <text:p>1020423.10006635</text:p>
          </table:table-cell>
          <table:table-cell/>
          <table:table-cell office:value-type="float" office:value="1442792323.78238" calcext:value-type="float">
            <text:p>1442792323.78238</text:p>
          </table:table-cell>
          <table:table-cell table:formula="of:=[.G42]-[.$B42]" office:value-type="float" office:value="0.812627792358398" calcext:value-type="float">
            <text:p>0.8126277924</text:p>
          </table:table-cell>
          <table:table-cell/>
          <table:table-cell office:value-type="float" office:value="1442792323.78242" calcext:value-type="float">
            <text:p>1442792323.78242</text:p>
          </table:table-cell>
          <table:table-cell table:formula="of:=[.J42]-[.$B42]" office:value-type="float" office:value="0.812670230865479" calcext:value-type="float">
            <text:p>0.812670230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92323.03528" calcext:value-type="float">
            <text:p>1442792323.03528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0.2974052429199" calcext:value-type="float">
            <text:p>10.2974052429</text:p>
          </table:table-cell>
          <table:table-cell table:formula="of:=[.C43]/([.D43]-[.D42])" office:value-type="float" office:value="1001592.03664638" calcext:value-type="float">
            <text:p>1001592.03664638</text:p>
          </table:table-cell>
          <table:table-cell/>
          <table:table-cell office:value-type="float" office:value="1442792323.89294" calcext:value-type="float">
            <text:p>1442792323.89294</text:p>
          </table:table-cell>
          <table:table-cell table:formula="of:=[.G43]-[.$B43]" office:value-type="float" office:value="0.85765814781189" calcext:value-type="float">
            <text:p>0.8576581478</text:p>
          </table:table-cell>
          <table:table-cell/>
          <table:table-cell office:value-type="float" office:value="1442792323.89297" calcext:value-type="float">
            <text:p>1442792323.89297</text:p>
          </table:table-cell>
          <table:table-cell table:formula="of:=[.J43]-[.$B43]" office:value-type="float" office:value="0.857697486877441" calcext:value-type="float">
            <text:p>0.857697486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92323.10172" calcext:value-type="float">
            <text:p>1442792323.10172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0.3638455867767" calcext:value-type="float">
            <text:p>10.3638455868</text:p>
          </table:table-cell>
          <table:table-cell table:formula="of:=[.C44]/([.D44]-[.D43])" office:value-type="float" office:value="987833.538933007" calcext:value-type="float">
            <text:p>987833.538933007</text:p>
          </table:table-cell>
          <table:table-cell/>
          <table:table-cell office:value-type="float" office:value="1442792323.96047" calcext:value-type="float">
            <text:p>1442792323.96047</text:p>
          </table:table-cell>
          <table:table-cell table:formula="of:=[.G44]-[.$B44]" office:value-type="float" office:value="0.85875391960144" calcext:value-type="float">
            <text:p>0.8587539196</text:p>
          </table:table-cell>
          <table:table-cell/>
          <table:table-cell office:value-type="float" office:value="1442792323.96058" calcext:value-type="float">
            <text:p>1442792323.96058</text:p>
          </table:table-cell>
          <table:table-cell table:formula="of:=[.J44]-[.$B44]" office:value-type="float" office:value="0.858863592147827" calcext:value-type="float">
            <text:p>0.858863592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92323.16814" calcext:value-type="float">
            <text:p>1442792323.16814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0.4302635192871" calcext:value-type="float">
            <text:p>10.4302635193</text:p>
          </table:table-cell>
          <table:table-cell table:formula="of:=[.C45]/([.D45]-[.D44])" office:value-type="float" office:value="988166.862763258" calcext:value-type="float">
            <text:p>988166.862763258</text:p>
          </table:table-cell>
          <table:table-cell/>
          <table:table-cell office:value-type="float" office:value="1442792324.0246" calcext:value-type="float">
            <text:p>1442792324.0246</text:p>
          </table:table-cell>
          <table:table-cell table:formula="of:=[.G45]-[.$B45]" office:value-type="float" office:value="0.856465339660645" calcext:value-type="float">
            <text:p>0.8564653397</text:p>
          </table:table-cell>
          <table:table-cell/>
          <table:table-cell office:value-type="float" office:value="1442792324.02464" calcext:value-type="float">
            <text:p>1442792324.02464</text:p>
          </table:table-cell>
          <table:table-cell table:formula="of:=[.J45]-[.$B45]" office:value-type="float" office:value="0.856502294540405" calcext:value-type="float">
            <text:p>0.856502294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92323.23458" calcext:value-type="float">
            <text:p>1442792323.23458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0.4967041015625" calcext:value-type="float">
            <text:p>10.4967041016</text:p>
          </table:table-cell>
          <table:table-cell table:formula="of:=[.C46]/([.D46]-[.D45])" office:value-type="float" office:value="987829.994143653" calcext:value-type="float">
            <text:p>987829.994143653</text:p>
          </table:table-cell>
          <table:table-cell/>
          <table:table-cell office:value-type="float" office:value="1442792324.05155" calcext:value-type="float">
            <text:p>1442792324.05155</text:p>
          </table:table-cell>
          <table:table-cell table:formula="of:=[.G46]-[.$B46]" office:value-type="float" office:value="0.816976308822632" calcext:value-type="float">
            <text:p>0.8169763088</text:p>
          </table:table-cell>
          <table:table-cell/>
          <table:table-cell office:value-type="float" office:value="1442792324.05161" calcext:value-type="float">
            <text:p>1442792324.05161</text:p>
          </table:table-cell>
          <table:table-cell table:formula="of:=[.J46]-[.$B46]" office:value-type="float" office:value="0.817038536071777" calcext:value-type="float">
            <text:p>0.817038536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92323.30118" calcext:value-type="float">
            <text:p>1442792323.30118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0.563312292099" calcext:value-type="float">
            <text:p>10.5633122921</text:p>
          </table:table-cell>
          <table:table-cell table:formula="of:=[.C47]/([.D47]-[.D46])" office:value-type="float" office:value="985344.286811633" calcext:value-type="float">
            <text:p>985344.286811633</text:p>
          </table:table-cell>
          <table:table-cell/>
          <table:table-cell office:value-type="float" office:value="1442792324.16079" calcext:value-type="float">
            <text:p>1442792324.16079</text:p>
          </table:table-cell>
          <table:table-cell table:formula="of:=[.G47]-[.$B47]" office:value-type="float" office:value="0.859606027603149" calcext:value-type="float">
            <text:p>0.8596060276</text:p>
          </table:table-cell>
          <table:table-cell/>
          <table:table-cell office:value-type="float" office:value="1442792324.16085" calcext:value-type="float">
            <text:p>1442792324.16085</text:p>
          </table:table-cell>
          <table:table-cell table:formula="of:=[.J47]-[.$B47]" office:value-type="float" office:value="0.859663724899292" calcext:value-type="float">
            <text:p>0.859663724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92323.36778" calcext:value-type="float">
            <text:p>1442792323.36778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0.6299114227295" calcext:value-type="float">
            <text:p>10.6299114227</text:p>
          </table:table-cell>
          <table:table-cell table:formula="of:=[.C48]/([.D48]-[.D47])" office:value-type="float" office:value="985478.329501641" calcext:value-type="float">
            <text:p>985478.329501641</text:p>
          </table:table-cell>
          <table:table-cell/>
          <table:table-cell office:value-type="float" office:value="1442792324.18204" calcext:value-type="float">
            <text:p>1442792324.18204</text:p>
          </table:table-cell>
          <table:table-cell table:formula="of:=[.G48]-[.$B48]" office:value-type="float" office:value="0.814256906509399" calcext:value-type="float">
            <text:p>0.8142569065</text:p>
          </table:table-cell>
          <table:table-cell/>
          <table:table-cell office:value-type="float" office:value="1442792324.18257" calcext:value-type="float">
            <text:p>1442792324.18257</text:p>
          </table:table-cell>
          <table:table-cell table:formula="of:=[.J48]-[.$B48]" office:value-type="float" office:value="0.814785718917847" calcext:value-type="float">
            <text:p>0.814785718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92323.43441" calcext:value-type="float">
            <text:p>1442792323.43441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0.6965355873108" calcext:value-type="float">
            <text:p>10.6965355873</text:p>
          </table:table-cell>
          <table:table-cell table:formula="of:=[.C49]/([.D49]-[.D48])" office:value-type="float" office:value="985108.037188397" calcext:value-type="float">
            <text:p>985108.037188397</text:p>
          </table:table-cell>
          <table:table-cell/>
          <table:table-cell office:value-type="float" office:value="1442792324.24902" calcext:value-type="float">
            <text:p>1442792324.24902</text:p>
          </table:table-cell>
          <table:table-cell table:formula="of:=[.G49]-[.$B49]" office:value-type="float" office:value="0.814609289169312" calcext:value-type="float">
            <text:p>0.8146092892</text:p>
          </table:table-cell>
          <table:table-cell/>
          <table:table-cell office:value-type="float" office:value="1442792324.24906" calcext:value-type="float">
            <text:p>1442792324.24906</text:p>
          </table:table-cell>
          <table:table-cell table:formula="of:=[.J49]-[.$B49]" office:value-type="float" office:value="0.814655780792236" calcext:value-type="float">
            <text:p>0.814655780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92323.50096" calcext:value-type="float">
            <text:p>1442792323.50096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0.7630925178528" calcext:value-type="float">
            <text:p>10.7630925179</text:p>
          </table:table-cell>
          <table:table-cell table:formula="of:=[.C50]/([.D50]-[.D49])" office:value-type="float" office:value="986103.167101304" calcext:value-type="float">
            <text:p>986103.167101304</text:p>
          </table:table-cell>
          <table:table-cell/>
          <table:table-cell office:value-type="float" office:value="1442792324.31516" calcext:value-type="float">
            <text:p>1442792324.31516</text:p>
          </table:table-cell>
          <table:table-cell table:formula="of:=[.G50]-[.$B50]" office:value-type="float" office:value="0.814197540283203" calcext:value-type="float">
            <text:p>0.8141975403</text:p>
          </table:table-cell>
          <table:table-cell/>
          <table:table-cell office:value-type="float" office:value="1442792324.31521" calcext:value-type="float">
            <text:p>1442792324.31521</text:p>
          </table:table-cell>
          <table:table-cell table:formula="of:=[.J50]-[.$B50]" office:value-type="float" office:value="0.814248323440552" calcext:value-type="float">
            <text:p>0.814248323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92323.56753" calcext:value-type="float">
            <text:p>1442792323.56753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0.8296613693237" calcext:value-type="float">
            <text:p>10.8296613693</text:p>
          </table:table-cell>
          <table:table-cell table:formula="of:=[.C51]/([.D51]-[.D50])" office:value-type="float" office:value="985926.579019376" calcext:value-type="float">
            <text:p>985926.579019376</text:p>
          </table:table-cell>
          <table:table-cell/>
          <table:table-cell office:value-type="float" office:value="1442792324.44787" calcext:value-type="float">
            <text:p>1442792324.44787</text:p>
          </table:table-cell>
          <table:table-cell table:formula="of:=[.G51]-[.$B51]" office:value-type="float" office:value="0.880336999893189" calcext:value-type="float">
            <text:p>0.8803369999</text:p>
          </table:table-cell>
          <table:table-cell/>
          <table:table-cell office:value-type="float" office:value="1442792324.44795" calcext:value-type="float">
            <text:p>1442792324.44795</text:p>
          </table:table-cell>
          <table:table-cell table:formula="of:=[.J51]-[.$B51]" office:value-type="float" office:value="0.880418539047241" calcext:value-type="float">
            <text:p>0.88041853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92323.63421" calcext:value-type="float">
            <text:p>1442792323.63421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0.8963420391083" calcext:value-type="float">
            <text:p>10.8963420391</text:p>
          </table:table-cell>
          <table:table-cell table:formula="of:=[.C52]/([.D52]-[.D51])" office:value-type="float" office:value="984273.25658344" calcext:value-type="float">
            <text:p>984273.25658344</text:p>
          </table:table-cell>
          <table:table-cell/>
          <table:table-cell office:value-type="float" office:value="1442792324.51415" calcext:value-type="float">
            <text:p>1442792324.51415</text:p>
          </table:table-cell>
          <table:table-cell table:formula="of:=[.G52]-[.$B52]" office:value-type="float" office:value="0.879932165145874" calcext:value-type="float">
            <text:p>0.8799321651</text:p>
          </table:table-cell>
          <table:table-cell/>
          <table:table-cell office:value-type="float" office:value="1442792324.51419" calcext:value-type="float">
            <text:p>1442792324.51419</text:p>
          </table:table-cell>
          <table:table-cell table:formula="of:=[.J52]-[.$B52]" office:value-type="float" office:value="0.879977226257324" calcext:value-type="float">
            <text:p>0.87997722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92323.70086" calcext:value-type="float">
            <text:p>1442792323.70086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0.9629890918732" calcext:value-type="float">
            <text:p>10.9629890919</text:p>
          </table:table-cell>
          <table:table-cell table:formula="of:=[.C53]/([.D53]-[.D52])" office:value-type="float" office:value="984769.727650624" calcext:value-type="float">
            <text:p>984769.727650624</text:p>
          </table:table-cell>
          <table:table-cell/>
          <table:table-cell office:value-type="float" office:value="1442792324.58058" calcext:value-type="float">
            <text:p>1442792324.58058</text:p>
          </table:table-cell>
          <table:table-cell table:formula="of:=[.G53]-[.$B53]" office:value-type="float" office:value="0.879718542098999" calcext:value-type="float">
            <text:p>0.8797185421</text:p>
          </table:table-cell>
          <table:table-cell/>
          <table:table-cell office:value-type="float" office:value="1442792324.58063" calcext:value-type="float">
            <text:p>1442792324.58063</text:p>
          </table:table-cell>
          <table:table-cell table:formula="of:=[.J53]-[.$B53]" office:value-type="float" office:value="0.87976598739624" calcext:value-type="float">
            <text:p>0.879765987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92323.76752" calcext:value-type="float">
            <text:p>1442792323.76752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1.0296461582184" calcext:value-type="float">
            <text:p>11.0296461582</text:p>
          </table:table-cell>
          <table:table-cell table:formula="of:=[.C54]/([.D54]-[.D53])" office:value-type="float" office:value="984621.790285428" calcext:value-type="float">
            <text:p>984621.790285428</text:p>
          </table:table-cell>
          <table:table-cell/>
          <table:table-cell office:value-type="float" office:value="1442792324.64726" calcext:value-type="float">
            <text:p>1442792324.64726</text:p>
          </table:table-cell>
          <table:table-cell table:formula="of:=[.G54]-[.$B54]" office:value-type="float" office:value="0.8797447681427" calcext:value-type="float">
            <text:p>0.8797447681</text:p>
          </table:table-cell>
          <table:table-cell/>
          <table:table-cell office:value-type="float" office:value="1442792324.64731" calcext:value-type="float">
            <text:p>1442792324.64731</text:p>
          </table:table-cell>
          <table:table-cell table:formula="of:=[.J54]-[.$B54]" office:value-type="float" office:value="0.879791736602783" calcext:value-type="float">
            <text:p>0.879791736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92323.83413" calcext:value-type="float">
            <text:p>1442792323.83413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1.0962629318237" calcext:value-type="float">
            <text:p>11.0962629318</text:p>
          </table:table-cell>
          <table:table-cell table:formula="of:=[.C55]/([.D55]-[.D54])" office:value-type="float" office:value="985217.332631858" calcext:value-type="float">
            <text:p>985217.332631858</text:p>
          </table:table-cell>
          <table:table-cell/>
          <table:table-cell office:value-type="float" office:value="1442792324.71556" calcext:value-type="float">
            <text:p>1442792324.71556</text:p>
          </table:table-cell>
          <table:table-cell table:formula="of:=[.G55]-[.$B55]" office:value-type="float" office:value="0.881423234939575" calcext:value-type="float">
            <text:p>0.8814232349</text:p>
          </table:table-cell>
          <table:table-cell/>
          <table:table-cell office:value-type="float" office:value="1442792324.71568" calcext:value-type="float">
            <text:p>1442792324.71568</text:p>
          </table:table-cell>
          <table:table-cell table:formula="of:=[.J55]-[.$B55]" office:value-type="float" office:value="0.881550073623657" calcext:value-type="float">
            <text:p>0.88155007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92323.90054" calcext:value-type="float">
            <text:p>1442792323.90054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1.1626670360565" calcext:value-type="float">
            <text:p>11.1626670361</text:p>
          </table:table-cell>
          <table:table-cell table:formula="of:=[.C56]/([.D56]-[.D55])" office:value-type="float" office:value="988372.642900484" calcext:value-type="float">
            <text:p>988372.642900484</text:p>
          </table:table-cell>
          <table:table-cell/>
          <table:table-cell office:value-type="float" office:value="1442792324.78174" calcext:value-type="float">
            <text:p>1442792324.78174</text:p>
          </table:table-cell>
          <table:table-cell table:formula="of:=[.G56]-[.$B56]" office:value-type="float" office:value="0.881206035614014" calcext:value-type="float">
            <text:p>0.8812060356</text:p>
          </table:table-cell>
          <table:table-cell/>
          <table:table-cell office:value-type="float" office:value="1442792324.78178" calcext:value-type="float">
            <text:p>1442792324.78178</text:p>
          </table:table-cell>
          <table:table-cell table:formula="of:=[.J56]-[.$B56]" office:value-type="float" office:value="0.881237983703613" calcext:value-type="float">
            <text:p>0.881237983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92323.96699" calcext:value-type="float">
            <text:p>1442792323.96699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1.2291152477264" calcext:value-type="float">
            <text:p>11.2291152477</text:p>
          </table:table-cell>
          <table:table-cell table:formula="of:=[.C57]/([.D57]-[.D56])" office:value-type="float" office:value="987716.574315403" calcext:value-type="float">
            <text:p>987716.574315403</text:p>
          </table:table-cell>
          <table:table-cell/>
          <table:table-cell office:value-type="float" office:value="1442792324.88869" calcext:value-type="float">
            <text:p>1442792324.88869</text:p>
          </table:table-cell>
          <table:table-cell table:formula="of:=[.G57]-[.$B57]" office:value-type="float" office:value="0.921705722808838" calcext:value-type="float">
            <text:p>0.9217057228</text:p>
          </table:table-cell>
          <table:table-cell/>
          <table:table-cell office:value-type="float" office:value="1442792324.88873" calcext:value-type="float">
            <text:p>1442792324.88873</text:p>
          </table:table-cell>
          <table:table-cell table:formula="of:=[.J57]-[.$B57]" office:value-type="float" office:value="0.921739339828491" calcext:value-type="float">
            <text:p>0.921739339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92324.03346" calcext:value-type="float">
            <text:p>1442792324.03346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1.2955887317657" calcext:value-type="float">
            <text:p>11.2955887318</text:p>
          </table:table-cell>
          <table:table-cell table:formula="of:=[.C58]/([.D58]-[.D57])" office:value-type="float" office:value="987341.057092644" calcext:value-type="float">
            <text:p>987341.057092644</text:p>
          </table:table-cell>
          <table:table-cell/>
          <table:table-cell office:value-type="float" office:value="1442792324.97933" calcext:value-type="float">
            <text:p>1442792324.97933</text:p>
          </table:table-cell>
          <table:table-cell table:formula="of:=[.G58]-[.$B58]" office:value-type="float" office:value="0.945866823196411" calcext:value-type="float">
            <text:p>0.9458668232</text:p>
          </table:table-cell>
          <table:table-cell/>
          <table:table-cell office:value-type="float" office:value="1442792324.97946" calcext:value-type="float">
            <text:p>1442792324.97946</text:p>
          </table:table-cell>
          <table:table-cell table:formula="of:=[.J58]-[.$B58]" office:value-type="float" office:value="0.945999622344971" calcext:value-type="float">
            <text:p>0.945999622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92324.09984" calcext:value-type="float">
            <text:p>1442792324.09984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1.3619637489319" calcext:value-type="float">
            <text:p>11.3619637489</text:p>
          </table:table-cell>
          <table:table-cell table:formula="of:=[.C59]/([.D59]-[.D58])" office:value-type="float" office:value="988805.770636896" calcext:value-type="float">
            <text:p>988805.770636896</text:p>
          </table:table-cell>
          <table:table-cell/>
          <table:table-cell office:value-type="float" office:value="1442792325.02578" calcext:value-type="float">
            <text:p>1442792325.02578</text:p>
          </table:table-cell>
          <table:table-cell table:formula="of:=[.G59]-[.$B59]" office:value-type="float" office:value="0.925939798355103" calcext:value-type="float">
            <text:p>0.9259397984</text:p>
          </table:table-cell>
          <table:table-cell/>
          <table:table-cell office:value-type="float" office:value="1442792325.02581" calcext:value-type="float">
            <text:p>1442792325.02581</text:p>
          </table:table-cell>
          <table:table-cell table:formula="of:=[.J59]-[.$B59]" office:value-type="float" office:value="0.925976514816284" calcext:value-type="float">
            <text:p>0.925976514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92324.16627" calcext:value-type="float">
            <text:p>1442792324.16627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1.4284009933472" calcext:value-type="float">
            <text:p>11.4284009933</text:p>
          </table:table-cell>
          <table:table-cell table:formula="of:=[.C60]/([.D60]-[.D59])" office:value-type="float" office:value="987879.623509822" calcext:value-type="float">
            <text:p>987879.623509822</text:p>
          </table:table-cell>
          <table:table-cell/>
          <table:table-cell office:value-type="float" office:value="1442792325.08964" calcext:value-type="float">
            <text:p>1442792325.08964</text:p>
          </table:table-cell>
          <table:table-cell table:formula="of:=[.G60]-[.$B60]" office:value-type="float" office:value="0.923363208770752" calcext:value-type="float">
            <text:p>0.9233632088</text:p>
          </table:table-cell>
          <table:table-cell/>
          <table:table-cell office:value-type="float" office:value="1442792325.0897" calcext:value-type="float">
            <text:p>1442792325.0897</text:p>
          </table:table-cell>
          <table:table-cell table:formula="of:=[.J60]-[.$B60]" office:value-type="float" office:value="0.923426151275635" calcext:value-type="float">
            <text:p>0.923426151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92324.23271" calcext:value-type="float">
            <text:p>1442792324.23271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1.4948387145996" calcext:value-type="float">
            <text:p>11.4948387146</text:p>
          </table:table-cell>
          <table:table-cell table:formula="of:=[.C61]/([.D61]-[.D60])" office:value-type="float" office:value="987872.533295055" calcext:value-type="float">
            <text:p>987872.533295055</text:p>
          </table:table-cell>
          <table:table-cell/>
          <table:table-cell office:value-type="float" office:value="1442792325.17893" calcext:value-type="float">
            <text:p>1442792325.17893</text:p>
          </table:table-cell>
          <table:table-cell table:formula="of:=[.G61]-[.$B61]" office:value-type="float" office:value="0.94621467590332" calcext:value-type="float">
            <text:p>0.9462146759</text:p>
          </table:table-cell>
          <table:table-cell/>
          <table:table-cell office:value-type="float" office:value="1442792325.17898" calcext:value-type="float">
            <text:p>1442792325.17898</text:p>
          </table:table-cell>
          <table:table-cell table:formula="of:=[.J61]-[.$B61]" office:value-type="float" office:value="0.946268796920776" calcext:value-type="float">
            <text:p>0.946268796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92324.29915" calcext:value-type="float">
            <text:p>1442792324.29915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1.5612750053406" calcext:value-type="float">
            <text:p>11.5612750053</text:p>
          </table:table-cell>
          <table:table-cell table:formula="of:=[.C62]/([.D62]-[.D61])" office:value-type="float" office:value="987893.804244691" calcext:value-type="float">
            <text:p>987893.804244691</text:p>
          </table:table-cell>
          <table:table-cell/>
          <table:table-cell office:value-type="float" office:value="1442792325.22693" calcext:value-type="float">
            <text:p>1442792325.22693</text:p>
          </table:table-cell>
          <table:table-cell table:formula="of:=[.G62]-[.$B62]" office:value-type="float" office:value="0.927783727645874" calcext:value-type="float">
            <text:p>0.9277837276</text:p>
          </table:table-cell>
          <table:table-cell/>
          <table:table-cell office:value-type="float" office:value="1442792325.22697" calcext:value-type="float">
            <text:p>1442792325.22697</text:p>
          </table:table-cell>
          <table:table-cell table:formula="of:=[.J62]-[.$B62]" office:value-type="float" office:value="0.92782187461853" calcext:value-type="float">
            <text:p>0.927821874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92324.36556" calcext:value-type="float">
            <text:p>1442792324.36556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1.627692937851" calcext:value-type="float">
            <text:p>11.6276929379</text:p>
          </table:table-cell>
          <table:table-cell table:formula="of:=[.C63]/([.D63]-[.D62])" office:value-type="float" office:value="988166.862763258" calcext:value-type="float">
            <text:p>988166.862763258</text:p>
          </table:table-cell>
          <table:table-cell/>
          <table:table-cell office:value-type="float" office:value="1442792325.29062" calcext:value-type="float">
            <text:p>1442792325.29062</text:p>
          </table:table-cell>
          <table:table-cell table:formula="of:=[.G63]-[.$B63]" office:value-type="float" office:value="0.925057172775269" calcext:value-type="float">
            <text:p>0.9250571728</text:p>
          </table:table-cell>
          <table:table-cell/>
          <table:table-cell office:value-type="float" office:value="1442792325.29065" calcext:value-type="float">
            <text:p>1442792325.29065</text:p>
          </table:table-cell>
          <table:table-cell table:formula="of:=[.J63]-[.$B63]" office:value-type="float" office:value="0.925089359283447" calcext:value-type="float">
            <text:p>0.925089359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92324.43201" calcext:value-type="float">
            <text:p>1442792324.43201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1.6941356658936" calcext:value-type="float">
            <text:p>11.6941356659</text:p>
          </table:table-cell>
          <table:table-cell table:formula="of:=[.C64]/([.D64]-[.D63])" office:value-type="float" office:value="987798.092184254" calcext:value-type="float">
            <text:p>987798.092184254</text:p>
          </table:table-cell>
          <table:table-cell/>
          <table:table-cell office:value-type="float" office:value="1442792325.37824" calcext:value-type="float">
            <text:p>1442792325.37824</text:p>
          </table:table-cell>
          <table:table-cell table:formula="of:=[.G64]-[.$B64]" office:value-type="float" office:value="0.946234703063965" calcext:value-type="float">
            <text:p>0.9462347031</text:p>
          </table:table-cell>
          <table:table-cell/>
          <table:table-cell office:value-type="float" office:value="1442792325.37829" calcext:value-type="float">
            <text:p>1442792325.37829</text:p>
          </table:table-cell>
          <table:table-cell table:formula="of:=[.J64]-[.$B64]" office:value-type="float" office:value="0.946284294128418" calcext:value-type="float">
            <text:p>0.946284294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92324.49848" calcext:value-type="float">
            <text:p>1442792324.49848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1.7606101036072" calcext:value-type="float">
            <text:p>11.7606101036</text:p>
          </table:table-cell>
          <table:table-cell table:formula="of:=[.C65]/([.D65]-[.D64])" office:value-type="float" office:value="987326.892222055" calcext:value-type="float">
            <text:p>987326.892222055</text:p>
          </table:table-cell>
          <table:table-cell/>
          <table:table-cell office:value-type="float" office:value="1442792325.42061" calcext:value-type="float">
            <text:p>1442792325.42061</text:p>
          </table:table-cell>
          <table:table-cell table:formula="of:=[.G65]-[.$B65]" office:value-type="float" office:value="0.922130584716797" calcext:value-type="float">
            <text:p>0.9221305847</text:p>
          </table:table-cell>
          <table:table-cell/>
          <table:table-cell office:value-type="float" office:value="1442792325.42064" calcext:value-type="float">
            <text:p>1442792325.42064</text:p>
          </table:table-cell>
          <table:table-cell table:formula="of:=[.J65]-[.$B65]" office:value-type="float" office:value="0.922157049179077" calcext:value-type="float">
            <text:p>0.922157049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92324.56492" calcext:value-type="float">
            <text:p>1442792324.56492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1.8270432949066" calcext:value-type="float">
            <text:p>11.8270432949</text:p>
          </table:table-cell>
          <table:table-cell table:formula="of:=[.C66]/([.D66]-[.D65])" office:value-type="float" office:value="987939.894444823" calcext:value-type="float">
            <text:p>987939.894444823</text:p>
          </table:table-cell>
          <table:table-cell/>
          <table:table-cell office:value-type="float" office:value="1442792325.49126" calcext:value-type="float">
            <text:p>1442792325.49126</text:p>
          </table:table-cell>
          <table:table-cell table:formula="of:=[.G66]-[.$B66]" office:value-type="float" office:value="0.92634129524231" calcext:value-type="float">
            <text:p>0.9263412952</text:p>
          </table:table-cell>
          <table:table-cell/>
          <table:table-cell office:value-type="float" office:value="1442792325.49141" calcext:value-type="float">
            <text:p>1442792325.49141</text:p>
          </table:table-cell>
          <table:table-cell table:formula="of:=[.J66]-[.$B66]" office:value-type="float" office:value="0.926492214202881" calcext:value-type="float">
            <text:p>0.926492214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92324.63145" calcext:value-type="float">
            <text:p>1442792324.63145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1.893575668335" calcext:value-type="float">
            <text:p>11.8935756683</text:p>
          </table:table-cell>
          <table:table-cell table:formula="of:=[.C67]/([.D67]-[.D66])" office:value-type="float" office:value="986467.137996897" calcext:value-type="float">
            <text:p>986467.137996897</text:p>
          </table:table-cell>
          <table:table-cell/>
          <table:table-cell office:value-type="float" office:value="1442792325.55645" calcext:value-type="float">
            <text:p>1442792325.55645</text:p>
          </table:table-cell>
          <table:table-cell table:formula="of:=[.G67]-[.$B67]" office:value-type="float" office:value="0.925003528594971" calcext:value-type="float">
            <text:p>0.9250035286</text:p>
          </table:table-cell>
          <table:table-cell/>
          <table:table-cell office:value-type="float" office:value="1442792325.55649" calcext:value-type="float">
            <text:p>1442792325.55649</text:p>
          </table:table-cell>
          <table:table-cell table:formula="of:=[.J67]-[.$B67]" office:value-type="float" office:value="0.925037622451782" calcext:value-type="float">
            <text:p>0.92503762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92324.69788" calcext:value-type="float">
            <text:p>1442792324.69788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1.9600050449371" calcext:value-type="float">
            <text:p>11.9600050449</text:p>
          </table:table-cell>
          <table:table-cell table:formula="of:=[.C68]/([.D68]-[.D67])" office:value-type="float" office:value="987996.626749215" calcext:value-type="float">
            <text:p>987996.626749215</text:p>
          </table:table-cell>
          <table:table-cell/>
          <table:table-cell office:value-type="float" office:value="1442792325.62124" calcext:value-type="float">
            <text:p>1442792325.62124</text:p>
          </table:table-cell>
          <table:table-cell table:formula="of:=[.G68]-[.$B68]" office:value-type="float" office:value="0.923359870910645" calcext:value-type="float">
            <text:p>0.9233598709</text:p>
          </table:table-cell>
          <table:table-cell/>
          <table:table-cell office:value-type="float" office:value="1442792325.62126" calcext:value-type="float">
            <text:p>1442792325.62126</text:p>
          </table:table-cell>
          <table:table-cell table:formula="of:=[.J68]-[.$B68]" office:value-type="float" office:value="0.923386573791504" calcext:value-type="float">
            <text:p>0.923386573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92324.76438" calcext:value-type="float">
            <text:p>1442792324.76438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2.0265049934387" calcext:value-type="float">
            <text:p>12.0265049934</text:p>
          </table:table-cell>
          <table:table-cell table:formula="of:=[.C69]/([.D69]-[.D68])" office:value-type="float" office:value="986948.132725754" calcext:value-type="float">
            <text:p>986948.132725754</text:p>
          </table:table-cell>
          <table:table-cell/>
          <table:table-cell office:value-type="float" office:value="1442792325.68437" calcext:value-type="float">
            <text:p>1442792325.68437</text:p>
          </table:table-cell>
          <table:table-cell table:formula="of:=[.G69]-[.$B69]" office:value-type="float" office:value="0.919988632202148" calcext:value-type="float">
            <text:p>0.9199886322</text:p>
          </table:table-cell>
          <table:table-cell/>
          <table:table-cell office:value-type="float" office:value="1442792325.68438" calcext:value-type="float">
            <text:p>1442792325.68438</text:p>
          </table:table-cell>
          <table:table-cell table:formula="of:=[.J69]-[.$B69]" office:value-type="float" office:value="0.920008182525635" calcext:value-type="float">
            <text:p>0.92000818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92324.83087" calcext:value-type="float">
            <text:p>1442792324.83087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2.0929996967316" calcext:value-type="float">
            <text:p>12.0929996967</text:p>
          </table:table-cell>
          <table:table-cell table:formula="of:=[.C70]/([.D70]-[.D69])" office:value-type="float" office:value="987025.984775851" calcext:value-type="float">
            <text:p>987025.984775851</text:p>
          </table:table-cell>
          <table:table-cell/>
          <table:table-cell office:value-type="float" office:value="1442792325.75704" calcext:value-type="float">
            <text:p>1442792325.75704</text:p>
          </table:table-cell>
          <table:table-cell table:formula="of:=[.G70]-[.$B70]" office:value-type="float" office:value="0.926165580749512" calcext:value-type="float">
            <text:p>0.9261655807</text:p>
          </table:table-cell>
          <table:table-cell/>
          <table:table-cell office:value-type="float" office:value="1442792325.75709" calcext:value-type="float">
            <text:p>1442792325.75709</text:p>
          </table:table-cell>
          <table:table-cell table:formula="of:=[.J70]-[.$B70]" office:value-type="float" office:value="0.926218271255493" calcext:value-type="float">
            <text:p>0.926218271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92324.89734" calcext:value-type="float">
            <text:p>1442792324.89734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2.1594662666321" calcext:value-type="float">
            <text:p>12.1594662666</text:p>
          </table:table-cell>
          <table:table-cell table:formula="of:=[.C71]/([.D71]-[.D70])" office:value-type="float" office:value="987443.764560713" calcext:value-type="float">
            <text:p>987443.764560713</text:p>
          </table:table-cell>
          <table:table-cell/>
          <table:table-cell office:value-type="float" office:value="1442792325.81602" calcext:value-type="float">
            <text:p>1442792325.81602</text:p>
          </table:table-cell>
          <table:table-cell table:formula="of:=[.G71]-[.$B71]" office:value-type="float" office:value="0.918682098388672" calcext:value-type="float">
            <text:p>0.9186820984</text:p>
          </table:table-cell>
          <table:table-cell/>
          <table:table-cell office:value-type="float" office:value="1442792325.81604" calcext:value-type="float">
            <text:p>1442792325.81604</text:p>
          </table:table-cell>
          <table:table-cell table:formula="of:=[.J71]-[.$B71]" office:value-type="float" office:value="0.918702840805054" calcext:value-type="float">
            <text:p>0.918702840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92324.96377" calcext:value-type="float">
            <text:p>1442792324.96377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2.2258954048157" calcext:value-type="float">
            <text:p>12.2258954048</text:p>
          </table:table-cell>
          <table:table-cell table:formula="of:=[.C72]/([.D72]-[.D71])" office:value-type="float" office:value="988000.172734581" calcext:value-type="float">
            <text:p>988000.172734581</text:p>
          </table:table-cell>
          <table:table-cell/>
          <table:table-cell office:value-type="float" office:value="1442792325.88491" calcext:value-type="float">
            <text:p>1442792325.88491</text:p>
          </table:table-cell>
          <table:table-cell table:formula="of:=[.G72]-[.$B72]" office:value-type="float" office:value="0.921145915985107" calcext:value-type="float">
            <text:p>0.921145916</text:p>
          </table:table-cell>
          <table:table-cell/>
          <table:table-cell office:value-type="float" office:value="1442792325.88494" calcext:value-type="float">
            <text:p>1442792325.88494</text:p>
          </table:table-cell>
          <table:table-cell table:formula="of:=[.J72]-[.$B72]" office:value-type="float" office:value="0.921168804168701" calcext:value-type="float">
            <text:p>0.921168804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92325.02816" calcext:value-type="float">
            <text:p>1442792325.02816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2.2902865409851" calcext:value-type="float">
            <text:p>12.290286541</text:p>
          </table:table-cell>
          <table:table-cell table:formula="of:=[.C73]/([.D73]-[.D72])" office:value-type="float" office:value="1019270.72427021" calcext:value-type="float">
            <text:p>1019270.72427021</text:p>
          </table:table-cell>
          <table:table-cell/>
          <table:table-cell office:value-type="float" office:value="1442792325.94904" calcext:value-type="float">
            <text:p>1442792325.94904</text:p>
          </table:table-cell>
          <table:table-cell table:formula="of:=[.G73]-[.$B73]" office:value-type="float" office:value="0.920886516571045" calcext:value-type="float">
            <text:p>0.9208865166</text:p>
          </table:table-cell>
          <table:table-cell/>
          <table:table-cell office:value-type="float" office:value="1442792325.94906" calcext:value-type="float">
            <text:p>1442792325.94906</text:p>
          </table:table-cell>
          <table:table-cell table:formula="of:=[.J73]-[.$B73]" office:value-type="float" office:value="0.920904874801636" calcext:value-type="float">
            <text:p>0.920904874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92325.09151" calcext:value-type="float">
            <text:p>1442792325.09151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2.353640794754" calcext:value-type="float">
            <text:p>12.3536407948</text:p>
          </table:table-cell>
          <table:table-cell table:formula="of:=[.C74]/([.D74]-[.D73])" office:value-type="float" office:value="1035952.53823661" calcext:value-type="float">
            <text:p>1035952.53823661</text:p>
          </table:table-cell>
          <table:table-cell/>
          <table:table-cell office:value-type="float" office:value="1442792326.01221" calcext:value-type="float">
            <text:p>1442792326.01221</text:p>
          </table:table-cell>
          <table:table-cell table:formula="of:=[.G74]-[.$B74]" office:value-type="float" office:value="0.920698642730713" calcext:value-type="float">
            <text:p>0.9206986427</text:p>
          </table:table-cell>
          <table:table-cell/>
          <table:table-cell office:value-type="float" office:value="1442792326.01225" calcext:value-type="float">
            <text:p>1442792326.01225</text:p>
          </table:table-cell>
          <table:table-cell table:formula="of:=[.J74]-[.$B74]" office:value-type="float" office:value="0.920736074447632" calcext:value-type="float">
            <text:p>0.920736074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92325.15492" calcext:value-type="float">
            <text:p>1442792325.15492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2.4170444011688" calcext:value-type="float">
            <text:p>12.4170444012</text:p>
          </table:table-cell>
          <table:table-cell table:formula="of:=[.C75]/([.D75]-[.D74])" office:value-type="float" office:value="1035146.16456715" calcext:value-type="float">
            <text:p>1035146.16456715</text:p>
          </table:table-cell>
          <table:table-cell/>
          <table:table-cell office:value-type="float" office:value="1442792326.03322" calcext:value-type="float">
            <text:p>1442792326.03322</text:p>
          </table:table-cell>
          <table:table-cell table:formula="of:=[.G75]-[.$B75]" office:value-type="float" office:value="0.878308296203613" calcext:value-type="float">
            <text:p>0.8783082962</text:p>
          </table:table-cell>
          <table:table-cell/>
          <table:table-cell office:value-type="float" office:value="1442792326.03324" calcext:value-type="float">
            <text:p>1442792326.03324</text:p>
          </table:table-cell>
          <table:table-cell table:formula="of:=[.J75]-[.$B75]" office:value-type="float" office:value="0.87832236289978" calcext:value-type="float">
            <text:p>0.878322362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92325.21835" calcext:value-type="float">
            <text:p>1442792325.21835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2.4804739952087" calcext:value-type="float">
            <text:p>12.4804739952</text:p>
          </table:table-cell>
          <table:table-cell table:formula="of:=[.C76]/([.D76]-[.D75])" office:value-type="float" office:value="1034722.05669008" calcext:value-type="float">
            <text:p>1034722.05669008</text:p>
          </table:table-cell>
          <table:table-cell/>
          <table:table-cell office:value-type="float" office:value="1442792326.13897" calcext:value-type="float">
            <text:p>1442792326.13897</text:p>
          </table:table-cell>
          <table:table-cell table:formula="of:=[.G76]-[.$B76]" office:value-type="float" office:value="0.920629024505615" calcext:value-type="float">
            <text:p>0.9206290245</text:p>
          </table:table-cell>
          <table:table-cell/>
          <table:table-cell office:value-type="float" office:value="1442792326.139" calcext:value-type="float">
            <text:p>1442792326.139</text:p>
          </table:table-cell>
          <table:table-cell table:formula="of:=[.J76]-[.$B76]" office:value-type="float" office:value="0.920658111572266" calcext:value-type="float">
            <text:p>0.920658111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92325.28177" calcext:value-type="float">
            <text:p>1442792325.28177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2.5438964366913" calcext:value-type="float">
            <text:p>12.5438964367</text:p>
          </table:table-cell>
          <table:table-cell table:formula="of:=[.C77]/([.D77]-[.D76])" office:value-type="float" office:value="1034838.7489634" calcext:value-type="float">
            <text:p>1034838.7489634</text:p>
          </table:table-cell>
          <table:table-cell/>
          <table:table-cell office:value-type="float" office:value="1442792326.20236" calcext:value-type="float">
            <text:p>1442792326.20236</text:p>
          </table:table-cell>
          <table:table-cell table:formula="of:=[.G77]-[.$B77]" office:value-type="float" office:value="0.920588493347168" calcext:value-type="float">
            <text:p>0.9205884933</text:p>
          </table:table-cell>
          <table:table-cell/>
          <table:table-cell office:value-type="float" office:value="1442792326.20246" calcext:value-type="float">
            <text:p>1442792326.20246</text:p>
          </table:table-cell>
          <table:table-cell table:formula="of:=[.J77]-[.$B77]" office:value-type="float" office:value="0.920690059661865" calcext:value-type="float">
            <text:p>0.920690059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92325.34514" calcext:value-type="float">
            <text:p>1442792325.34514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2.6072642803192" calcext:value-type="float">
            <text:p>12.6072642803</text:p>
          </table:table-cell>
          <table:table-cell table:formula="of:=[.C78]/([.D78]-[.D77])" office:value-type="float" office:value="1035730.36799807" calcext:value-type="float">
            <text:p>1035730.36799807</text:p>
          </table:table-cell>
          <table:table-cell/>
          <table:table-cell office:value-type="float" office:value="1442792326.2339" calcext:value-type="float">
            <text:p>1442792326.2339</text:p>
          </table:table-cell>
          <table:table-cell table:formula="of:=[.G78]-[.$B78]" office:value-type="float" office:value="0.888759851455689" calcext:value-type="float">
            <text:p>0.8887598515</text:p>
          </table:table-cell>
          <table:table-cell/>
          <table:table-cell office:value-type="float" office:value="1442792326.23393" calcext:value-type="float">
            <text:p>1442792326.23393</text:p>
          </table:table-cell>
          <table:table-cell table:formula="of:=[.J78]-[.$B78]" office:value-type="float" office:value="0.888794660568237" calcext:value-type="float">
            <text:p>0.888794660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92325.40851" calcext:value-type="float">
            <text:p>1442792325.40851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2.6706411838531" calcext:value-type="float">
            <text:p>12.6706411839</text:p>
          </table:table-cell>
          <table:table-cell table:formula="of:=[.C79]/([.D79]-[.D78])" office:value-type="float" office:value="1035582.30743881" calcext:value-type="float">
            <text:p>1035582.30743881</text:p>
          </table:table-cell>
          <table:table-cell/>
          <table:table-cell office:value-type="float" office:value="1442792326.32907" calcext:value-type="float">
            <text:p>1442792326.32907</text:p>
          </table:table-cell>
          <table:table-cell table:formula="of:=[.G79]-[.$B79]" office:value-type="float" office:value="0.920557022094727" calcext:value-type="float">
            <text:p>0.9205570221</text:p>
          </table:table-cell>
          <table:table-cell/>
          <table:table-cell office:value-type="float" office:value="1442792326.32912" calcext:value-type="float">
            <text:p>1442792326.32912</text:p>
          </table:table-cell>
          <table:table-cell table:formula="of:=[.J79]-[.$B79]" office:value-type="float" office:value="0.920611143112183" calcext:value-type="float">
            <text:p>0.920611143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92325.4719" calcext:value-type="float">
            <text:p>1442792325.4719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2.734023809433" calcext:value-type="float">
            <text:p>12.7340238094</text:p>
          </table:table-cell>
          <table:table-cell table:formula="of:=[.C80]/([.D80]-[.D79])" office:value-type="float" office:value="1035488.81731529" calcext:value-type="float">
            <text:p>1035488.81731529</text:p>
          </table:table-cell>
          <table:table-cell/>
          <table:table-cell office:value-type="float" office:value="1442792326.39246" calcext:value-type="float">
            <text:p>1442792326.39246</text:p>
          </table:table-cell>
          <table:table-cell table:formula="of:=[.G80]-[.$B80]" office:value-type="float" office:value="0.920563697814941" calcext:value-type="float">
            <text:p>0.9205636978</text:p>
          </table:table-cell>
          <table:table-cell/>
          <table:table-cell office:value-type="float" office:value="1442792326.39261" calcext:value-type="float">
            <text:p>1442792326.39261</text:p>
          </table:table-cell>
          <table:table-cell table:formula="of:=[.J80]-[.$B80]" office:value-type="float" office:value="0.920714139938355" calcext:value-type="float">
            <text:p>0.920714139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92325.53521" calcext:value-type="float">
            <text:p>1442792325.53521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2.7973411083221" calcext:value-type="float">
            <text:p>12.7973411083</text:p>
          </table:table-cell>
          <table:table-cell table:formula="of:=[.C81]/([.D81]-[.D80])" office:value-type="float" office:value="1036557.16765322" calcext:value-type="float">
            <text:p>1036557.16765322</text:p>
          </table:table-cell>
          <table:table-cell/>
          <table:table-cell office:value-type="float" office:value="1442792326.45404" calcext:value-type="float">
            <text:p>1442792326.45404</text:p>
          </table:table-cell>
          <table:table-cell table:formula="of:=[.G81]-[.$B81]" office:value-type="float" office:value="0.918832063674927" calcext:value-type="float">
            <text:p>0.9188320637</text:p>
          </table:table-cell>
          <table:table-cell/>
          <table:table-cell office:value-type="float" office:value="1442792326.45415" calcext:value-type="float">
            <text:p>1442792326.45415</text:p>
          </table:table-cell>
          <table:table-cell table:formula="of:=[.J81]-[.$B81]" office:value-type="float" office:value="0.918938636779785" calcext:value-type="float">
            <text:p>0.918938636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92325.5985" calcext:value-type="float">
            <text:p>1442792325.5985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2.860630273819" calcext:value-type="float">
            <text:p>12.8606302738</text:p>
          </table:table-cell>
          <table:table-cell table:formula="of:=[.C82]/([.D82]-[.D81])" office:value-type="float" office:value="1037017.93956015" calcext:value-type="float">
            <text:p>1037017.93956015</text:p>
          </table:table-cell>
          <table:table-cell/>
          <table:table-cell office:value-type="float" office:value="1442792326.51466" calcext:value-type="float">
            <text:p>1442792326.51466</text:p>
          </table:table-cell>
          <table:table-cell table:formula="of:=[.G82]-[.$B82]" office:value-type="float" office:value="0.916160345077515" calcext:value-type="float">
            <text:p>0.9161603451</text:p>
          </table:table-cell>
          <table:table-cell/>
          <table:table-cell office:value-type="float" office:value="1442792326.51471" calcext:value-type="float">
            <text:p>1442792326.51471</text:p>
          </table:table-cell>
          <table:table-cell table:formula="of:=[.J82]-[.$B82]" office:value-type="float" office:value="0.916204929351807" calcext:value-type="float">
            <text:p>0.916204929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92325.6618" calcext:value-type="float">
            <text:p>1442792325.6618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2.9239237308502" calcext:value-type="float">
            <text:p>12.9239237309</text:p>
          </table:table-cell>
          <table:table-cell table:formula="of:=[.C83]/([.D83]-[.D82])" office:value-type="float" office:value="1036947.62584378" calcext:value-type="float">
            <text:p>1036947.62584378</text:p>
          </table:table-cell>
          <table:table-cell/>
          <table:table-cell office:value-type="float" office:value="1442792326.57471" calcext:value-type="float">
            <text:p>1442792326.57471</text:p>
          </table:table-cell>
          <table:table-cell table:formula="of:=[.G83]-[.$B83]" office:value-type="float" office:value="0.912913084030151" calcext:value-type="float">
            <text:p>0.912913084</text:p>
          </table:table-cell>
          <table:table-cell/>
          <table:table-cell office:value-type="float" office:value="1442792326.57485" calcext:value-type="float">
            <text:p>1442792326.57485</text:p>
          </table:table-cell>
          <table:table-cell table:formula="of:=[.J83]-[.$B83]" office:value-type="float" office:value="0.913053750991821" calcext:value-type="float">
            <text:p>0.91305375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92325.72504" calcext:value-type="float">
            <text:p>1442792325.72504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2.9871730804443" calcext:value-type="float">
            <text:p>12.9871730804</text:p>
          </table:table-cell>
          <table:table-cell table:formula="of:=[.C84]/([.D84]-[.D83])" office:value-type="float" office:value="1037670.74952033" calcext:value-type="float">
            <text:p>1037670.74952033</text:p>
          </table:table-cell>
          <table:table-cell/>
          <table:table-cell office:value-type="float" office:value="1442792326.59347" calcext:value-type="float">
            <text:p>1442792326.59347</text:p>
          </table:table-cell>
          <table:table-cell table:formula="of:=[.G84]-[.$B84]" office:value-type="float" office:value="0.868422985076904" calcext:value-type="float">
            <text:p>0.8684229851</text:p>
          </table:table-cell>
          <table:table-cell/>
          <table:table-cell office:value-type="float" office:value="1442792326.5935" calcext:value-type="float">
            <text:p>1442792326.5935</text:p>
          </table:table-cell>
          <table:table-cell table:formula="of:=[.J84]-[.$B84]" office:value-type="float" office:value="0.868459939956665" calcext:value-type="float">
            <text:p>0.8684599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92325.78831" calcext:value-type="float">
            <text:p>1442792325.78831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3.0504338741303" calcext:value-type="float">
            <text:p>13.0504338741</text:p>
          </table:table-cell>
          <table:table-cell table:formula="of:=[.C85]/([.D85]-[.D84])" office:value-type="float" office:value="1037483.03136789" calcext:value-type="float">
            <text:p>1037483.03136789</text:p>
          </table:table-cell>
          <table:table-cell/>
          <table:table-cell office:value-type="float" office:value="1442792326.65493" calcext:value-type="float">
            <text:p>1442792326.65493</text:p>
          </table:table-cell>
          <table:table-cell table:formula="of:=[.G85]-[.$B85]" office:value-type="float" office:value="0.866628885269165" calcext:value-type="float">
            <text:p>0.8666288853</text:p>
          </table:table-cell>
          <table:table-cell/>
          <table:table-cell office:value-type="float" office:value="1442792326.65498" calcext:value-type="float">
            <text:p>1442792326.65498</text:p>
          </table:table-cell>
          <table:table-cell table:formula="of:=[.J85]-[.$B85]" office:value-type="float" office:value="0.866675853729248" calcext:value-type="float">
            <text:p>0.866675853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92325.85161" calcext:value-type="float">
            <text:p>1442792325.85161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3.1137366294861" calcext:value-type="float">
            <text:p>13.1137366295</text:p>
          </table:table-cell>
          <table:table-cell table:formula="of:=[.C86]/([.D86]-[.D85])" office:value-type="float" office:value="1036795.31216409" calcext:value-type="float">
            <text:p>1036795.31216409</text:p>
          </table:table-cell>
          <table:table-cell/>
          <table:table-cell office:value-type="float" office:value="1442792326.75596" calcext:value-type="float">
            <text:p>1442792326.75596</text:p>
          </table:table-cell>
          <table:table-cell table:formula="of:=[.G86]-[.$B86]" office:value-type="float" office:value="0.90434718132019" calcext:value-type="float">
            <text:p>0.9043471813</text:p>
          </table:table-cell>
          <table:table-cell/>
          <table:table-cell office:value-type="float" office:value="1442792326.756" calcext:value-type="float">
            <text:p>1442792326.756</text:p>
          </table:table-cell>
          <table:table-cell table:formula="of:=[.J86]-[.$B86]" office:value-type="float" office:value="0.904388904571533" calcext:value-type="float">
            <text:p>0.904388904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92325.91488" calcext:value-type="float">
            <text:p>1442792325.91488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3.177009344101" calcext:value-type="float">
            <text:p>13.1770093441</text:p>
          </table:table-cell>
          <table:table-cell table:formula="of:=[.C87]/([.D87]-[.D86])" office:value-type="float" office:value="1037287.56383368" calcext:value-type="float">
            <text:p>1037287.56383368</text:p>
          </table:table-cell>
          <table:table-cell/>
          <table:table-cell office:value-type="float" office:value="1442792326.81691" calcext:value-type="float">
            <text:p>1442792326.81691</text:p>
          </table:table-cell>
          <table:table-cell table:formula="of:=[.G87]-[.$B87]" office:value-type="float" office:value="0.902026414871216" calcext:value-type="float">
            <text:p>0.9020264149</text:p>
          </table:table-cell>
          <table:table-cell/>
          <table:table-cell office:value-type="float" office:value="1442792326.81694" calcext:value-type="float">
            <text:p>1442792326.81694</text:p>
          </table:table-cell>
          <table:table-cell table:formula="of:=[.J87]-[.$B87]" office:value-type="float" office:value="0.902062654495239" calcext:value-type="float">
            <text:p>0.902062654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92325.97824" calcext:value-type="float">
            <text:p>1442792325.97824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3.2403676509857" calcext:value-type="float">
            <text:p>13.240367651</text:p>
          </table:table-cell>
          <table:table-cell table:formula="of:=[.C88]/([.D88]-[.D87])" office:value-type="float" office:value="1035886.26696369" calcext:value-type="float">
            <text:p>1035886.26696369</text:p>
          </table:table-cell>
          <table:table-cell/>
          <table:table-cell office:value-type="float" office:value="1442792326.93757" calcext:value-type="float">
            <text:p>1442792326.93757</text:p>
          </table:table-cell>
          <table:table-cell table:formula="of:=[.G88]-[.$B88]" office:value-type="float" office:value="0.959335088729858" calcext:value-type="float">
            <text:p>0.9593350887</text:p>
          </table:table-cell>
          <table:table-cell/>
          <table:table-cell office:value-type="float" office:value="1442792326.93764" calcext:value-type="float">
            <text:p>1442792326.93764</text:p>
          </table:table-cell>
          <table:table-cell table:formula="of:=[.J88]-[.$B88]" office:value-type="float" office:value="0.959398508071899" calcext:value-type="float">
            <text:p>0.959398508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92326.0396" calcext:value-type="float">
            <text:p>1442792326.0396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3.3017313480377" calcext:value-type="float">
            <text:p>13.301731348</text:p>
          </table:table-cell>
          <table:table-cell table:formula="of:=[.C89]/([.D89]-[.D88])" office:value-type="float" office:value="1069557.46073091" calcext:value-type="float">
            <text:p>1069557.46073091</text:p>
          </table:table-cell>
          <table:table-cell/>
          <table:table-cell office:value-type="float" office:value="1442792326.99805" calcext:value-type="float">
            <text:p>1442792326.99805</text:p>
          </table:table-cell>
          <table:table-cell table:formula="of:=[.G89]-[.$B89]" office:value-type="float" office:value="0.958448171615601" calcext:value-type="float">
            <text:p>0.9584481716</text:p>
          </table:table-cell>
          <table:table-cell/>
          <table:table-cell office:value-type="float" office:value="1442792326.9981" calcext:value-type="float">
            <text:p>1442792326.9981</text:p>
          </table:table-cell>
          <table:table-cell table:formula="of:=[.J89]-[.$B89]" office:value-type="float" office:value="0.95850133895874" calcext:value-type="float">
            <text:p>0.95850133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92326.10003" calcext:value-type="float">
            <text:p>1442792326.1000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3.3621602058411" calcext:value-type="float">
            <text:p>13.3621602058</text:p>
          </table:table-cell>
          <table:table-cell table:formula="of:=[.C90]/([.D90]-[.D89])" office:value-type="float" office:value="1086103.59993214" calcext:value-type="float">
            <text:p>1086103.59993214</text:p>
          </table:table-cell>
          <table:table-cell/>
          <table:table-cell office:value-type="float" office:value="1442792327.09803" calcext:value-type="float">
            <text:p>1442792327.09803</text:p>
          </table:table-cell>
          <table:table-cell table:formula="of:=[.G90]-[.$B90]" office:value-type="float" office:value="0.997996807098389" calcext:value-type="float">
            <text:p>0.9979968071</text:p>
          </table:table-cell>
          <table:table-cell/>
          <table:table-cell office:value-type="float" office:value="1442792330.02468" calcext:value-type="float">
            <text:p>1442792330.02468</text:p>
          </table:table-cell>
          <table:table-cell table:formula="of:=[.J90]-[.$B90]" office:value-type="float" office:value="3.92464876174927" calcext:value-type="float">
            <text:p>3.924648761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92326.16043" calcext:value-type="float">
            <text:p>1442792326.16043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3.4225609302521" calcext:value-type="float">
            <text:p>13.4225609303</text:p>
          </table:table-cell>
          <table:table-cell table:formula="of:=[.C91]/([.D91]-[.D90])" office:value-type="float" office:value="1086609.48424048" calcext:value-type="float">
            <text:p>1086609.48424048</text:p>
          </table:table-cell>
          <table:table-cell/>
          <table:table-cell office:value-type="float" office:value="1442792327.1582" calcext:value-type="float">
            <text:p>1442792327.1582</text:p>
          </table:table-cell>
          <table:table-cell table:formula="of:=[.G91]-[.$B91]" office:value-type="float" office:value="0.9977707862854" calcext:value-type="float">
            <text:p>0.9977707863</text:p>
          </table:table-cell>
          <table:table-cell/>
          <table:table-cell office:value-type="float" office:value="1442792330.05222" calcext:value-type="float">
            <text:p>1442792330.05222</text:p>
          </table:table-cell>
          <table:table-cell table:formula="of:=[.J91]-[.$B91]" office:value-type="float" office:value="3.89179110527039" calcext:value-type="float">
            <text:p>3.89179110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92326.22088" calcext:value-type="float">
            <text:p>1442792326.22088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3.4830071926117" calcext:value-type="float">
            <text:p>13.4830071926</text:p>
          </table:table-cell>
          <table:table-cell table:formula="of:=[.C92]/([.D92]-[.D91])" office:value-type="float" office:value="1085790.87337988" calcext:value-type="float">
            <text:p>1085790.87337988</text:p>
          </table:table-cell>
          <table:table-cell/>
          <table:table-cell office:value-type="float" office:value="1442792327.19882" calcext:value-type="float">
            <text:p>1442792327.19882</text:p>
          </table:table-cell>
          <table:table-cell table:formula="of:=[.G92]-[.$B92]" office:value-type="float" office:value="0.9779372215271" calcext:value-type="float">
            <text:p>0.9779372215</text:p>
          </table:table-cell>
          <table:table-cell/>
          <table:table-cell office:value-type="float" office:value="1442792330.07976" calcext:value-type="float">
            <text:p>1442792330.07976</text:p>
          </table:table-cell>
          <table:table-cell table:formula="of:=[.J92]-[.$B92]" office:value-type="float" office:value="3.85888075828552" calcext:value-type="float">
            <text:p>3.858880758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92326.28133" calcext:value-type="float">
            <text:p>1442792326.28133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3.5434622764587" calcext:value-type="float">
            <text:p>13.5434622765</text:p>
          </table:table-cell>
          <table:table-cell table:formula="of:=[.C93]/([.D93]-[.D92])" office:value-type="float" office:value="1085632.43690228" calcext:value-type="float">
            <text:p>1085632.43690228</text:p>
          </table:table-cell>
          <table:table-cell/>
          <table:table-cell office:value-type="float" office:value="1442792327.29912" calcext:value-type="float">
            <text:p>1442792327.29912</text:p>
          </table:table-cell>
          <table:table-cell table:formula="of:=[.G93]-[.$B93]" office:value-type="float" office:value="1.01778101921082" calcext:value-type="float">
            <text:p>1.0177810192</text:p>
          </table:table-cell>
          <table:table-cell/>
          <table:table-cell office:value-type="float" office:value="1442792330.10728" calcext:value-type="float">
            <text:p>1442792330.10728</text:p>
          </table:table-cell>
          <table:table-cell table:formula="of:=[.J93]-[.$B93]" office:value-type="float" office:value="3.82594704627991" calcext:value-type="float">
            <text:p>3.825947046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92326.34183" calcext:value-type="float">
            <text:p>1442792326.34183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3.6039612293243" calcext:value-type="float">
            <text:p>13.6039612293</text:p>
          </table:table-cell>
          <table:table-cell table:formula="of:=[.C94]/([.D94]-[.D93])" office:value-type="float" office:value="1084845.22278927" calcext:value-type="float">
            <text:p>1084845.22278927</text:p>
          </table:table-cell>
          <table:table-cell/>
          <table:table-cell office:value-type="float" office:value="1442792327.38034" calcext:value-type="float">
            <text:p>1442792327.38034</text:p>
          </table:table-cell>
          <table:table-cell table:formula="of:=[.G94]-[.$B94]" office:value-type="float" office:value="1.0385046005249" calcext:value-type="float">
            <text:p>1.0385046005</text:p>
          </table:table-cell>
          <table:table-cell/>
          <table:table-cell office:value-type="float" office:value="1442792330.13481" calcext:value-type="float">
            <text:p>1442792330.13481</text:p>
          </table:table-cell>
          <table:table-cell table:formula="of:=[.J94]-[.$B94]" office:value-type="float" office:value="3.79297399520874" calcext:value-type="float">
            <text:p>3.792973995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92326.40225" calcext:value-type="float">
            <text:p>1442792326.40225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3.6643736362457" calcext:value-type="float">
            <text:p>13.6643736362</text:p>
          </table:table-cell>
          <table:table-cell table:formula="of:=[.C95]/([.D95]-[.D94])" office:value-type="float" office:value="1086399.35643361" calcext:value-type="float">
            <text:p>1086399.35643361</text:p>
          </table:table-cell>
          <table:table-cell/>
          <table:table-cell office:value-type="float" office:value="1442792327.43196" calcext:value-type="float">
            <text:p>1442792327.43196</text:p>
          </table:table-cell>
          <table:table-cell table:formula="of:=[.G95]-[.$B95]" office:value-type="float" office:value="1.02971243858337" calcext:value-type="float">
            <text:p>1.0297124386</text:p>
          </table:table-cell>
          <table:table-cell/>
          <table:table-cell office:value-type="float" office:value="1442792330.16236" calcext:value-type="float">
            <text:p>1442792330.16236</text:p>
          </table:table-cell>
          <table:table-cell table:formula="of:=[.J95]-[.$B95]" office:value-type="float" office:value="3.76011562347412" calcext:value-type="float">
            <text:p>3.76011562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92326.4627" calcext:value-type="float">
            <text:p>1442792326.4627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3.724826335907" calcext:value-type="float">
            <text:p>13.7248263359</text:p>
          </table:table-cell>
          <table:table-cell table:formula="of:=[.C96]/([.D96]-[.D95])" office:value-type="float" office:value="1085675.25301214" calcext:value-type="float">
            <text:p>1085675.25301214</text:p>
          </table:table-cell>
          <table:table-cell/>
          <table:table-cell office:value-type="float" office:value="1442792327.51275" calcext:value-type="float">
            <text:p>1442792327.51275</text:p>
          </table:table-cell>
          <table:table-cell table:formula="of:=[.G96]-[.$B96]" office:value-type="float" office:value="1.05005598068237" calcext:value-type="float">
            <text:p>1.0500559807</text:p>
          </table:table-cell>
          <table:table-cell/>
          <table:table-cell office:value-type="float" office:value="1442792330.18988" calcext:value-type="float">
            <text:p>1442792330.18988</text:p>
          </table:table-cell>
          <table:table-cell table:formula="of:=[.J96]-[.$B96]" office:value-type="float" office:value="3.72718667984009" calcext:value-type="float">
            <text:p>3.727186679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92326.52315" calcext:value-type="float">
            <text:p>1442792326.52315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3.7852742671967" calcext:value-type="float">
            <text:p>13.7852742672</text:p>
          </table:table-cell>
          <table:table-cell table:formula="of:=[.C97]/([.D97]-[.D96])" office:value-type="float" office:value="1085760.89536438" calcext:value-type="float">
            <text:p>1085760.89536438</text:p>
          </table:table-cell>
          <table:table-cell/>
          <table:table-cell office:value-type="float" office:value="1442792327.63339" calcext:value-type="float">
            <text:p>1442792327.63339</text:p>
          </table:table-cell>
          <table:table-cell table:formula="of:=[.G97]-[.$B97]" office:value-type="float" office:value="1.11024808883667" calcext:value-type="float">
            <text:p>1.1102480888</text:p>
          </table:table-cell>
          <table:table-cell/>
          <table:table-cell office:value-type="float" office:value="1442792330.2174" calcext:value-type="float">
            <text:p>1442792330.2174</text:p>
          </table:table-cell>
          <table:table-cell table:formula="of:=[.J97]-[.$B97]" office:value-type="float" office:value="3.69425225257874" calcext:value-type="float">
            <text:p>3.694252252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92326.58357" calcext:value-type="float">
            <text:p>1442792326.58357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3.8456959724426" calcext:value-type="float">
            <text:p>13.8456959724</text:p>
          </table:table-cell>
          <table:table-cell table:formula="of:=[.C98]/([.D98]-[.D97])" office:value-type="float" office:value="1086232.16992665" calcext:value-type="float">
            <text:p>1086232.16992665</text:p>
          </table:table-cell>
          <table:table-cell/>
          <table:table-cell office:value-type="float" office:value="1442792327.69469" calcext:value-type="float">
            <text:p>1442792327.69469</text:p>
          </table:table-cell>
          <table:table-cell table:formula="of:=[.G98]-[.$B98]" office:value-type="float" office:value="1.11112022399902" calcext:value-type="float">
            <text:p>1.111120224</text:p>
          </table:table-cell>
          <table:table-cell/>
          <table:table-cell office:value-type="float" office:value="1442792330.24491" calcext:value-type="float">
            <text:p>1442792330.24491</text:p>
          </table:table-cell>
          <table:table-cell table:formula="of:=[.J98]-[.$B98]" office:value-type="float" office:value="3.66134309768677" calcext:value-type="float">
            <text:p>3.661343097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92326.644" calcext:value-type="float">
            <text:p>1442792326.644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3.9061284065247" calcext:value-type="float">
            <text:p>13.9061284065</text:p>
          </table:table-cell>
          <table:table-cell table:formula="of:=[.C99]/([.D99]-[.D98])" office:value-type="float" office:value="1086039.32634768" calcext:value-type="float">
            <text:p>1086039.32634768</text:p>
          </table:table-cell>
          <table:table-cell/>
          <table:table-cell office:value-type="float" office:value="1442792327.76187" calcext:value-type="float">
            <text:p>1442792327.76187</text:p>
          </table:table-cell>
          <table:table-cell table:formula="of:=[.G99]-[.$B99]" office:value-type="float" office:value="1.11786818504334" calcext:value-type="float">
            <text:p>1.117868185</text:p>
          </table:table-cell>
          <table:table-cell/>
          <table:table-cell office:value-type="float" office:value="1442792330.27244" calcext:value-type="float">
            <text:p>1442792330.27244</text:p>
          </table:table-cell>
          <table:table-cell table:formula="of:=[.J99]-[.$B99]" office:value-type="float" office:value="3.62843537330627" calcext:value-type="float">
            <text:p>3.628435373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92326.70445" calcext:value-type="float">
            <text:p>1442792326.70445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3.9665751457214" calcext:value-type="float">
            <text:p>13.9665751457</text:p>
          </table:table-cell>
          <table:table-cell table:formula="of:=[.C100]/([.D100]-[.D99])" office:value-type="float" office:value="1085782.30806368" calcext:value-type="float">
            <text:p>1085782.30806368</text:p>
          </table:table-cell>
          <table:table-cell/>
          <table:table-cell office:value-type="float" office:value="1442792327.84246" calcext:value-type="float">
            <text:p>1442792327.84246</text:p>
          </table:table-cell>
          <table:table-cell table:formula="of:=[.G100]-[.$B100]" office:value-type="float" office:value="1.13801693916321" calcext:value-type="float">
            <text:p>1.1380169392</text:p>
          </table:table-cell>
          <table:table-cell/>
          <table:table-cell office:value-type="float" office:value="1442792330.29995" calcext:value-type="float">
            <text:p>1442792330.29995</text:p>
          </table:table-cell>
          <table:table-cell table:formula="of:=[.J100]-[.$B100]" office:value-type="float" office:value="3.59549832344055" calcext:value-type="float">
            <text:p>3.595498323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92326.76489" calcext:value-type="float">
            <text:p>1442792326.76489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4.0270142555237" calcext:value-type="float">
            <text:p>14.0270142555</text:p>
          </table:table-cell>
          <table:table-cell table:formula="of:=[.C101]/([.D101]-[.D100])" office:value-type="float" office:value="1085919.36934122" calcext:value-type="float">
            <text:p>1085919.36934122</text:p>
          </table:table-cell>
          <table:table-cell/>
          <table:table-cell office:value-type="float" office:value="1442792327.92314" calcext:value-type="float">
            <text:p>1442792327.92314</text:p>
          </table:table-cell>
          <table:table-cell table:formula="of:=[.G101]-[.$B101]" office:value-type="float" office:value="1.15825152397156" calcext:value-type="float">
            <text:p>1.158251524</text:p>
          </table:table-cell>
          <table:table-cell/>
          <table:table-cell office:value-type="float" office:value="1442792330.32745" calcext:value-type="float">
            <text:p>1442792330.32745</text:p>
          </table:table-cell>
          <table:table-cell table:formula="of:=[.J101]-[.$B101]" office:value-type="float" office:value="3.56256628036499" calcext:value-type="float">
            <text:p>3.56256628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92326.82532" calcext:value-type="float">
            <text:p>1442792326.82532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4.0874488353729" calcext:value-type="float">
            <text:p>14.0874488354</text:p>
          </table:table-cell>
          <table:table-cell table:formula="of:=[.C102]/([.D102]-[.D101])" office:value-type="float" office:value="1086000.76584833" calcext:value-type="float">
            <text:p>1086000.76584833</text:p>
          </table:table-cell>
          <table:table-cell/>
          <table:table-cell office:value-type="float" office:value="1442792327.99035" calcext:value-type="float">
            <text:p>1442792327.99035</text:p>
          </table:table-cell>
          <table:table-cell table:formula="of:=[.G102]-[.$B102]" office:value-type="float" office:value="1.1650288105011" calcext:value-type="float">
            <text:p>1.1650288105</text:p>
          </table:table-cell>
          <table:table-cell/>
          <table:table-cell office:value-type="float" office:value="1442792330.35496" calcext:value-type="float">
            <text:p>1442792330.35496</text:p>
          </table:table-cell>
          <table:table-cell table:formula="of:=[.J102]-[.$B102]" office:value-type="float" office:value="3.52963829040527" calcext:value-type="float">
            <text:p>3.529638290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92326.88575" calcext:value-type="float">
            <text:p>1442792326.88575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4.1478817462921" calcext:value-type="float">
            <text:p>14.1478817463</text:p>
          </table:table-cell>
          <table:table-cell table:formula="of:=[.C103]/([.D103]-[.D102])" office:value-type="float" office:value="1086030.75711118" calcext:value-type="float">
            <text:p>1086030.75711118</text:p>
          </table:table-cell>
          <table:table-cell/>
          <table:table-cell office:value-type="float" office:value="1442792328.071" calcext:value-type="float">
            <text:p>1442792328.071</text:p>
          </table:table-cell>
          <table:table-cell table:formula="of:=[.G103]-[.$B103]" office:value-type="float" office:value="1.18525052070618" calcext:value-type="float">
            <text:p>1.1852505207</text:p>
          </table:table-cell>
          <table:table-cell/>
          <table:table-cell office:value-type="float" office:value="1442792330.38246" calcext:value-type="float">
            <text:p>1442792330.38246</text:p>
          </table:table-cell>
          <table:table-cell table:formula="of:=[.J103]-[.$B103]" office:value-type="float" office:value="3.49670457839966" calcext:value-type="float">
            <text:p>3.496704578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92326.94622" calcext:value-type="float">
            <text:p>1442792326.94622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4.2083435058594" calcext:value-type="float">
            <text:p>14.2083435059</text:p>
          </table:table-cell>
          <table:table-cell table:formula="of:=[.C104]/([.D104]-[.D103])" office:value-type="float" office:value="1085512.56975887" calcext:value-type="float">
            <text:p>1085512.56975887</text:p>
          </table:table-cell>
          <table:table-cell/>
          <table:table-cell office:value-type="float" office:value="1442792328.13901" calcext:value-type="float">
            <text:p>1442792328.13901</text:p>
          </table:table-cell>
          <table:table-cell table:formula="of:=[.G104]-[.$B104]" office:value-type="float" office:value="1.19279885292053" calcext:value-type="float">
            <text:p>1.1927988529</text:p>
          </table:table-cell>
          <table:table-cell/>
          <table:table-cell office:value-type="float" office:value="1442792330.40997" calcext:value-type="float">
            <text:p>1442792330.40997</text:p>
          </table:table-cell>
          <table:table-cell table:formula="of:=[.J104]-[.$B104]" office:value-type="float" office:value="3.46375036239624" calcext:value-type="float">
            <text:p>3.463750362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92340.00873" calcext:value-type="float">
            <text:p>1442792340.00873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7.2708561420441" calcext:value-type="float">
            <text:p>27.270856142</text:p>
          </table:table-cell>
          <table:table-cell table:formula="of:=[.C105]/([.D105]-[.D104])" office:value-type="float" office:value="5024.45446967007" calcext:value-type="float">
            <text:p>5024.4544696701</text:p>
          </table:table-cell>
          <table:table-cell/>
          <table:table-cell office:value-type="float" office:value="1442792340.50498" calcext:value-type="float">
            <text:p>1442792340.50498</text:p>
          </table:table-cell>
          <table:table-cell table:formula="of:=[.G105]-[.$B105]" office:value-type="float" office:value="0.496252775192261" calcext:value-type="float">
            <text:p>0.4962527752</text:p>
          </table:table-cell>
          <table:table-cell/>
          <table:table-cell office:value-type="float" office:value="1442792340.50501" calcext:value-type="float">
            <text:p>1442792340.50501</text:p>
          </table:table-cell>
          <table:table-cell table:formula="of:=[.J105]-[.$B105]" office:value-type="float" office:value="0.496285200119019" calcext:value-type="float">
            <text:p>0.496285200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92340.09107" calcext:value-type="float">
            <text:p>1442792340.09107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7.3531939983368" calcext:value-type="float">
            <text:p>27.3531939983</text:p>
          </table:table-cell>
          <table:table-cell table:formula="of:=[.C106]/([.D106]-[.D105])" office:value-type="float" office:value="797106.008767917" calcext:value-type="float">
            <text:p>797106.008767917</text:p>
          </table:table-cell>
          <table:table-cell/>
          <table:table-cell office:value-type="float" office:value="1442792340.64088" calcext:value-type="float">
            <text:p>1442792340.64088</text:p>
          </table:table-cell>
          <table:table-cell table:formula="of:=[.G106]-[.$B106]" office:value-type="float" office:value="0.549810171127319" calcext:value-type="float">
            <text:p>0.5498101711</text:p>
          </table:table-cell>
          <table:table-cell/>
          <table:table-cell office:value-type="float" office:value="1442792340.64092" calcext:value-type="float">
            <text:p>1442792340.64092</text:p>
          </table:table-cell>
          <table:table-cell table:formula="of:=[.J106]-[.$B106]" office:value-type="float" office:value="0.549853801727295" calcext:value-type="float">
            <text:p>0.549853801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92340.17327" calcext:value-type="float">
            <text:p>1442792340.17327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7.4354026317596" calcext:value-type="float">
            <text:p>27.4354026318</text:p>
          </table:table-cell>
          <table:table-cell table:formula="of:=[.C107]/([.D107]-[.D106])" office:value-type="float" office:value="798358.971160762" calcext:value-type="float">
            <text:p>798358.971160762</text:p>
          </table:table-cell>
          <table:table-cell/>
          <table:table-cell office:value-type="float" office:value="1442792340.75184" calcext:value-type="float">
            <text:p>1442792340.75184</text:p>
          </table:table-cell>
          <table:table-cell table:formula="of:=[.G107]-[.$B107]" office:value-type="float" office:value="0.578566789627075" calcext:value-type="float">
            <text:p>0.5785667896</text:p>
          </table:table-cell>
          <table:table-cell/>
          <table:table-cell office:value-type="float" office:value="1442792340.75188" calcext:value-type="float">
            <text:p>1442792340.75188</text:p>
          </table:table-cell>
          <table:table-cell table:formula="of:=[.J107]-[.$B107]" office:value-type="float" office:value="0.578606128692627" calcext:value-type="float">
            <text:p>0.578606128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92340.2555" calcext:value-type="float">
            <text:p>1442792340.2555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7.5176258087158" calcext:value-type="float">
            <text:p>27.5176258087</text:p>
          </table:table-cell>
          <table:table-cell table:formula="of:=[.C108]/([.D108]-[.D107])" office:value-type="float" office:value="798217.758418414" calcext:value-type="float">
            <text:p>798217.758418414</text:p>
          </table:table-cell>
          <table:table-cell/>
          <table:table-cell office:value-type="float" office:value="1442792340.83415" calcext:value-type="float">
            <text:p>1442792340.83415</text:p>
          </table:table-cell>
          <table:table-cell table:formula="of:=[.G108]-[.$B108]" office:value-type="float" office:value="0.578649044036865" calcext:value-type="float">
            <text:p>0.578649044</text:p>
          </table:table-cell>
          <table:table-cell/>
          <table:table-cell office:value-type="float" office:value="1442792340.83422" calcext:value-type="float">
            <text:p>1442792340.83422</text:p>
          </table:table-cell>
          <table:table-cell table:formula="of:=[.J108]-[.$B108]" office:value-type="float" office:value="0.57872200012207" calcext:value-type="float">
            <text:p>0.578722000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92340.33778" calcext:value-type="float">
            <text:p>1442792340.33778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7.5999088287354" calcext:value-type="float">
            <text:p>27.5999088287</text:p>
          </table:table-cell>
          <table:table-cell table:formula="of:=[.C109]/([.D109]-[.D108])" office:value-type="float" office:value="797637.228001854" calcext:value-type="float">
            <text:p>797637.228001854</text:p>
          </table:table-cell>
          <table:table-cell/>
          <table:table-cell office:value-type="float" office:value="1442792340.91632" calcext:value-type="float">
            <text:p>1442792340.91632</text:p>
          </table:table-cell>
          <table:table-cell table:formula="of:=[.G109]-[.$B109]" office:value-type="float" office:value="0.578543424606323" calcext:value-type="float">
            <text:p>0.5785434246</text:p>
          </table:table-cell>
          <table:table-cell/>
          <table:table-cell office:value-type="float" office:value="1442792340.91635" calcext:value-type="float">
            <text:p>1442792340.91635</text:p>
          </table:table-cell>
          <table:table-cell table:formula="of:=[.J109]-[.$B109]" office:value-type="float" office:value="0.57857084274292" calcext:value-type="float">
            <text:p>0.578570842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92340.42004" calcext:value-type="float">
            <text:p>1442792340.42004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7.6821632385254" calcext:value-type="float">
            <text:p>27.6821632385</text:p>
          </table:table-cell>
          <table:table-cell table:formula="of:=[.C110]/([.D110]-[.D109])" office:value-type="float" office:value="797914.667037681" calcext:value-type="float">
            <text:p>797914.667037681</text:p>
          </table:table-cell>
          <table:table-cell/>
          <table:table-cell office:value-type="float" office:value="1442792340.99859" calcext:value-type="float">
            <text:p>1442792340.99859</text:p>
          </table:table-cell>
          <table:table-cell table:formula="of:=[.G110]-[.$B110]" office:value-type="float" office:value="0.578556776046753" calcext:value-type="float">
            <text:p>0.578556776</text:p>
          </table:table-cell>
          <table:table-cell/>
          <table:table-cell office:value-type="float" office:value="1442792340.99864" calcext:value-type="float">
            <text:p>1442792340.99864</text:p>
          </table:table-cell>
          <table:table-cell table:formula="of:=[.J110]-[.$B110]" office:value-type="float" office:value="0.578602075576782" calcext:value-type="float">
            <text:p>0.578602075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92340.5023" calcext:value-type="float">
            <text:p>1442792340.5023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7.7644259929657" calcext:value-type="float">
            <text:p>27.764425993</text:p>
          </table:table-cell>
          <table:table-cell table:formula="of:=[.C111]/([.D111]-[.D110])" office:value-type="float" office:value="797833.727384178" calcext:value-type="float">
            <text:p>797833.727384178</text:p>
          </table:table-cell>
          <table:table-cell/>
          <table:table-cell office:value-type="float" office:value="1442792341.08082" calcext:value-type="float">
            <text:p>1442792341.08082</text:p>
          </table:table-cell>
          <table:table-cell table:formula="of:=[.G111]-[.$B111]" office:value-type="float" office:value="0.578521490097046" calcext:value-type="float">
            <text:p>0.5785214901</text:p>
          </table:table-cell>
          <table:table-cell/>
          <table:table-cell office:value-type="float" office:value="1442792341.08087" calcext:value-type="float">
            <text:p>1442792341.08087</text:p>
          </table:table-cell>
          <table:table-cell table:formula="of:=[.J111]-[.$B111]" office:value-type="float" office:value="0.578569889068604" calcext:value-type="float">
            <text:p>0.578569889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92340.58452" calcext:value-type="float">
            <text:p>1442792340.58452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7.8466453552246" calcext:value-type="float">
            <text:p>27.8466453552</text:p>
          </table:table-cell>
          <table:table-cell table:formula="of:=[.C112]/([.D112]-[.D111])" office:value-type="float" office:value="798254.792992957" calcext:value-type="float">
            <text:p>798254.792992957</text:p>
          </table:table-cell>
          <table:table-cell/>
          <table:table-cell office:value-type="float" office:value="1442792341.1634" calcext:value-type="float">
            <text:p>1442792341.1634</text:p>
          </table:table-cell>
          <table:table-cell table:formula="of:=[.G112]-[.$B112]" office:value-type="float" office:value="0.578885793685913" calcext:value-type="float">
            <text:p>0.5788857937</text:p>
          </table:table-cell>
          <table:table-cell/>
          <table:table-cell office:value-type="float" office:value="1442792341.16349" calcext:value-type="float">
            <text:p>1442792341.16349</text:p>
          </table:table-cell>
          <table:table-cell table:formula="of:=[.J112]-[.$B112]" office:value-type="float" office:value="0.578971862792969" calcext:value-type="float">
            <text:p>0.578971862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92340.66675" calcext:value-type="float">
            <text:p>1442792340.66675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7.9288783073425" calcext:value-type="float">
            <text:p>27.9288783073</text:p>
          </table:table-cell>
          <table:table-cell table:formula="of:=[.C113]/([.D113]-[.D112])" office:value-type="float" office:value="798122.873004552" calcext:value-type="float">
            <text:p>798122.873004552</text:p>
          </table:table-cell>
          <table:table-cell/>
          <table:table-cell office:value-type="float" office:value="1442792341.24574" calcext:value-type="float">
            <text:p>1442792341.24574</text:p>
          </table:table-cell>
          <table:table-cell table:formula="of:=[.G113]-[.$B113]" office:value-type="float" office:value="0.578994512557983" calcext:value-type="float">
            <text:p>0.5789945126</text:p>
          </table:table-cell>
          <table:table-cell/>
          <table:table-cell office:value-type="float" office:value="1442792341.24586" calcext:value-type="float">
            <text:p>1442792341.24586</text:p>
          </table:table-cell>
          <table:table-cell table:formula="of:=[.J113]-[.$B113]" office:value-type="float" office:value="0.579105615615845" calcext:value-type="float">
            <text:p>0.579105615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92340.749" calcext:value-type="float">
            <text:p>1442792340.749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8.011132478714" calcext:value-type="float">
            <text:p>28.0111324787</text:p>
          </table:table-cell>
          <table:table-cell table:formula="of:=[.C114]/([.D114]-[.D113])" office:value-type="float" office:value="797916.979840521" calcext:value-type="float">
            <text:p>797916.979840521</text:p>
          </table:table-cell>
          <table:table-cell/>
          <table:table-cell office:value-type="float" office:value="1442792341.32854" calcext:value-type="float">
            <text:p>1442792341.32854</text:p>
          </table:table-cell>
          <table:table-cell table:formula="of:=[.G114]-[.$B114]" office:value-type="float" office:value="0.579538822174072" calcext:value-type="float">
            <text:p>0.5795388222</text:p>
          </table:table-cell>
          <table:table-cell/>
          <table:table-cell office:value-type="float" office:value="1442792341.3286" calcext:value-type="float">
            <text:p>1442792341.3286</text:p>
          </table:table-cell>
          <table:table-cell table:formula="of:=[.J114]-[.$B114]" office:value-type="float" office:value="0.57959508895874" calcext:value-type="float">
            <text:p>0.57959508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92340.83142" calcext:value-type="float">
            <text:p>1442792340.83142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8.093544960022" calcext:value-type="float">
            <text:p>28.09354496</text:p>
          </table:table-cell>
          <table:table-cell table:formula="of:=[.C115]/([.D115]-[.D114])" office:value-type="float" office:value="796384.224310962" calcext:value-type="float">
            <text:p>796384.224310962</text:p>
          </table:table-cell>
          <table:table-cell/>
          <table:table-cell office:value-type="float" office:value="1442792341.41055" calcext:value-type="float">
            <text:p>1442792341.41055</text:p>
          </table:table-cell>
          <table:table-cell table:formula="of:=[.G115]-[.$B115]" office:value-type="float" office:value="0.579130172729492" calcext:value-type="float">
            <text:p>0.5791301727</text:p>
          </table:table-cell>
          <table:table-cell/>
          <table:table-cell office:value-type="float" office:value="1442792341.4106" calcext:value-type="float">
            <text:p>1442792341.4106</text:p>
          </table:table-cell>
          <table:table-cell table:formula="of:=[.J115]-[.$B115]" office:value-type="float" office:value="0.579182624816895" calcext:value-type="float">
            <text:p>0.579182624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92340.91386" calcext:value-type="float">
            <text:p>1442792340.91386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8.1759879589081" calcext:value-type="float">
            <text:p>28.1759879589</text:p>
          </table:table-cell>
          <table:table-cell table:formula="of:=[.C116]/([.D116]-[.D115])" office:value-type="float" office:value="796089.430112409" calcext:value-type="float">
            <text:p>796089.430112409</text:p>
          </table:table-cell>
          <table:table-cell/>
          <table:table-cell office:value-type="float" office:value="1442792341.52929" calcext:value-type="float">
            <text:p>1442792341.52929</text:p>
          </table:table-cell>
          <table:table-cell table:formula="of:=[.G116]-[.$B116]" office:value-type="float" office:value="0.615433931350708" calcext:value-type="float">
            <text:p>0.6154339314</text:p>
          </table:table-cell>
          <table:table-cell/>
          <table:table-cell office:value-type="float" office:value="1442792341.52934" calcext:value-type="float">
            <text:p>1442792341.52934</text:p>
          </table:table-cell>
          <table:table-cell table:formula="of:=[.J116]-[.$B116]" office:value-type="float" office:value="0.61547589302063" calcext:value-type="float">
            <text:p>0.61547589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92340.99616" calcext:value-type="float">
            <text:p>1442792340.99616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8.2582893371582" calcext:value-type="float">
            <text:p>28.2582893372</text:p>
          </table:table-cell>
          <table:table-cell table:formula="of:=[.C117]/([.D117]-[.D116])" office:value-type="float" office:value="797459.30621645" calcext:value-type="float">
            <text:p>797459.30621645</text:p>
          </table:table-cell>
          <table:table-cell/>
          <table:table-cell office:value-type="float" office:value="1442792341.6459" calcext:value-type="float">
            <text:p>1442792341.6459</text:p>
          </table:table-cell>
          <table:table-cell table:formula="of:=[.G117]-[.$B117]" office:value-type="float" office:value="0.649741888046265" calcext:value-type="float">
            <text:p>0.649741888</text:p>
          </table:table-cell>
          <table:table-cell/>
          <table:table-cell office:value-type="float" office:value="1442792341.64605" calcext:value-type="float">
            <text:p>1442792341.64605</text:p>
          </table:table-cell>
          <table:table-cell table:formula="of:=[.J117]-[.$B117]" office:value-type="float" office:value="0.649892807006836" calcext:value-type="float">
            <text:p>0.64989280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92341.07458" calcext:value-type="float">
            <text:p>1442792341.07458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8.3367099761963" calcext:value-type="float">
            <text:p>28.3367099762</text:p>
          </table:table-cell>
          <table:table-cell table:formula="of:=[.C118]/([.D118]-[.D117])" office:value-type="float" office:value="836922.534744011" calcext:value-type="float">
            <text:p>836922.534744011</text:p>
          </table:table-cell>
          <table:table-cell/>
          <table:table-cell office:value-type="float" office:value="1442792341.68992" calcext:value-type="float">
            <text:p>1442792341.68992</text:p>
          </table:table-cell>
          <table:table-cell table:formula="of:=[.G118]-[.$B118]" office:value-type="float" office:value="0.615338087081909" calcext:value-type="float">
            <text:p>0.6153380871</text:p>
          </table:table-cell>
          <table:table-cell/>
          <table:table-cell office:value-type="float" office:value="1442792341.69" calcext:value-type="float">
            <text:p>1442792341.69</text:p>
          </table:table-cell>
          <table:table-cell table:formula="of:=[.J118]-[.$B118]" office:value-type="float" office:value="0.61541485786438" calcext:value-type="float">
            <text:p>0.615414857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92341.15306" calcext:value-type="float">
            <text:p>1442792341.15306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8.415186882019" calcext:value-type="float">
            <text:p>28.415186882</text:p>
          </table:table-cell>
          <table:table-cell table:formula="of:=[.C119]/([.D119]-[.D118])" office:value-type="float" office:value="836322.473623449" calcext:value-type="float">
            <text:p>836322.473623449</text:p>
          </table:table-cell>
          <table:table-cell/>
          <table:table-cell office:value-type="float" office:value="1442792341.80326" calcext:value-type="float">
            <text:p>1442792341.80326</text:p>
          </table:table-cell>
          <table:table-cell table:formula="of:=[.G119]-[.$B119]" office:value-type="float" office:value="0.650202989578247" calcext:value-type="float">
            <text:p>0.6502029896</text:p>
          </table:table-cell>
          <table:table-cell/>
          <table:table-cell office:value-type="float" office:value="1442792341.80331" calcext:value-type="float">
            <text:p>1442792341.80331</text:p>
          </table:table-cell>
          <table:table-cell table:formula="of:=[.J119]-[.$B119]" office:value-type="float" office:value="0.650250673294067" calcext:value-type="float">
            <text:p>0.650250673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92341.23153" calcext:value-type="float">
            <text:p>1442792341.23153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8.49365401268" calcext:value-type="float">
            <text:p>28.4936540127</text:p>
          </table:table-cell>
          <table:table-cell table:formula="of:=[.C120]/([.D120]-[.D119])" office:value-type="float" office:value="836426.659763305" calcext:value-type="float">
            <text:p>836426.659763305</text:p>
          </table:table-cell>
          <table:table-cell/>
          <table:table-cell office:value-type="float" office:value="1442792341.88152" calcext:value-type="float">
            <text:p>1442792341.88152</text:p>
          </table:table-cell>
          <table:table-cell table:formula="of:=[.G120]-[.$B120]" office:value-type="float" office:value="0.649997234344482" calcext:value-type="float">
            <text:p>0.6499972343</text:p>
          </table:table-cell>
          <table:table-cell/>
          <table:table-cell office:value-type="float" office:value="1442792341.88157" calcext:value-type="float">
            <text:p>1442792341.88157</text:p>
          </table:table-cell>
          <table:table-cell table:formula="of:=[.J120]-[.$B120]" office:value-type="float" office:value="0.650044202804565" calcext:value-type="float">
            <text:p>0.650044202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92341.31" calcext:value-type="float">
            <text:p>1442792341.31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8.5721318721771" calcext:value-type="float">
            <text:p>28.5721318722</text:p>
          </table:table-cell>
          <table:table-cell table:formula="of:=[.C121]/([.D121]-[.D120])" office:value-type="float" office:value="836312.310511605" calcext:value-type="float">
            <text:p>836312.310511605</text:p>
          </table:table-cell>
          <table:table-cell/>
          <table:table-cell office:value-type="float" office:value="1442792341.95974" calcext:value-type="float">
            <text:p>1442792341.95974</text:p>
          </table:table-cell>
          <table:table-cell table:formula="of:=[.G121]-[.$B121]" office:value-type="float" office:value="0.649732112884522" calcext:value-type="float">
            <text:p>0.6497321129</text:p>
          </table:table-cell>
          <table:table-cell/>
          <table:table-cell office:value-type="float" office:value="1442792341.95984" calcext:value-type="float">
            <text:p>1442792341.95984</text:p>
          </table:table-cell>
          <table:table-cell table:formula="of:=[.J121]-[.$B121]" office:value-type="float" office:value="0.649840593338013" calcext:value-type="float">
            <text:p>0.649840593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92341.38844" calcext:value-type="float">
            <text:p>1442792341.38844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8.6505675315857" calcext:value-type="float">
            <text:p>28.6505675316</text:p>
          </table:table-cell>
          <table:table-cell table:formula="of:=[.C122]/([.D122]-[.D121])" office:value-type="float" office:value="836762.264700608" calcext:value-type="float">
            <text:p>836762.264700608</text:p>
          </table:table-cell>
          <table:table-cell/>
          <table:table-cell office:value-type="float" office:value="1442792342.03851" calcext:value-type="float">
            <text:p>1442792342.03851</text:p>
          </table:table-cell>
          <table:table-cell table:formula="of:=[.G122]-[.$B122]" office:value-type="float" office:value="0.650069713592529" calcext:value-type="float">
            <text:p>0.6500697136</text:p>
          </table:table-cell>
          <table:table-cell/>
          <table:table-cell office:value-type="float" office:value="1442792342.03854" calcext:value-type="float">
            <text:p>1442792342.03854</text:p>
          </table:table-cell>
          <table:table-cell table:formula="of:=[.J122]-[.$B122]" office:value-type="float" office:value="0.650104999542236" calcext:value-type="float">
            <text:p>0.650104999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92341.46687" calcext:value-type="float">
            <text:p>1442792341.46687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8.7289998531342" calcext:value-type="float">
            <text:p>28.7289998531</text:p>
          </table:table-cell>
          <table:table-cell table:formula="of:=[.C123]/([.D123]-[.D122])" office:value-type="float" office:value="836797.874960863" calcext:value-type="float">
            <text:p>836797.874960863</text:p>
          </table:table-cell>
          <table:table-cell/>
          <table:table-cell office:value-type="float" office:value="1442792342.11659" calcext:value-type="float">
            <text:p>1442792342.11659</text:p>
          </table:table-cell>
          <table:table-cell table:formula="of:=[.G123]-[.$B123]" office:value-type="float" office:value="0.649718046188355" calcext:value-type="float">
            <text:p>0.6497180462</text:p>
          </table:table-cell>
          <table:table-cell/>
          <table:table-cell office:value-type="float" office:value="1442792342.11662" calcext:value-type="float">
            <text:p>1442792342.11662</text:p>
          </table:table-cell>
          <table:table-cell table:formula="of:=[.J123]-[.$B123]" office:value-type="float" office:value="0.649746656417847" calcext:value-type="float">
            <text:p>0.649746656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92341.54526" calcext:value-type="float">
            <text:p>1442792341.54526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8.8073928356171" calcext:value-type="float">
            <text:p>28.8073928356</text:p>
          </table:table-cell>
          <table:table-cell table:formula="of:=[.C124]/([.D124]-[.D123])" office:value-type="float" office:value="837217.795793239" calcext:value-type="float">
            <text:p>837217.795793239</text:p>
          </table:table-cell>
          <table:table-cell/>
          <table:table-cell office:value-type="float" office:value="1442792342.19454" calcext:value-type="float">
            <text:p>1442792342.19454</text:p>
          </table:table-cell>
          <table:table-cell table:formula="of:=[.G124]-[.$B124]" office:value-type="float" office:value="0.64927077293396" calcext:value-type="float">
            <text:p>0.6492707729</text:p>
          </table:table-cell>
          <table:table-cell/>
          <table:table-cell office:value-type="float" office:value="1442792342.19457" calcext:value-type="float">
            <text:p>1442792342.19457</text:p>
          </table:table-cell>
          <table:table-cell table:formula="of:=[.J124]-[.$B124]" office:value-type="float" office:value="0.649306297302246" calcext:value-type="float">
            <text:p>0.649306297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92341.62365" calcext:value-type="float">
            <text:p>1442792341.62365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8.8857777118683" calcext:value-type="float">
            <text:p>28.8857777119</text:p>
          </table:table-cell>
          <table:table-cell table:formula="of:=[.C125]/([.D125]-[.D124])" office:value-type="float" office:value="837304.377309365" calcext:value-type="float">
            <text:p>837304.377309365</text:p>
          </table:table-cell>
          <table:table-cell/>
          <table:table-cell office:value-type="float" office:value="1442792342.27319" calcext:value-type="float">
            <text:p>1442792342.27319</text:p>
          </table:table-cell>
          <table:table-cell table:formula="of:=[.G125]-[.$B125]" office:value-type="float" office:value="0.649536371231079" calcext:value-type="float">
            <text:p>0.6495363712</text:p>
          </table:table-cell>
          <table:table-cell/>
          <table:table-cell office:value-type="float" office:value="1442792342.27322" calcext:value-type="float">
            <text:p>1442792342.27322</text:p>
          </table:table-cell>
          <table:table-cell table:formula="of:=[.J125]-[.$B125]" office:value-type="float" office:value="0.649567604064941" calcext:value-type="float">
            <text:p>0.649567604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92341.70203" calcext:value-type="float">
            <text:p>1442792341.70203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8.9641578197479" calcext:value-type="float">
            <text:p>28.9641578197</text:p>
          </table:table-cell>
          <table:table-cell table:formula="of:=[.C126]/([.D126]-[.D125])" office:value-type="float" office:value="837355.315978707" calcext:value-type="float">
            <text:p>837355.315978707</text:p>
          </table:table-cell>
          <table:table-cell/>
          <table:table-cell office:value-type="float" office:value="1442792342.35162" calcext:value-type="float">
            <text:p>1442792342.35162</text:p>
          </table:table-cell>
          <table:table-cell table:formula="of:=[.G126]-[.$B126]" office:value-type="float" office:value="0.649595022201538" calcext:value-type="float">
            <text:p>0.6495950222</text:p>
          </table:table-cell>
          <table:table-cell/>
          <table:table-cell office:value-type="float" office:value="1442792342.35164" calcext:value-type="float">
            <text:p>1442792342.35164</text:p>
          </table:table-cell>
          <table:table-cell table:formula="of:=[.J126]-[.$B126]" office:value-type="float" office:value="0.649613857269287" calcext:value-type="float">
            <text:p>0.649613857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92341.78038" calcext:value-type="float">
            <text:p>1442792341.78038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9.0425078868866" calcext:value-type="float">
            <text:p>29.0425078869</text:p>
          </table:table-cell>
          <table:table-cell table:formula="of:=[.C127]/([.D127]-[.D126])" office:value-type="float" office:value="837676.372170018" calcext:value-type="float">
            <text:p>837676.372170018</text:p>
          </table:table-cell>
          <table:table-cell/>
          <table:table-cell office:value-type="float" office:value="1442792342.47403" calcext:value-type="float">
            <text:p>1442792342.47403</text:p>
          </table:table-cell>
          <table:table-cell table:formula="of:=[.G127]-[.$B127]" office:value-type="float" office:value="0.693647146224976" calcext:value-type="float">
            <text:p>0.6936471462</text:p>
          </table:table-cell>
          <table:table-cell/>
          <table:table-cell office:value-type="float" office:value="1442792342.4741" calcext:value-type="float">
            <text:p>1442792342.4741</text:p>
          </table:table-cell>
          <table:table-cell table:formula="of:=[.J127]-[.$B127]" office:value-type="float" office:value="0.693717479705811" calcext:value-type="float">
            <text:p>0.693717479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92341.85877" calcext:value-type="float">
            <text:p>1442792341.85877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9.1208987236023" calcext:value-type="float">
            <text:p>29.1208987236</text:p>
          </table:table-cell>
          <table:table-cell table:formula="of:=[.C128]/([.D128]-[.D127])" office:value-type="float" office:value="837240.712687237" calcext:value-type="float">
            <text:p>837240.712687237</text:p>
          </table:table-cell>
          <table:table-cell/>
          <table:table-cell office:value-type="float" office:value="1442792342.55288" calcext:value-type="float">
            <text:p>1442792342.55288</text:p>
          </table:table-cell>
          <table:table-cell table:formula="of:=[.G128]-[.$B128]" office:value-type="float" office:value="0.694109678268433" calcext:value-type="float">
            <text:p>0.6941096783</text:p>
          </table:table-cell>
          <table:table-cell/>
          <table:table-cell office:value-type="float" office:value="1442792342.55292" calcext:value-type="float">
            <text:p>1442792342.55292</text:p>
          </table:table-cell>
          <table:table-cell table:formula="of:=[.J128]-[.$B128]" office:value-type="float" office:value="0.694151878356934" calcext:value-type="float">
            <text:p>0.694151878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92341.93718" calcext:value-type="float">
            <text:p>1442792341.93718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9.1993088722229" calcext:value-type="float">
            <text:p>29.1993088722</text:p>
          </table:table-cell>
          <table:table-cell table:formula="of:=[.C129]/([.D129]-[.D128])" office:value-type="float" office:value="837034.505795497" calcext:value-type="float">
            <text:p>837034.505795497</text:p>
          </table:table-cell>
          <table:table-cell/>
          <table:table-cell office:value-type="float" office:value="1442792342.61974" calcext:value-type="float">
            <text:p>1442792342.61974</text:p>
          </table:table-cell>
          <table:table-cell table:formula="of:=[.G129]-[.$B129]" office:value-type="float" office:value="0.682555913925171" calcext:value-type="float">
            <text:p>0.6825559139</text:p>
          </table:table-cell>
          <table:table-cell/>
          <table:table-cell office:value-type="float" office:value="1442792342.61981" calcext:value-type="float">
            <text:p>1442792342.61981</text:p>
          </table:table-cell>
          <table:table-cell table:formula="of:=[.J129]-[.$B129]" office:value-type="float" office:value="0.682627677917481" calcext:value-type="float">
            <text:p>0.682627677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92342.01257" calcext:value-type="float">
            <text:p>1442792342.01257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9.2746968269348" calcext:value-type="float">
            <text:p>29.2746968269</text:p>
          </table:table-cell>
          <table:table-cell table:formula="of:=[.C130]/([.D130]-[.D129])" office:value-type="float" office:value="870590.006729918" calcext:value-type="float">
            <text:p>870590.006729918</text:p>
          </table:table-cell>
          <table:table-cell/>
          <table:table-cell office:value-type="float" office:value="1442792342.68388" calcext:value-type="float">
            <text:p>1442792342.68388</text:p>
          </table:table-cell>
          <table:table-cell table:formula="of:=[.G130]-[.$B130]" office:value-type="float" office:value="0.671306371688843" calcext:value-type="float">
            <text:p>0.6713063717</text:p>
          </table:table-cell>
          <table:table-cell/>
          <table:table-cell office:value-type="float" office:value="1442792342.68392" calcext:value-type="float">
            <text:p>1442792342.68392</text:p>
          </table:table-cell>
          <table:table-cell table:formula="of:=[.J130]-[.$B130]" office:value-type="float" office:value="0.671348094940186" calcext:value-type="float">
            <text:p>0.671348094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92342.07692" calcext:value-type="float">
            <text:p>1442792342.07692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9.3390514850616" calcext:value-type="float">
            <text:p>29.3390514851</text:p>
          </table:table-cell>
          <table:table-cell table:formula="of:=[.C131]/([.D131]-[.D130])" office:value-type="float" office:value="1019848.47578013" calcext:value-type="float">
            <text:p>1019848.47578013</text:p>
          </table:table-cell>
          <table:table-cell/>
          <table:table-cell office:value-type="float" office:value="1442792342.74881" calcext:value-type="float">
            <text:p>1442792342.74881</text:p>
          </table:table-cell>
          <table:table-cell table:formula="of:=[.G131]-[.$B131]" office:value-type="float" office:value="0.671888828277588" calcext:value-type="float">
            <text:p>0.6718888283</text:p>
          </table:table-cell>
          <table:table-cell/>
          <table:table-cell office:value-type="float" office:value="1442792342.74885" calcext:value-type="float">
            <text:p>1442792342.74885</text:p>
          </table:table-cell>
          <table:table-cell table:formula="of:=[.J131]-[.$B131]" office:value-type="float" office:value="0.671927690505981" calcext:value-type="float">
            <text:p>0.671927690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92342.1412" calcext:value-type="float">
            <text:p>1442792342.1412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9.4033298492432" calcext:value-type="float">
            <text:p>29.4033298492</text:p>
          </table:table-cell>
          <table:table-cell table:formula="of:=[.C132]/([.D132]-[.D131])" office:value-type="float" office:value="1021058.96495217" calcext:value-type="float">
            <text:p>1021058.96495217</text:p>
          </table:table-cell>
          <table:table-cell/>
          <table:table-cell office:value-type="float" office:value="1442792342.87707" calcext:value-type="float">
            <text:p>1442792342.87707</text:p>
          </table:table-cell>
          <table:table-cell table:formula="of:=[.G132]-[.$B132]" office:value-type="float" office:value="0.735864400863647" calcext:value-type="float">
            <text:p>0.7358644009</text:p>
          </table:table-cell>
          <table:table-cell/>
          <table:table-cell office:value-type="float" office:value="1442792342.87726" calcext:value-type="float">
            <text:p>1442792342.87726</text:p>
          </table:table-cell>
          <table:table-cell table:formula="of:=[.J132]-[.$B132]" office:value-type="float" office:value="0.736055135726929" calcext:value-type="float">
            <text:p>0.736055135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92342.20551" calcext:value-type="float">
            <text:p>1442792342.20551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9.4676396846771" calcext:value-type="float">
            <text:p>29.4676396847</text:p>
          </table:table-cell>
          <table:table-cell table:formula="of:=[.C133]/([.D133]-[.D132])" office:value-type="float" office:value="1020559.29014774" calcext:value-type="float">
            <text:p>1020559.29014774</text:p>
          </table:table-cell>
          <table:table-cell/>
          <table:table-cell office:value-type="float" office:value="1442792342.94146" calcext:value-type="float">
            <text:p>1442792342.94146</text:p>
          </table:table-cell>
          <table:table-cell table:formula="of:=[.G133]-[.$B133]" office:value-type="float" office:value="0.735946416854858" calcext:value-type="float">
            <text:p>0.7359464169</text:p>
          </table:table-cell>
          <table:table-cell/>
          <table:table-cell office:value-type="float" office:value="1442792342.9415" calcext:value-type="float">
            <text:p>1442792342.9415</text:p>
          </table:table-cell>
          <table:table-cell table:formula="of:=[.J133]-[.$B133]" office:value-type="float" office:value="0.735987663269043" calcext:value-type="float">
            <text:p>0.73598766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92342.26982" calcext:value-type="float">
            <text:p>1442792342.26982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9.5319471359253" calcext:value-type="float">
            <text:p>29.5319471359</text:p>
          </table:table-cell>
          <table:table-cell table:formula="of:=[.C134]/([.D134]-[.D133])" office:value-type="float" office:value="1020597.12717768" calcext:value-type="float">
            <text:p>1020597.12717768</text:p>
          </table:table-cell>
          <table:table-cell/>
          <table:table-cell office:value-type="float" office:value="1442792343.00608" calcext:value-type="float">
            <text:p>1442792343.00608</text:p>
          </table:table-cell>
          <table:table-cell table:formula="of:=[.G134]-[.$B134]" office:value-type="float" office:value="0.736265897750855" calcext:value-type="float">
            <text:p>0.7362658978</text:p>
          </table:table-cell>
          <table:table-cell/>
          <table:table-cell office:value-type="float" office:value="1442792343.00615" calcext:value-type="float">
            <text:p>1442792343.00615</text:p>
          </table:table-cell>
          <table:table-cell table:formula="of:=[.J134]-[.$B134]" office:value-type="float" office:value="0.736329078674316" calcext:value-type="float">
            <text:p>0.736329078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92342.33413" calcext:value-type="float">
            <text:p>1442792342.33413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9.5962588787079" calcext:value-type="float">
            <text:p>29.5962588787</text:p>
          </table:table-cell>
          <table:table-cell table:formula="of:=[.C135]/([.D135]-[.D134])" office:value-type="float" office:value="1020529.02254368" calcext:value-type="float">
            <text:p>1020529.02254368</text:p>
          </table:table-cell>
          <table:table-cell/>
          <table:table-cell office:value-type="float" office:value="1442792343.07021" calcext:value-type="float">
            <text:p>1442792343.07021</text:p>
          </table:table-cell>
          <table:table-cell table:formula="of:=[.G135]-[.$B135]" office:value-type="float" office:value="0.736079454421997" calcext:value-type="float">
            <text:p>0.7360794544</text:p>
          </table:table-cell>
          <table:table-cell/>
          <table:table-cell office:value-type="float" office:value="1442792343.07025" calcext:value-type="float">
            <text:p>1442792343.07025</text:p>
          </table:table-cell>
          <table:table-cell table:formula="of:=[.J135]-[.$B135]" office:value-type="float" office:value="0.73612380027771" calcext:value-type="float">
            <text:p>0.736123800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92342.39842" calcext:value-type="float">
            <text:p>1442792342.39842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9.6605513095856" calcext:value-type="float">
            <text:p>29.6605513096</text:p>
          </table:table-cell>
          <table:table-cell table:formula="of:=[.C136]/([.D136]-[.D135])" office:value-type="float" office:value="1020835.56499618" calcext:value-type="float">
            <text:p>1020835.56499618</text:p>
          </table:table-cell>
          <table:table-cell/>
          <table:table-cell office:value-type="float" office:value="1442792343.13467" calcext:value-type="float">
            <text:p>1442792343.13467</text:p>
          </table:table-cell>
          <table:table-cell table:formula="of:=[.G136]-[.$B136]" office:value-type="float" office:value="0.736250638961792" calcext:value-type="float">
            <text:p>0.736250639</text:p>
          </table:table-cell>
          <table:table-cell/>
          <table:table-cell office:value-type="float" office:value="1442792343.13474" calcext:value-type="float">
            <text:p>1442792343.13474</text:p>
          </table:table-cell>
          <table:table-cell table:formula="of:=[.J136]-[.$B136]" office:value-type="float" office:value="0.736312389373779" calcext:value-type="float">
            <text:p>0.736312389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92342.46271" calcext:value-type="float">
            <text:p>1442792342.46271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9.7248392105103" calcext:value-type="float">
            <text:p>29.7248392105</text:p>
          </table:table-cell>
          <table:table-cell table:formula="of:=[.C137]/([.D137]-[.D136])" office:value-type="float" office:value="1020907.49668265" calcext:value-type="float">
            <text:p>1020907.49668265</text:p>
          </table:table-cell>
          <table:table-cell/>
          <table:table-cell office:value-type="float" office:value="1442792343.19892" calcext:value-type="float">
            <text:p>1442792343.19892</text:p>
          </table:table-cell>
          <table:table-cell table:formula="of:=[.G137]-[.$B137]" office:value-type="float" office:value="0.736210107803345" calcext:value-type="float">
            <text:p>0.7362101078</text:p>
          </table:table-cell>
          <table:table-cell/>
          <table:table-cell office:value-type="float" office:value="1442792343.19897" calcext:value-type="float">
            <text:p>1442792343.19897</text:p>
          </table:table-cell>
          <table:table-cell table:formula="of:=[.J137]-[.$B137]" office:value-type="float" office:value="0.736254215240479" calcext:value-type="float">
            <text:p>0.736254215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92342.52701" calcext:value-type="float">
            <text:p>1442792342.52701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9.7891385555267" calcext:value-type="float">
            <text:p>29.7891385555</text:p>
          </table:table-cell>
          <table:table-cell table:formula="of:=[.C138]/([.D138]-[.D137])" office:value-type="float" office:value="1020725.79406803" calcext:value-type="float">
            <text:p>1020725.79406803</text:p>
          </table:table-cell>
          <table:table-cell/>
          <table:table-cell office:value-type="float" office:value="1442792343.26338" calcext:value-type="float">
            <text:p>1442792343.26338</text:p>
          </table:table-cell>
          <table:table-cell table:formula="of:=[.G138]-[.$B138]" office:value-type="float" office:value="0.736368179321289" calcext:value-type="float">
            <text:p>0.7363681793</text:p>
          </table:table-cell>
          <table:table-cell/>
          <table:table-cell office:value-type="float" office:value="1442792343.26342" calcext:value-type="float">
            <text:p>1442792343.26342</text:p>
          </table:table-cell>
          <table:table-cell table:formula="of:=[.J138]-[.$B138]" office:value-type="float" office:value="0.736414432525635" calcext:value-type="float">
            <text:p>0.736414432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92342.59132" calcext:value-type="float">
            <text:p>1442792342.59132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9.8534460067749" calcext:value-type="float">
            <text:p>29.8534460068</text:p>
          </table:table-cell>
          <table:table-cell table:formula="of:=[.C139]/([.D139]-[.D138])" office:value-type="float" office:value="1020597.12717768" calcext:value-type="float">
            <text:p>1020597.12717768</text:p>
          </table:table-cell>
          <table:table-cell/>
          <table:table-cell office:value-type="float" office:value="1442792343.39181" calcext:value-type="float">
            <text:p>1442792343.39181</text:p>
          </table:table-cell>
          <table:table-cell table:formula="of:=[.G139]-[.$B139]" office:value-type="float" office:value="0.800491809844971" calcext:value-type="float">
            <text:p>0.8004918098</text:p>
          </table:table-cell>
          <table:table-cell/>
          <table:table-cell office:value-type="float" office:value="1442792343.39185" calcext:value-type="float">
            <text:p>1442792343.39185</text:p>
          </table:table-cell>
          <table:table-cell table:formula="of:=[.J139]-[.$B139]" office:value-type="float" office:value="0.800534963607788" calcext:value-type="float">
            <text:p>0.800534963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92342.65561" calcext:value-type="float">
            <text:p>1442792342.65561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9.9177389144897" calcext:value-type="float">
            <text:p>29.9177389145</text:p>
          </table:table-cell>
          <table:table-cell table:formula="of:=[.C140]/([.D140]-[.D139])" office:value-type="float" office:value="1020827.99382936" calcext:value-type="float">
            <text:p>1020827.99382936</text:p>
          </table:table-cell>
          <table:table-cell/>
          <table:table-cell office:value-type="float" office:value="1442792343.45685" calcext:value-type="float">
            <text:p>1442792343.45685</text:p>
          </table:table-cell>
          <table:table-cell table:formula="of:=[.G140]-[.$B140]" office:value-type="float" office:value="0.8012375831604" calcext:value-type="float">
            <text:p>0.8012375832</text:p>
          </table:table-cell>
          <table:table-cell/>
          <table:table-cell office:value-type="float" office:value="1442792343.4569" calcext:value-type="float">
            <text:p>1442792343.4569</text:p>
          </table:table-cell>
          <table:table-cell table:formula="of:=[.J140]-[.$B140]" office:value-type="float" office:value="0.801290273666382" calcext:value-type="float">
            <text:p>0.801290273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92342.71989" calcext:value-type="float">
            <text:p>1442792342.71989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9.9820227622986" calcext:value-type="float">
            <text:p>29.9820227623</text:p>
          </table:table-cell>
          <table:table-cell table:formula="of:=[.C141]/([.D141]-[.D140])" office:value-type="float" office:value="1020971.86520588" calcext:value-type="float">
            <text:p>1020971.86520588</text:p>
          </table:table-cell>
          <table:table-cell/>
          <table:table-cell office:value-type="float" office:value="1442792343.52351" calcext:value-type="float">
            <text:p>1442792343.52351</text:p>
          </table:table-cell>
          <table:table-cell table:formula="of:=[.G141]-[.$B141]" office:value-type="float" office:value="0.803613424301147" calcext:value-type="float">
            <text:p>0.8036134243</text:p>
          </table:table-cell>
          <table:table-cell/>
          <table:table-cell office:value-type="float" office:value="1442792343.52355" calcext:value-type="float">
            <text:p>1442792343.52355</text:p>
          </table:table-cell>
          <table:table-cell table:formula="of:=[.J141]-[.$B141]" office:value-type="float" office:value="0.803656816482544" calcext:value-type="float">
            <text:p>0.803656816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92342.78419" calcext:value-type="float">
            <text:p>1442792342.78419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0.046320438385" calcext:value-type="float">
            <text:p>30.0463204384</text:p>
          </table:table-cell>
          <table:table-cell table:formula="of:=[.C142]/([.D142]-[.D141])" office:value-type="float" office:value="1020752.28833746" calcext:value-type="float">
            <text:p>1020752.28833746</text:p>
          </table:table-cell>
          <table:table-cell/>
          <table:table-cell office:value-type="float" office:value="1442792343.58975" calcext:value-type="float">
            <text:p>1442792343.58975</text:p>
          </table:table-cell>
          <table:table-cell table:formula="of:=[.G142]-[.$B142]" office:value-type="float" office:value="0.805560827255249" calcext:value-type="float">
            <text:p>0.8055608273</text:p>
          </table:table-cell>
          <table:table-cell/>
          <table:table-cell office:value-type="float" office:value="1442792343.58987" calcext:value-type="float">
            <text:p>1442792343.58987</text:p>
          </table:table-cell>
          <table:table-cell table:formula="of:=[.J142]-[.$B142]" office:value-type="float" office:value="0.805675029754639" calcext:value-type="float">
            <text:p>0.805675029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92342.84847" calcext:value-type="float">
            <text:p>1442792342.84847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0.1105988025665" calcext:value-type="float">
            <text:p>30.1105988026</text:p>
          </table:table-cell>
          <table:table-cell table:formula="of:=[.C143]/([.D143]-[.D142])" office:value-type="float" office:value="1021058.96495217" calcext:value-type="float">
            <text:p>1021058.96495217</text:p>
          </table:table-cell>
          <table:table-cell/>
          <table:table-cell office:value-type="float" office:value="1442792343.6564" calcext:value-type="float">
            <text:p>1442792343.6564</text:p>
          </table:table-cell>
          <table:table-cell table:formula="of:=[.G143]-[.$B143]" office:value-type="float" office:value="0.807931184768677" calcext:value-type="float">
            <text:p>0.8079311848</text:p>
          </table:table-cell>
          <table:table-cell/>
          <table:table-cell office:value-type="float" office:value="1442792343.65644" calcext:value-type="float">
            <text:p>1442792343.65644</text:p>
          </table:table-cell>
          <table:table-cell table:formula="of:=[.J143]-[.$B143]" office:value-type="float" office:value="0.807970285415649" calcext:value-type="float">
            <text:p>0.807970285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92342.91282" calcext:value-type="float">
            <text:p>1442792342.91282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0.1749515533447" calcext:value-type="float">
            <text:p>30.1749515533</text:p>
          </table:table-cell>
          <table:table-cell table:formula="of:=[.C144]/([.D144]-[.D143])" office:value-type="float" office:value="1019878.70302873" calcext:value-type="float">
            <text:p>1019878.70302873</text:p>
          </table:table-cell>
          <table:table-cell/>
          <table:table-cell office:value-type="float" office:value="1442792343.72294" calcext:value-type="float">
            <text:p>1442792343.72294</text:p>
          </table:table-cell>
          <table:table-cell table:formula="of:=[.G144]-[.$B144]" office:value-type="float" office:value="0.810121059417725" calcext:value-type="float">
            <text:p>0.8101210594</text:p>
          </table:table-cell>
          <table:table-cell/>
          <table:table-cell office:value-type="float" office:value="1442792343.72299" calcext:value-type="float">
            <text:p>1442792343.72299</text:p>
          </table:table-cell>
          <table:table-cell table:formula="of:=[.J144]-[.$B144]" office:value-type="float" office:value="0.810163736343384" calcext:value-type="float">
            <text:p>0.810163736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92342.97712" calcext:value-type="float">
            <text:p>1442792342.97712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0.2392477989197" calcext:value-type="float">
            <text:p>30.2392477989</text:p>
          </table:table-cell>
          <table:table-cell table:formula="of:=[.C145]/([.D145]-[.D144])" office:value-type="float" office:value="1020774.99880598" calcext:value-type="float">
            <text:p>1020774.99880598</text:p>
          </table:table-cell>
          <table:table-cell/>
          <table:table-cell office:value-type="float" office:value="1442792343.78919" calcext:value-type="float">
            <text:p>1442792343.78919</text:p>
          </table:table-cell>
          <table:table-cell table:formula="of:=[.G145]-[.$B145]" office:value-type="float" office:value="0.812071800231934" calcext:value-type="float">
            <text:p>0.8120718002</text:p>
          </table:table-cell>
          <table:table-cell/>
          <table:table-cell office:value-type="float" office:value="1442792343.78923" calcext:value-type="float">
            <text:p>1442792343.78923</text:p>
          </table:table-cell>
          <table:table-cell table:formula="of:=[.J145]-[.$B145]" office:value-type="float" office:value="0.81210732460022" calcext:value-type="float">
            <text:p>0.812107324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92343.04245" calcext:value-type="float">
            <text:p>1442792343.04245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0.3045823574066" calcext:value-type="float">
            <text:p>30.3045823574</text:p>
          </table:table-cell>
          <table:table-cell table:formula="of:=[.C146]/([.D146]-[.D145])" office:value-type="float" office:value="1004552.59084855" calcext:value-type="float">
            <text:p>1004552.59084855</text:p>
          </table:table-cell>
          <table:table-cell/>
          <table:table-cell office:value-type="float" office:value="1442792343.85567" calcext:value-type="float">
            <text:p>1442792343.85567</text:p>
          </table:table-cell>
          <table:table-cell table:formula="of:=[.G146]-[.$B146]" office:value-type="float" office:value="0.813214063644409" calcext:value-type="float">
            <text:p>0.8132140636</text:p>
          </table:table-cell>
          <table:table-cell/>
          <table:table-cell office:value-type="float" office:value="1442792343.8557" calcext:value-type="float">
            <text:p>1442792343.8557</text:p>
          </table:table-cell>
          <table:table-cell table:formula="of:=[.J146]-[.$B146]" office:value-type="float" office:value="0.813249349594116" calcext:value-type="float">
            <text:p>0.813249349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92343.10891" calcext:value-type="float">
            <text:p>1442792343.10891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0.3710403442383" calcext:value-type="float">
            <text:p>30.3710403442</text:p>
          </table:table-cell>
          <table:table-cell table:formula="of:=[.C147]/([.D147]-[.D146])" office:value-type="float" office:value="987571.293217816" calcext:value-type="float">
            <text:p>987571.293217816</text:p>
          </table:table-cell>
          <table:table-cell/>
          <table:table-cell office:value-type="float" office:value="1442792343.98829" calcext:value-type="float">
            <text:p>1442792343.98829</text:p>
          </table:table-cell>
          <table:table-cell table:formula="of:=[.G147]-[.$B147]" office:value-type="float" office:value="0.879377841949463" calcext:value-type="float">
            <text:p>0.8793778419</text:p>
          </table:table-cell>
          <table:table-cell/>
          <table:table-cell office:value-type="float" office:value="1442792343.98839" calcext:value-type="float">
            <text:p>1442792343.98839</text:p>
          </table:table-cell>
          <table:table-cell table:formula="of:=[.J147]-[.$B147]" office:value-type="float" office:value="0.879478216171265" calcext:value-type="float">
            <text:p>0.879478216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92343.17532" calcext:value-type="float">
            <text:p>1442792343.17532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0.4374494552612" calcext:value-type="float">
            <text:p>30.4374494553</text:p>
          </table:table-cell>
          <table:table-cell table:formula="of:=[.C148]/([.D148]-[.D147])" office:value-type="float" office:value="988298.126401953" calcext:value-type="float">
            <text:p>988298.126401953</text:p>
          </table:table-cell>
          <table:table-cell/>
          <table:table-cell office:value-type="float" office:value="1442792344.05495" calcext:value-type="float">
            <text:p>1442792344.05495</text:p>
          </table:table-cell>
          <table:table-cell table:formula="of:=[.G148]-[.$B148]" office:value-type="float" office:value="0.87963342666626" calcext:value-type="float">
            <text:p>0.8796334267</text:p>
          </table:table-cell>
          <table:table-cell/>
          <table:table-cell office:value-type="float" office:value="1442792344.05502" calcext:value-type="float">
            <text:p>1442792344.05502</text:p>
          </table:table-cell>
          <table:table-cell table:formula="of:=[.J148]-[.$B148]" office:value-type="float" office:value="0.879696130752564" calcext:value-type="float">
            <text:p>0.879696130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92343.24175" calcext:value-type="float">
            <text:p>1442792343.24175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0.5038778781891" calcext:value-type="float">
            <text:p>30.5038778782</text:p>
          </table:table-cell>
          <table:table-cell table:formula="of:=[.C149]/([.D149]-[.D148])" office:value-type="float" office:value="988010.810843404" calcext:value-type="float">
            <text:p>988010.810843404</text:p>
          </table:table-cell>
          <table:table-cell/>
          <table:table-cell office:value-type="float" office:value="1442792344.12136" calcext:value-type="float">
            <text:p>1442792344.12136</text:p>
          </table:table-cell>
          <table:table-cell table:formula="of:=[.G149]-[.$B149]" office:value-type="float" office:value="0.879613161087036" calcext:value-type="float">
            <text:p>0.8796131611</text:p>
          </table:table-cell>
          <table:table-cell/>
          <table:table-cell office:value-type="float" office:value="1442792344.1214" calcext:value-type="float">
            <text:p>1442792344.1214</text:p>
          </table:table-cell>
          <table:table-cell table:formula="of:=[.J149]-[.$B149]" office:value-type="float" office:value="0.879648923873901" calcext:value-type="float">
            <text:p>0.879648923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92343.30818" calcext:value-type="float">
            <text:p>1442792343.30818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0.5703115463257" calcext:value-type="float">
            <text:p>30.5703115463</text:p>
          </table:table-cell>
          <table:table-cell table:formula="of:=[.C150]/([.D150]-[.D149])" office:value-type="float" office:value="987932.803364879" calcext:value-type="float">
            <text:p>987932.803364879</text:p>
          </table:table-cell>
          <table:table-cell/>
          <table:table-cell office:value-type="float" office:value="1442792344.18776" calcext:value-type="float">
            <text:p>1442792344.18776</text:p>
          </table:table-cell>
          <table:table-cell table:formula="of:=[.G150]-[.$B150]" office:value-type="float" office:value="0.879572153091431" calcext:value-type="float">
            <text:p>0.8795721531</text:p>
          </table:table-cell>
          <table:table-cell/>
          <table:table-cell office:value-type="float" office:value="1442792344.1878" calcext:value-type="float">
            <text:p>1442792344.1878</text:p>
          </table:table-cell>
          <table:table-cell table:formula="of:=[.J150]-[.$B150]" office:value-type="float" office:value="0.879611730575562" calcext:value-type="float">
            <text:p>0.879611730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92343.37457" calcext:value-type="float">
            <text:p>1442792343.37457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0.6366989612579" calcext:value-type="float">
            <text:p>30.6366989613</text:p>
          </table:table-cell>
          <table:table-cell table:formula="of:=[.C151]/([.D151]-[.D150])" office:value-type="float" office:value="988621.112404785" calcext:value-type="float">
            <text:p>988621.112404785</text:p>
          </table:table-cell>
          <table:table-cell/>
          <table:table-cell office:value-type="float" office:value="1442792344.25445" calcext:value-type="float">
            <text:p>1442792344.25445</text:p>
          </table:table-cell>
          <table:table-cell table:formula="of:=[.G151]-[.$B151]" office:value-type="float" office:value="0.87988018989563" calcext:value-type="float">
            <text:p>0.8798801899</text:p>
          </table:table-cell>
          <table:table-cell/>
          <table:table-cell office:value-type="float" office:value="1442792344.2545" calcext:value-type="float">
            <text:p>1442792344.2545</text:p>
          </table:table-cell>
          <table:table-cell table:formula="of:=[.J151]-[.$B151]" office:value-type="float" office:value="0.879926919937134" calcext:value-type="float">
            <text:p>0.87992691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92343.44101" calcext:value-type="float">
            <text:p>1442792343.44101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0.7031388282776" calcext:value-type="float">
            <text:p>30.7031388283</text:p>
          </table:table-cell>
          <table:table-cell table:formula="of:=[.C152]/([.D152]-[.D151])" office:value-type="float" office:value="987840.628588038" calcext:value-type="float">
            <text:p>987840.628588038</text:p>
          </table:table-cell>
          <table:table-cell/>
          <table:table-cell office:value-type="float" office:value="1442792344.32096" calcext:value-type="float">
            <text:p>1442792344.32096</text:p>
          </table:table-cell>
          <table:table-cell table:formula="of:=[.G152]-[.$B152]" office:value-type="float" office:value="0.879950761795044" calcext:value-type="float">
            <text:p>0.8799507618</text:p>
          </table:table-cell>
          <table:table-cell/>
          <table:table-cell office:value-type="float" office:value="1442792344.32101" calcext:value-type="float">
            <text:p>1442792344.32101</text:p>
          </table:table-cell>
          <table:table-cell table:formula="of:=[.J152]-[.$B152]" office:value-type="float" office:value="0.879995584487915" calcext:value-type="float">
            <text:p>0.879995584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92343.50745" calcext:value-type="float">
            <text:p>1442792343.50745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0.76957654953" calcext:value-type="float">
            <text:p>30.7695765495</text:p>
          </table:table-cell>
          <table:table-cell table:formula="of:=[.C153]/([.D153]-[.D152])" office:value-type="float" office:value="987872.533295055" calcext:value-type="float">
            <text:p>987872.533295055</text:p>
          </table:table-cell>
          <table:table-cell/>
          <table:table-cell office:value-type="float" office:value="1442792344.38767" calcext:value-type="float">
            <text:p>1442792344.38767</text:p>
          </table:table-cell>
          <table:table-cell table:formula="of:=[.G153]-[.$B153]" office:value-type="float" office:value="0.880219459533691" calcext:value-type="float">
            <text:p>0.8802194595</text:p>
          </table:table-cell>
          <table:table-cell/>
          <table:table-cell office:value-type="float" office:value="1442792344.38771" calcext:value-type="float">
            <text:p>1442792344.38771</text:p>
          </table:table-cell>
          <table:table-cell table:formula="of:=[.J153]-[.$B153]" office:value-type="float" office:value="0.880263090133667" calcext:value-type="float">
            <text:p>0.880263090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92343.57393" calcext:value-type="float">
            <text:p>1442792343.57393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0.8360569477081" calcext:value-type="float">
            <text:p>30.8360569477</text:p>
          </table:table-cell>
          <table:table-cell table:formula="of:=[.C154]/([.D154]-[.D153])" office:value-type="float" office:value="987238.370988277" calcext:value-type="float">
            <text:p>987238.370988277</text:p>
          </table:table-cell>
          <table:table-cell/>
          <table:table-cell office:value-type="float" office:value="1442792344.52001" calcext:value-type="float">
            <text:p>1442792344.52001</text:p>
          </table:table-cell>
          <table:table-cell table:formula="of:=[.G154]-[.$B154]" office:value-type="float" office:value="0.946080446243286" calcext:value-type="float">
            <text:p>0.9460804462</text:p>
          </table:table-cell>
          <table:table-cell/>
          <table:table-cell office:value-type="float" office:value="1442792344.52015" calcext:value-type="float">
            <text:p>1442792344.52015</text:p>
          </table:table-cell>
          <table:table-cell table:formula="of:=[.J154]-[.$B154]" office:value-type="float" office:value="0.94622278213501" calcext:value-type="float">
            <text:p>0.946222782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92343.6404" calcext:value-type="float">
            <text:p>1442792343.6404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0.9025266170502" calcext:value-type="float">
            <text:p>30.9025266171</text:p>
          </table:table-cell>
          <table:table-cell table:formula="of:=[.C155]/([.D155]-[.D154])" office:value-type="float" office:value="987397.720639612" calcext:value-type="float">
            <text:p>987397.720639612</text:p>
          </table:table-cell>
          <table:table-cell/>
          <table:table-cell office:value-type="float" office:value="1442792344.5863" calcext:value-type="float">
            <text:p>1442792344.5863</text:p>
          </table:table-cell>
          <table:table-cell table:formula="of:=[.G155]-[.$B155]" office:value-type="float" office:value="0.945902585983276" calcext:value-type="float">
            <text:p>0.945902586</text:p>
          </table:table-cell>
          <table:table-cell/>
          <table:table-cell office:value-type="float" office:value="1442792344.58633" calcext:value-type="float">
            <text:p>1442792344.58633</text:p>
          </table:table-cell>
          <table:table-cell table:formula="of:=[.J155]-[.$B155]" office:value-type="float" office:value="0.945930242538452" calcext:value-type="float">
            <text:p>0.945930242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92343.70684" calcext:value-type="float">
            <text:p>1442792343.70684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0.9689636230469" calcext:value-type="float">
            <text:p>30.968963623</text:p>
          </table:table-cell>
          <table:table-cell table:formula="of:=[.C156]/([.D156]-[.D155])" office:value-type="float" office:value="987883.168655372" calcext:value-type="float">
            <text:p>987883.168655372</text:p>
          </table:table-cell>
          <table:table-cell/>
          <table:table-cell office:value-type="float" office:value="1442792344.65223" calcext:value-type="float">
            <text:p>1442792344.65223</text:p>
          </table:table-cell>
          <table:table-cell table:formula="of:=[.G156]-[.$B156]" office:value-type="float" office:value="0.945393800735474" calcext:value-type="float">
            <text:p>0.9453938007</text:p>
          </table:table-cell>
          <table:table-cell/>
          <table:table-cell office:value-type="float" office:value="1442792344.65226" calcext:value-type="float">
            <text:p>1442792344.65226</text:p>
          </table:table-cell>
          <table:table-cell table:formula="of:=[.J156]-[.$B156]" office:value-type="float" office:value="0.945426940917969" calcext:value-type="float">
            <text:p>0.945426940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92343.77328" calcext:value-type="float">
            <text:p>1442792343.77328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1.035407781601" calcext:value-type="float">
            <text:p>31.0354077816</text:p>
          </table:table-cell>
          <table:table-cell table:formula="of:=[.C157]/([.D157]-[.D156])" office:value-type="float" office:value="987776.825356045" calcext:value-type="float">
            <text:p>987776.825356045</text:p>
          </table:table-cell>
          <table:table-cell/>
          <table:table-cell office:value-type="float" office:value="1442792344.71901" calcext:value-type="float">
            <text:p>1442792344.71901</text:p>
          </table:table-cell>
          <table:table-cell table:formula="of:=[.G157]-[.$B157]" office:value-type="float" office:value="0.945733547210693" calcext:value-type="float">
            <text:p>0.9457335472</text:p>
          </table:table-cell>
          <table:table-cell/>
          <table:table-cell office:value-type="float" office:value="1442792344.71906" calcext:value-type="float">
            <text:p>1442792344.71906</text:p>
          </table:table-cell>
          <table:table-cell table:formula="of:=[.J157]-[.$B157]" office:value-type="float" office:value="0.945778846740723" calcext:value-type="float">
            <text:p>0.945778846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92343.83976" calcext:value-type="float">
            <text:p>1442792343.83976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1.1018872261047" calcext:value-type="float">
            <text:p>31.1018872261</text:p>
          </table:table-cell>
          <table:table-cell table:formula="of:=[.C158]/([.D158]-[.D157])" office:value-type="float" office:value="987252.533318988" calcext:value-type="float">
            <text:p>987252.533318988</text:p>
          </table:table-cell>
          <table:table-cell/>
          <table:table-cell office:value-type="float" office:value="1442792344.78492" calcext:value-type="float">
            <text:p>1442792344.78492</text:p>
          </table:table-cell>
          <table:table-cell table:formula="of:=[.G158]-[.$B158]" office:value-type="float" office:value="0.945162057876587" calcext:value-type="float">
            <text:p>0.9451620579</text:p>
          </table:table-cell>
          <table:table-cell/>
          <table:table-cell office:value-type="float" office:value="1442792344.78497" calcext:value-type="float">
            <text:p>1442792344.78497</text:p>
          </table:table-cell>
          <table:table-cell table:formula="of:=[.J158]-[.$B158]" office:value-type="float" office:value="0.945208549499512" calcext:value-type="float">
            <text:p>0.945208549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92343.90618" calcext:value-type="float">
            <text:p>1442792343.90618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1.1683049201965" calcext:value-type="float">
            <text:p>31.1683049202</text:p>
          </table:table-cell>
          <table:table-cell table:formula="of:=[.C159]/([.D159]-[.D158])" office:value-type="float" office:value="988170.409970708" calcext:value-type="float">
            <text:p>988170.409970708</text:p>
          </table:table-cell>
          <table:table-cell/>
          <table:table-cell office:value-type="float" office:value="1442792344.85125" calcext:value-type="float">
            <text:p>1442792344.85125</text:p>
          </table:table-cell>
          <table:table-cell table:formula="of:=[.G159]-[.$B159]" office:value-type="float" office:value="0.945072889328003" calcext:value-type="float">
            <text:p>0.9450728893</text:p>
          </table:table-cell>
          <table:table-cell/>
          <table:table-cell office:value-type="float" office:value="1442792344.85129" calcext:value-type="float">
            <text:p>1442792344.85129</text:p>
          </table:table-cell>
          <table:table-cell table:formula="of:=[.J159]-[.$B159]" office:value-type="float" office:value="0.945110321044922" calcext:value-type="float">
            <text:p>0.94511032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92343.97263" calcext:value-type="float">
            <text:p>1442792343.97263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1.2347552776337" calcext:value-type="float">
            <text:p>31.2347552776</text:p>
          </table:table-cell>
          <table:table-cell table:formula="of:=[.C160]/([.D160]-[.D159])" office:value-type="float" office:value="987684.679681249" calcext:value-type="float">
            <text:p>987684.679681249</text:p>
          </table:table-cell>
          <table:table-cell/>
          <table:table-cell office:value-type="float" office:value="1442792344.98301" calcext:value-type="float">
            <text:p>1442792344.98301</text:p>
          </table:table-cell>
          <table:table-cell table:formula="of:=[.G160]-[.$B160]" office:value-type="float" office:value="1.01038289070129" calcext:value-type="float">
            <text:p>1.0103828907</text:p>
          </table:table-cell>
          <table:table-cell/>
          <table:table-cell office:value-type="float" office:value="1442792344.98313" calcext:value-type="float">
            <text:p>1442792344.98313</text:p>
          </table:table-cell>
          <table:table-cell table:formula="of:=[.J160]-[.$B160]" office:value-type="float" office:value="1.01050043106079" calcext:value-type="float">
            <text:p>1.010500431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92344.03913" calcext:value-type="float">
            <text:p>1442792344.03913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1.3012537956238" calcext:value-type="float">
            <text:p>31.3012537956</text:p>
          </table:table-cell>
          <table:table-cell table:formula="of:=[.C161]/([.D161]-[.D160])" office:value-type="float" office:value="986969.363885055" calcext:value-type="float">
            <text:p>986969.363885055</text:p>
          </table:table-cell>
          <table:table-cell/>
          <table:table-cell office:value-type="float" office:value="1442792345.04957" calcext:value-type="float">
            <text:p>1442792345.04957</text:p>
          </table:table-cell>
          <table:table-cell table:formula="of:=[.G161]-[.$B161]" office:value-type="float" office:value="1.0104455947876" calcext:value-type="float">
            <text:p>1.0104455948</text:p>
          </table:table-cell>
          <table:table-cell/>
          <table:table-cell office:value-type="float" office:value="1442792345.04971" calcext:value-type="float">
            <text:p>1442792345.04971</text:p>
          </table:table-cell>
          <table:table-cell table:formula="of:=[.J161]-[.$B161]" office:value-type="float" office:value="1.01058220863342" calcext:value-type="float">
            <text:p>1.010582208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92344.10558" calcext:value-type="float">
            <text:p>1442792344.10558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1.3677060604095" calcext:value-type="float">
            <text:p>31.3677060604</text:p>
          </table:table-cell>
          <table:table-cell table:formula="of:=[.C162]/([.D162]-[.D161])" office:value-type="float" office:value="987656.330624531" calcext:value-type="float">
            <text:p>987656.330624531</text:p>
          </table:table-cell>
          <table:table-cell/>
          <table:table-cell office:value-type="float" office:value="1442792345.11609" calcext:value-type="float">
            <text:p>1442792345.11609</text:p>
          </table:table-cell>
          <table:table-cell table:formula="of:=[.G162]-[.$B162]" office:value-type="float" office:value="1.01050758361816" calcext:value-type="float">
            <text:p>1.0105075836</text:p>
          </table:table-cell>
          <table:table-cell/>
          <table:table-cell office:value-type="float" office:value="1442792345.11612" calcext:value-type="float">
            <text:p>1442792345.11612</text:p>
          </table:table-cell>
          <table:table-cell table:formula="of:=[.J162]-[.$B162]" office:value-type="float" office:value="1.01054096221924" calcext:value-type="float">
            <text:p>1.010540962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92344.17201" calcext:value-type="float">
            <text:p>1442792344.17201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1.4341342449188" calcext:value-type="float">
            <text:p>31.4341342449</text:p>
          </table:table-cell>
          <table:table-cell table:formula="of:=[.C163]/([.D163]-[.D162])" office:value-type="float" office:value="988014.356930587" calcext:value-type="float">
            <text:p>988014.356930587</text:p>
          </table:table-cell>
          <table:table-cell/>
          <table:table-cell office:value-type="float" office:value="1442792345.18309" calcext:value-type="float">
            <text:p>1442792345.18309</text:p>
          </table:table-cell>
          <table:table-cell table:formula="of:=[.G163]-[.$B163]" office:value-type="float" office:value="1.01108455657959" calcext:value-type="float">
            <text:p>1.0110845566</text:p>
          </table:table-cell>
          <table:table-cell/>
          <table:table-cell office:value-type="float" office:value="1442792345.18315" calcext:value-type="float">
            <text:p>1442792345.18315</text:p>
          </table:table-cell>
          <table:table-cell table:formula="of:=[.J163]-[.$B163]" office:value-type="float" office:value="1.01114702224731" calcext:value-type="float">
            <text:p>1.011147022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92344.23794" calcext:value-type="float">
            <text:p>1442792344.23794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1.5000729560852" calcext:value-type="float">
            <text:p>31.5000729561</text:p>
          </table:table-cell>
          <table:table-cell table:formula="of:=[.C164]/([.D164]-[.D163])" office:value-type="float" office:value="995348.541684294" calcext:value-type="float">
            <text:p>995348.541684294</text:p>
          </table:table-cell>
          <table:table-cell/>
          <table:table-cell office:value-type="float" office:value="1442792345.24967" calcext:value-type="float">
            <text:p>1442792345.24967</text:p>
          </table:table-cell>
          <table:table-cell table:formula="of:=[.G164]-[.$B164]" office:value-type="float" office:value="1.01172184944153" calcext:value-type="float">
            <text:p>1.0117218494</text:p>
          </table:table-cell>
          <table:table-cell/>
          <table:table-cell office:value-type="float" office:value="1442792345.24971" calcext:value-type="float">
            <text:p>1442792345.24971</text:p>
          </table:table-cell>
          <table:table-cell table:formula="of:=[.J164]-[.$B164]" office:value-type="float" office:value="1.01176810264587" calcext:value-type="float">
            <text:p>1.011768102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92344.30451" calcext:value-type="float">
            <text:p>1442792344.30451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1.5666410923004" calcext:value-type="float">
            <text:p>31.5666410923</text:p>
          </table:table-cell>
          <table:table-cell table:formula="of:=[.C165]/([.D165]-[.D164])" office:value-type="float" office:value="985937.172520746" calcext:value-type="float">
            <text:p>985937.172520746</text:p>
          </table:table-cell>
          <table:table-cell/>
          <table:table-cell office:value-type="float" office:value="1442792345.31585" calcext:value-type="float">
            <text:p>1442792345.31585</text:p>
          </table:table-cell>
          <table:table-cell table:formula="of:=[.G165]-[.$B165]" office:value-type="float" office:value="1.01133871078491" calcext:value-type="float">
            <text:p>1.0113387108</text:p>
          </table:table-cell>
          <table:table-cell/>
          <table:table-cell office:value-type="float" office:value="1442792345.31589" calcext:value-type="float">
            <text:p>1442792345.31589</text:p>
          </table:table-cell>
          <table:table-cell table:formula="of:=[.J165]-[.$B165]" office:value-type="float" office:value="1.01137924194336" calcext:value-type="float">
            <text:p>1.011379241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92344.36998" calcext:value-type="float">
            <text:p>1442792344.36998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1.6321051120758" calcext:value-type="float">
            <text:p>31.6321051121</text:p>
          </table:table-cell>
          <table:table-cell table:formula="of:=[.C166]/([.D166]-[.D165])" office:value-type="float" office:value="1002565.99312394" calcext:value-type="float">
            <text:p>1002565.99312394</text:p>
          </table:table-cell>
          <table:table-cell/>
          <table:table-cell office:value-type="float" office:value="1442792345.3823" calcext:value-type="float">
            <text:p>1442792345.3823</text:p>
          </table:table-cell>
          <table:table-cell table:formula="of:=[.G166]-[.$B166]" office:value-type="float" office:value="1.0123233795166" calcext:value-type="float">
            <text:p>1.0123233795</text:p>
          </table:table-cell>
          <table:table-cell/>
          <table:table-cell office:value-type="float" office:value="1442792345.38234" calcext:value-type="float">
            <text:p>1442792345.38234</text:p>
          </table:table-cell>
          <table:table-cell table:formula="of:=[.J166]-[.$B166]" office:value-type="float" office:value="1.01236319541931" calcext:value-type="float">
            <text:p>1.01236319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92344.43656" calcext:value-type="float">
            <text:p>1442792344.43656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1.69868683815" calcext:value-type="float">
            <text:p>31.6986868382</text:p>
          </table:table-cell>
          <table:table-cell table:formula="of:=[.C167]/([.D167]-[.D166])" office:value-type="float" office:value="985735.934914633" calcext:value-type="float">
            <text:p>985735.934914633</text:p>
          </table:table-cell>
          <table:table-cell/>
          <table:table-cell office:value-type="float" office:value="1442792345.44709" calcext:value-type="float">
            <text:p>1442792345.44709</text:p>
          </table:table-cell>
          <table:table-cell table:formula="of:=[.G167]-[.$B167]" office:value-type="float" office:value="1.01053309440613" calcext:value-type="float">
            <text:p>1.0105330944</text:p>
          </table:table-cell>
          <table:table-cell/>
          <table:table-cell office:value-type="float" office:value="1442792345.44713" calcext:value-type="float">
            <text:p>1442792345.44713</text:p>
          </table:table-cell>
          <table:table-cell table:formula="of:=[.J167]-[.$B167]" office:value-type="float" office:value="1.01057291030884" calcext:value-type="float">
            <text:p>1.010572910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92344.50307" calcext:value-type="float">
            <text:p>1442792344.50307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1.7651951313019" calcext:value-type="float">
            <text:p>31.7651951313</text:p>
          </table:table-cell>
          <table:table-cell table:formula="of:=[.C168]/([.D168]-[.D167])" office:value-type="float" office:value="986824.302499319" calcext:value-type="float">
            <text:p>986824.302499319</text:p>
          </table:table-cell>
          <table:table-cell/>
          <table:table-cell office:value-type="float" office:value="1442792345.57389" calcext:value-type="float">
            <text:p>1442792345.57389</text:p>
          </table:table-cell>
          <table:table-cell table:formula="of:=[.G168]-[.$B168]" office:value-type="float" office:value="1.07082343101501" calcext:value-type="float">
            <text:p>1.070823431</text:p>
          </table:table-cell>
          <table:table-cell/>
          <table:table-cell office:value-type="float" office:value="1442792345.57393" calcext:value-type="float">
            <text:p>1442792345.57393</text:p>
          </table:table-cell>
          <table:table-cell table:formula="of:=[.J168]-[.$B168]" office:value-type="float" office:value="1.07086110115051" calcext:value-type="float">
            <text:p>1.070861101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92344.56862" calcext:value-type="float">
            <text:p>1442792344.56862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1.8307497501373" calcext:value-type="float">
            <text:p>31.8307497501</text:p>
          </table:table-cell>
          <table:table-cell table:formula="of:=[.C169]/([.D169]-[.D168])" office:value-type="float" office:value="1001180.40751247" calcext:value-type="float">
            <text:p>1001180.40751247</text:p>
          </table:table-cell>
          <table:table-cell/>
          <table:table-cell office:value-type="float" office:value="1442792345.63733" calcext:value-type="float">
            <text:p>1442792345.63733</text:p>
          </table:table-cell>
          <table:table-cell table:formula="of:=[.G169]-[.$B169]" office:value-type="float" office:value="1.06870985031128" calcext:value-type="float">
            <text:p>1.0687098503</text:p>
          </table:table-cell>
          <table:table-cell/>
          <table:table-cell office:value-type="float" office:value="1442792345.63743" calcext:value-type="float">
            <text:p>1442792345.63743</text:p>
          </table:table-cell>
          <table:table-cell table:formula="of:=[.J169]-[.$B169]" office:value-type="float" office:value="1.06880378723145" calcext:value-type="float">
            <text:p>1.068803787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92344.63521" calcext:value-type="float">
            <text:p>1442792344.63521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1.8973426818848" calcext:value-type="float">
            <text:p>31.8973426819</text:p>
          </table:table-cell>
          <table:table-cell table:formula="of:=[.C170]/([.D170]-[.D169])" office:value-type="float" office:value="985570.0639359" calcext:value-type="float">
            <text:p>985570.0639359</text:p>
          </table:table-cell>
          <table:table-cell/>
          <table:table-cell office:value-type="float" office:value="1442792345.70099" calcext:value-type="float">
            <text:p>1442792345.70099</text:p>
          </table:table-cell>
          <table:table-cell table:formula="of:=[.G170]-[.$B170]" office:value-type="float" office:value="1.06577467918396" calcext:value-type="float">
            <text:p>1.0657746792</text:p>
          </table:table-cell>
          <table:table-cell/>
          <table:table-cell office:value-type="float" office:value="1442792345.70104" calcext:value-type="float">
            <text:p>1442792345.70104</text:p>
          </table:table-cell>
          <table:table-cell table:formula="of:=[.J170]-[.$B170]" office:value-type="float" office:value="1.06582188606262" calcext:value-type="float">
            <text:p>1.065821886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92344.70174" calcext:value-type="float">
            <text:p>1442792344.70174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1.9638707637787" calcext:value-type="float">
            <text:p>31.9638707638</text:p>
          </table:table-cell>
          <table:table-cell table:formula="of:=[.C171]/([.D171]-[.D170])" office:value-type="float" office:value="986530.772142962" calcext:value-type="float">
            <text:p>986530.772142962</text:p>
          </table:table-cell>
          <table:table-cell/>
          <table:table-cell office:value-type="float" office:value="1442792345.76452" calcext:value-type="float">
            <text:p>1442792345.76452</text:p>
          </table:table-cell>
          <table:table-cell table:formula="of:=[.G171]-[.$B171]" office:value-type="float" office:value="1.06277918815613" calcext:value-type="float">
            <text:p>1.0627791882</text:p>
          </table:table-cell>
          <table:table-cell/>
          <table:table-cell office:value-type="float" office:value="1442792345.76462" calcext:value-type="float">
            <text:p>1442792345.76462</text:p>
          </table:table-cell>
          <table:table-cell table:formula="of:=[.J171]-[.$B171]" office:value-type="float" office:value="1.06287360191345" calcext:value-type="float">
            <text:p>1.062873601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92344.76827" calcext:value-type="float">
            <text:p>1442792344.76827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2.0303988456726" calcext:value-type="float">
            <text:p>32.0303988457</text:p>
          </table:table-cell>
          <table:table-cell table:formula="of:=[.C172]/([.D172]-[.D171])" office:value-type="float" office:value="986530.772142962" calcext:value-type="float">
            <text:p>986530.772142962</text:p>
          </table:table-cell>
          <table:table-cell/>
          <table:table-cell office:value-type="float" office:value="1442792345.82815" calcext:value-type="float">
            <text:p>1442792345.82815</text:p>
          </table:table-cell>
          <table:table-cell table:formula="of:=[.G172]-[.$B172]" office:value-type="float" office:value="1.05987691879272" calcext:value-type="float">
            <text:p>1.0598769188</text:p>
          </table:table-cell>
          <table:table-cell/>
          <table:table-cell office:value-type="float" office:value="1442792345.82823" calcext:value-type="float">
            <text:p>1442792345.82823</text:p>
          </table:table-cell>
          <table:table-cell table:formula="of:=[.J172]-[.$B172]" office:value-type="float" office:value="1.05995726585388" calcext:value-type="float">
            <text:p>1.059957265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92344.83488" calcext:value-type="float">
            <text:p>1442792344.83488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2.097003698349" calcext:value-type="float">
            <text:p>32.0970036983</text:p>
          </table:table-cell>
          <table:table-cell table:formula="of:=[.C173]/([.D173]-[.D172])" office:value-type="float" office:value="985393.666717974" calcext:value-type="float">
            <text:p>985393.666717974</text:p>
          </table:table-cell>
          <table:table-cell/>
          <table:table-cell office:value-type="float" office:value="1442792345.89182" calcext:value-type="float">
            <text:p>1442792345.89182</text:p>
          </table:table-cell>
          <table:table-cell table:formula="of:=[.G173]-[.$B173]" office:value-type="float" office:value="1.05694723129272" calcext:value-type="float">
            <text:p>1.0569472313</text:p>
          </table:table-cell>
          <table:table-cell/>
          <table:table-cell office:value-type="float" office:value="1442792345.89191" calcext:value-type="float">
            <text:p>1442792345.89191</text:p>
          </table:table-cell>
          <table:table-cell table:formula="of:=[.J173]-[.$B173]" office:value-type="float" office:value="1.0570330619812" calcext:value-type="float">
            <text:p>1.05703306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92344.90136" calcext:value-type="float">
            <text:p>1442792344.90136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2.1634910106659" calcext:value-type="float">
            <text:p>32.1634910107</text:p>
          </table:table-cell>
          <table:table-cell table:formula="of:=[.C174]/([.D174]-[.D173])" office:value-type="float" office:value="987135.706240946" calcext:value-type="float">
            <text:p>987135.706240946</text:p>
          </table:table-cell>
          <table:table-cell/>
          <table:table-cell office:value-type="float" office:value="1442792345.9553" calcext:value-type="float">
            <text:p>1442792345.9553</text:p>
          </table:table-cell>
          <table:table-cell table:formula="of:=[.G174]-[.$B174]" office:value-type="float" office:value="1.05393505096436" calcext:value-type="float">
            <text:p>1.053935051</text:p>
          </table:table-cell>
          <table:table-cell/>
          <table:table-cell office:value-type="float" office:value="1442792345.95534" calcext:value-type="float">
            <text:p>1442792345.95534</text:p>
          </table:table-cell>
          <table:table-cell table:formula="of:=[.J174]-[.$B174]" office:value-type="float" office:value="1.05398178100586" calcext:value-type="float">
            <text:p>1.05398178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92344.9679" calcext:value-type="float">
            <text:p>1442792344.9679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2.23002409935" calcext:value-type="float">
            <text:p>32.2300240994</text:p>
          </table:table-cell>
          <table:table-cell table:formula="of:=[.C175]/([.D175]-[.D174])" office:value-type="float" office:value="986456.533103992" calcext:value-type="float">
            <text:p>986456.533103992</text:p>
          </table:table-cell>
          <table:table-cell/>
          <table:table-cell office:value-type="float" office:value="1442792346.01902" calcext:value-type="float">
            <text:p>1442792346.01902</text:p>
          </table:table-cell>
          <table:table-cell table:formula="of:=[.G175]-[.$B175]" office:value-type="float" office:value="1.0511269569397" calcext:value-type="float">
            <text:p>1.0511269569</text:p>
          </table:table-cell>
          <table:table-cell/>
          <table:table-cell office:value-type="float" office:value="1442792346.01905" calcext:value-type="float">
            <text:p>1442792346.01905</text:p>
          </table:table-cell>
          <table:table-cell table:formula="of:=[.J175]-[.$B175]" office:value-type="float" office:value="1.05115747451782" calcext:value-type="float">
            <text:p>1.051157474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92345.03243" calcext:value-type="float">
            <text:p>1442792345.03243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2.2945599555969" calcext:value-type="float">
            <text:p>32.2945599556</text:p>
          </table:table-cell>
          <table:table-cell table:formula="of:=[.C176]/([.D176]-[.D175])" office:value-type="float" office:value="1016985.03462722" calcext:value-type="float">
            <text:p>1016985.03462722</text:p>
          </table:table-cell>
          <table:table-cell/>
          <table:table-cell office:value-type="float" office:value="1442792346.08259" calcext:value-type="float">
            <text:p>1442792346.08259</text:p>
          </table:table-cell>
          <table:table-cell table:formula="of:=[.G176]-[.$B176]" office:value-type="float" office:value="1.05015444755554" calcext:value-type="float">
            <text:p>1.0501544476</text:p>
          </table:table-cell>
          <table:table-cell/>
          <table:table-cell office:value-type="float" office:value="1442792346.08264" calcext:value-type="float">
            <text:p>1442792346.08264</text:p>
          </table:table-cell>
          <table:table-cell table:formula="of:=[.J176]-[.$B176]" office:value-type="float" office:value="1.050208568573" calcext:value-type="float">
            <text:p>1.050208568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92345.09605" calcext:value-type="float">
            <text:p>1442792345.09605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2.3581781387329" calcext:value-type="float">
            <text:p>32.3581781387</text:p>
          </table:table-cell>
          <table:table-cell table:formula="of:=[.C177]/([.D177]-[.D176])" office:value-type="float" office:value="1031654.73713245" calcext:value-type="float">
            <text:p>1031654.73713245</text:p>
          </table:table-cell>
          <table:table-cell/>
          <table:table-cell office:value-type="float" office:value="1442792346.20926" calcext:value-type="float">
            <text:p>1442792346.20926</text:p>
          </table:table-cell>
          <table:table-cell table:formula="of:=[.G177]-[.$B177]" office:value-type="float" office:value="1.11321210861206" calcext:value-type="float">
            <text:p>1.1132121086</text:p>
          </table:table-cell>
          <table:table-cell/>
          <table:table-cell office:value-type="float" office:value="1442792346.20931" calcext:value-type="float">
            <text:p>1442792346.20931</text:p>
          </table:table-cell>
          <table:table-cell table:formula="of:=[.J177]-[.$B177]" office:value-type="float" office:value="1.11325860023499" calcext:value-type="float">
            <text:p>1.113258600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92345.1596" calcext:value-type="float">
            <text:p>1442792345.1596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2.4217245578766" calcext:value-type="float">
            <text:p>32.4217245579</text:p>
          </table:table-cell>
          <table:table-cell table:formula="of:=[.C178]/([.D178]-[.D177])" office:value-type="float" office:value="1032819.80140545" calcext:value-type="float">
            <text:p>1032819.80140545</text:p>
          </table:table-cell>
          <table:table-cell/>
          <table:table-cell office:value-type="float" office:value="1442792346.273" calcext:value-type="float">
            <text:p>1442792346.273</text:p>
          </table:table-cell>
          <table:table-cell table:formula="of:=[.G178]-[.$B178]" office:value-type="float" office:value="1.11340546607971" calcext:value-type="float">
            <text:p>1.1134054661</text:p>
          </table:table-cell>
          <table:table-cell/>
          <table:table-cell office:value-type="float" office:value="1442792346.27319" calcext:value-type="float">
            <text:p>1442792346.27319</text:p>
          </table:table-cell>
          <table:table-cell table:formula="of:=[.J178]-[.$B178]" office:value-type="float" office:value="1.11359190940857" calcext:value-type="float">
            <text:p>1.113591909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92345.22313" calcext:value-type="float">
            <text:p>1442792345.22313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2.4852588176727" calcext:value-type="float">
            <text:p>32.4852588177</text:p>
          </table:table-cell>
          <table:table-cell table:formula="of:=[.C179]/([.D179]-[.D178])" office:value-type="float" office:value="1033017.46507456" calcext:value-type="float">
            <text:p>1033017.46507456</text:p>
          </table:table-cell>
          <table:table-cell/>
          <table:table-cell office:value-type="float" office:value="1442792346.33658" calcext:value-type="float">
            <text:p>1442792346.33658</text:p>
          </table:table-cell>
          <table:table-cell table:formula="of:=[.G179]-[.$B179]" office:value-type="float" office:value="1.11345195770264" calcext:value-type="float">
            <text:p>1.1134519577</text:p>
          </table:table-cell>
          <table:table-cell/>
          <table:table-cell office:value-type="float" office:value="1442792346.33664" calcext:value-type="float">
            <text:p>1442792346.33664</text:p>
          </table:table-cell>
          <table:table-cell table:formula="of:=[.J179]-[.$B179]" office:value-type="float" office:value="1.11350965499878" calcext:value-type="float">
            <text:p>1.11350965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92345.28674" calcext:value-type="float">
            <text:p>1442792345.28674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2.5488722324371" calcext:value-type="float">
            <text:p>32.5488722324</text:p>
          </table:table-cell>
          <table:table-cell table:formula="of:=[.C180]/([.D180]-[.D179])" office:value-type="float" office:value="1031732.06851215" calcext:value-type="float">
            <text:p>1031732.06851215</text:p>
          </table:table-cell>
          <table:table-cell/>
          <table:table-cell office:value-type="float" office:value="1442792346.40011" calcext:value-type="float">
            <text:p>1442792346.40011</text:p>
          </table:table-cell>
          <table:table-cell table:formula="of:=[.G180]-[.$B180]" office:value-type="float" office:value="1.11336994171143" calcext:value-type="float">
            <text:p>1.1133699417</text:p>
          </table:table-cell>
          <table:table-cell/>
          <table:table-cell office:value-type="float" office:value="1442792346.40015" calcext:value-type="float">
            <text:p>1442792346.40015</text:p>
          </table:table-cell>
          <table:table-cell table:formula="of:=[.J180]-[.$B180]" office:value-type="float" office:value="1.11341023445129" calcext:value-type="float">
            <text:p>1.113410234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92345.3503" calcext:value-type="float">
            <text:p>1442792345.3503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2.6124258041382" calcext:value-type="float">
            <text:p>32.6124258041</text:p>
          </table:table-cell>
          <table:table-cell table:formula="of:=[.C181]/([.D181]-[.D180])" office:value-type="float" office:value="1032703.5639905" calcext:value-type="float">
            <text:p>1032703.5639905</text:p>
          </table:table-cell>
          <table:table-cell/>
          <table:table-cell office:value-type="float" office:value="1442792346.46175" calcext:value-type="float">
            <text:p>1442792346.46175</text:p>
          </table:table-cell>
          <table:table-cell table:formula="of:=[.G181]-[.$B181]" office:value-type="float" office:value="1.11145043373108" calcext:value-type="float">
            <text:p>1.1114504337</text:p>
          </table:table-cell>
          <table:table-cell/>
          <table:table-cell office:value-type="float" office:value="1442792346.4618" calcext:value-type="float">
            <text:p>1442792346.4618</text:p>
          </table:table-cell>
          <table:table-cell table:formula="of:=[.J181]-[.$B181]" office:value-type="float" office:value="1.11150240898132" calcext:value-type="float">
            <text:p>1.11150240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92345.41381" calcext:value-type="float">
            <text:p>1442792345.41381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2.6759376525879" calcext:value-type="float">
            <text:p>32.6759376526</text:p>
          </table:table-cell>
          <table:table-cell table:formula="of:=[.C182]/([.D182]-[.D181])" office:value-type="float" office:value="1033381.98465396" calcext:value-type="float">
            <text:p>1033381.98465396</text:p>
          </table:table-cell>
          <table:table-cell/>
          <table:table-cell office:value-type="float" office:value="1442792346.52213" calcext:value-type="float">
            <text:p>1442792346.52213</text:p>
          </table:table-cell>
          <table:table-cell table:formula="of:=[.G182]-[.$B182]" office:value-type="float" office:value="1.10832023620605" calcext:value-type="float">
            <text:p>1.1083202362</text:p>
          </table:table-cell>
          <table:table-cell/>
          <table:table-cell office:value-type="float" office:value="1442792346.52225" calcext:value-type="float">
            <text:p>1442792346.52225</text:p>
          </table:table-cell>
          <table:table-cell table:formula="of:=[.J182]-[.$B182]" office:value-type="float" office:value="1.1084451675415" calcext:value-type="float">
            <text:p>1.108445167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92345.47734" calcext:value-type="float">
            <text:p>1442792345.47734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2.7394700050354" calcext:value-type="float">
            <text:p>32.739470005</text:p>
          </table:table-cell>
          <table:table-cell table:formula="of:=[.C183]/([.D183]-[.D182])" office:value-type="float" office:value="1033048.47800536" calcext:value-type="float">
            <text:p>1033048.47800536</text:p>
          </table:table-cell>
          <table:table-cell/>
          <table:table-cell office:value-type="float" office:value="1442792346.58304" calcext:value-type="float">
            <text:p>1442792346.58304</text:p>
          </table:table-cell>
          <table:table-cell table:formula="of:=[.G183]-[.$B183]" office:value-type="float" office:value="1.10569453239441" calcext:value-type="float">
            <text:p>1.1056945324</text:p>
          </table:table-cell>
          <table:table-cell/>
          <table:table-cell office:value-type="float" office:value="1442792346.58307" calcext:value-type="float">
            <text:p>1442792346.58307</text:p>
          </table:table-cell>
          <table:table-cell table:formula="of:=[.J183]-[.$B183]" office:value-type="float" office:value="1.1057300567627" calcext:value-type="float">
            <text:p>1.105730056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92345.54089" calcext:value-type="float">
            <text:p>1442792345.54089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2.8030195236206" calcext:value-type="float">
            <text:p>32.8030195236</text:p>
          </table:table-cell>
          <table:table-cell table:formula="of:=[.C184]/([.D184]-[.D183])" office:value-type="float" office:value="1032769.42864646" calcext:value-type="float">
            <text:p>1032769.42864646</text:p>
          </table:table-cell>
          <table:table-cell/>
          <table:table-cell office:value-type="float" office:value="1442792346.64368" calcext:value-type="float">
            <text:p>1442792346.64368</text:p>
          </table:table-cell>
          <table:table-cell table:formula="of:=[.G184]-[.$B184]" office:value-type="float" office:value="1.10278701782227" calcext:value-type="float">
            <text:p>1.1027870178</text:p>
          </table:table-cell>
          <table:table-cell/>
          <table:table-cell office:value-type="float" office:value="1442792346.64374" calcext:value-type="float">
            <text:p>1442792346.64374</text:p>
          </table:table-cell>
          <table:table-cell table:formula="of:=[.J184]-[.$B184]" office:value-type="float" office:value="1.10284900665283" calcext:value-type="float">
            <text:p>1.102849006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92345.6044" calcext:value-type="float">
            <text:p>1442792345.6044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2.8665251731873" calcext:value-type="float">
            <text:p>32.8665251732</text:p>
          </table:table-cell>
          <table:table-cell table:formula="of:=[.C185]/([.D185]-[.D184])" office:value-type="float" office:value="1033482.85464143" calcext:value-type="float">
            <text:p>1033482.85464143</text:p>
          </table:table-cell>
          <table:table-cell/>
          <table:table-cell office:value-type="float" office:value="1442792346.70402" calcext:value-type="float">
            <text:p>1442792346.70402</text:p>
          </table:table-cell>
          <table:table-cell table:formula="of:=[.G185]-[.$B185]" office:value-type="float" office:value="1.09962677955627" calcext:value-type="float">
            <text:p>1.0996267796</text:p>
          </table:table-cell>
          <table:table-cell/>
          <table:table-cell office:value-type="float" office:value="1442792346.70405" calcext:value-type="float">
            <text:p>1442792346.70405</text:p>
          </table:table-cell>
          <table:table-cell table:formula="of:=[.J185]-[.$B185]" office:value-type="float" office:value="1.09965682029724" calcext:value-type="float">
            <text:p>1.099656820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92345.66791" calcext:value-type="float">
            <text:p>1442792345.66791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2.9300353527069" calcext:value-type="float">
            <text:p>32.9300353527</text:p>
          </table:table-cell>
          <table:table-cell table:formula="of:=[.C186]/([.D186]-[.D185])" office:value-type="float" office:value="1033409.14002125" calcext:value-type="float">
            <text:p>1033409.14002125</text:p>
          </table:table-cell>
          <table:table-cell/>
          <table:table-cell office:value-type="float" office:value="1442792346.82484" calcext:value-type="float">
            <text:p>1442792346.82484</text:p>
          </table:table-cell>
          <table:table-cell table:formula="of:=[.G186]-[.$B186]" office:value-type="float" office:value="1.15693640708923" calcext:value-type="float">
            <text:p>1.1569364071</text:p>
          </table:table-cell>
          <table:table-cell/>
          <table:table-cell office:value-type="float" office:value="1442792346.82489" calcext:value-type="float">
            <text:p>1442792346.82489</text:p>
          </table:table-cell>
          <table:table-cell table:formula="of:=[.J186]-[.$B186]" office:value-type="float" office:value="1.1569812297821" calcext:value-type="float">
            <text:p>1.15698122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92345.73142" calcext:value-type="float">
            <text:p>1442792345.73142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2.9935472011566" calcext:value-type="float">
            <text:p>32.9935472012</text:p>
          </table:table-cell>
          <table:table-cell table:formula="of:=[.C187]/([.D187]-[.D186])" office:value-type="float" office:value="1033381.98465396" calcext:value-type="float">
            <text:p>1033381.98465396</text:p>
          </table:table-cell>
          <table:table-cell/>
          <table:table-cell office:value-type="float" office:value="1442792346.88555" calcext:value-type="float">
            <text:p>1442792346.88555</text:p>
          </table:table-cell>
          <table:table-cell table:formula="of:=[.G187]-[.$B187]" office:value-type="float" office:value="1.154128074646" calcext:value-type="float">
            <text:p>1.1541280746</text:p>
          </table:table-cell>
          <table:table-cell/>
          <table:table-cell office:value-type="float" office:value="1442792346.88558" calcext:value-type="float">
            <text:p>1442792346.88558</text:p>
          </table:table-cell>
          <table:table-cell table:formula="of:=[.J187]-[.$B187]" office:value-type="float" office:value="1.15415835380554" calcext:value-type="float">
            <text:p>1.154158353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92345.79492" calcext:value-type="float">
            <text:p>1442792345.79492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3.057049036026" calcext:value-type="float">
            <text:p>33.057049036</text:p>
          </table:table-cell>
          <table:table-cell table:formula="of:=[.C188]/([.D188]-[.D187])" office:value-type="float" office:value="1033544.93826827" calcext:value-type="float">
            <text:p>1033544.93826827</text:p>
          </table:table-cell>
          <table:table-cell/>
          <table:table-cell office:value-type="float" office:value="1442792346.94594" calcext:value-type="float">
            <text:p>1442792346.94594</text:p>
          </table:table-cell>
          <table:table-cell table:formula="of:=[.G188]-[.$B188]" office:value-type="float" office:value="1.15101885795593" calcext:value-type="float">
            <text:p>1.151018858</text:p>
          </table:table-cell>
          <table:table-cell/>
          <table:table-cell office:value-type="float" office:value="1442792346.94597" calcext:value-type="float">
            <text:p>1442792346.94597</text:p>
          </table:table-cell>
          <table:table-cell table:formula="of:=[.J188]-[.$B188]" office:value-type="float" office:value="1.15105056762695" calcext:value-type="float">
            <text:p>1.151050567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92345.85846" calcext:value-type="float">
            <text:p>1442792345.85846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3.1205854415894" calcext:value-type="float">
            <text:p>33.1205854416</text:p>
          </table:table-cell>
          <table:table-cell table:formula="of:=[.C189]/([.D189]-[.D188])" office:value-type="float" office:value="1032982.57775309" calcext:value-type="float">
            <text:p>1032982.57775309</text:p>
          </table:table-cell>
          <table:table-cell/>
          <table:table-cell office:value-type="float" office:value="1442792347.06665" calcext:value-type="float">
            <text:p>1442792347.06665</text:p>
          </table:table-cell>
          <table:table-cell table:formula="of:=[.G189]-[.$B189]" office:value-type="float" office:value="1.20819640159607" calcext:value-type="float">
            <text:p>1.2081964016</text:p>
          </table:table-cell>
          <table:table-cell/>
          <table:table-cell office:value-type="float" office:value="1442792347.06669" calcext:value-type="float">
            <text:p>1442792347.06669</text:p>
          </table:table-cell>
          <table:table-cell table:formula="of:=[.J189]-[.$B189]" office:value-type="float" office:value="1.2082302570343" calcext:value-type="float">
            <text:p>1.20823025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92345.922" calcext:value-type="float">
            <text:p>1442792345.922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3.1841244697571" calcext:value-type="float">
            <text:p>33.1841244698</text:p>
          </table:table-cell>
          <table:table-cell table:formula="of:=[.C190]/([.D190]-[.D189])" office:value-type="float" office:value="1032939.9408935" calcext:value-type="float">
            <text:p>1032939.9408935</text:p>
          </table:table-cell>
          <table:table-cell/>
          <table:table-cell office:value-type="float" office:value="1442792347.08638" calcext:value-type="float">
            <text:p>1442792347.08638</text:p>
          </table:table-cell>
          <table:table-cell table:formula="of:=[.G190]-[.$B190]" office:value-type="float" office:value="1.16438603401184" calcext:value-type="float">
            <text:p>1.164386034</text:p>
          </table:table-cell>
          <table:table-cell/>
          <table:table-cell office:value-type="float" office:value="1442792350.02756" calcext:value-type="float">
            <text:p>1442792350.02756</text:p>
          </table:table-cell>
          <table:table-cell table:formula="of:=[.J190]-[.$B190]" office:value-type="float" office:value="4.10556101799011" calcext:value-type="float">
            <text:p>4.10556101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92345.98552" calcext:value-type="float">
            <text:p>1442792345.98552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3.2476484775543" calcext:value-type="float">
            <text:p>33.2476484776</text:p>
          </table:table-cell>
          <table:table-cell table:formula="of:=[.C191]/([.D191]-[.D190])" office:value-type="float" office:value="1033184.18147493" calcext:value-type="float">
            <text:p>1033184.18147493</text:p>
          </table:table-cell>
          <table:table-cell/>
          <table:table-cell office:value-type="float" office:value="1442792347.18778" calcext:value-type="float">
            <text:p>1442792347.18778</text:p>
          </table:table-cell>
          <table:table-cell table:formula="of:=[.G191]-[.$B191]" office:value-type="float" office:value="1.2022602558136" calcext:value-type="float">
            <text:p>1.2022602558</text:p>
          </table:table-cell>
          <table:table-cell/>
          <table:table-cell office:value-type="float" office:value="1442792350.05511" calcext:value-type="float">
            <text:p>1442792350.05511</text:p>
          </table:table-cell>
          <table:table-cell table:formula="of:=[.J191]-[.$B191]" office:value-type="float" office:value="4.06958770751953" calcext:value-type="float">
            <text:p>4.069587707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92346.04708" calcext:value-type="float">
            <text:p>1442792346.04708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3.3092110157013" calcext:value-type="float">
            <text:p>33.3092110157</text:p>
          </table:table-cell>
          <table:table-cell table:formula="of:=[.C192]/([.D192]-[.D191])" office:value-type="float" office:value="1066102.89269283" calcext:value-type="float">
            <text:p>1066102.89269283</text:p>
          </table:table-cell>
          <table:table-cell/>
          <table:table-cell office:value-type="float" office:value="1442792347.30882" calcext:value-type="float">
            <text:p>1442792347.30882</text:p>
          </table:table-cell>
          <table:table-cell table:formula="of:=[.G192]-[.$B192]" office:value-type="float" office:value="1.26173877716064" calcext:value-type="float">
            <text:p>1.2617387772</text:p>
          </table:table-cell>
          <table:table-cell/>
          <table:table-cell office:value-type="float" office:value="1442792350.08263" calcext:value-type="float">
            <text:p>1442792350.08263</text:p>
          </table:table-cell>
          <table:table-cell table:formula="of:=[.J192]-[.$B192]" office:value-type="float" office:value="4.03554821014404" calcext:value-type="float">
            <text:p>4.035548210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92346.10771" calcext:value-type="float">
            <text:p>1442792346.10771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3.3698394298553" calcext:value-type="float">
            <text:p>33.3698394299</text:p>
          </table:table-cell>
          <table:table-cell table:formula="of:=[.C193]/([.D193]-[.D192])" office:value-type="float" office:value="1082528.72709541" calcext:value-type="float">
            <text:p>1082528.72709541</text:p>
          </table:table-cell>
          <table:table-cell/>
          <table:table-cell office:value-type="float" office:value="1442792347.34761" calcext:value-type="float">
            <text:p>1442792347.34761</text:p>
          </table:table-cell>
          <table:table-cell table:formula="of:=[.G193]-[.$B193]" office:value-type="float" office:value="1.23989629745483" calcext:value-type="float">
            <text:p>1.2398962975</text:p>
          </table:table-cell>
          <table:table-cell/>
          <table:table-cell office:value-type="float" office:value="1442792350.11015" calcext:value-type="float">
            <text:p>1442792350.11015</text:p>
          </table:table-cell>
          <table:table-cell table:formula="of:=[.J193]-[.$B193]" office:value-type="float" office:value="4.0024402141571" calcext:value-type="float">
            <text:p>4.002440214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92346.16826" calcext:value-type="float">
            <text:p>1442792346.16826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3.4303860664368" calcext:value-type="float">
            <text:p>33.4303860664</text:p>
          </table:table-cell>
          <table:table-cell table:formula="of:=[.C194]/([.D194]-[.D193])" office:value-type="float" office:value="1083990.84913231" calcext:value-type="float">
            <text:p>1083990.84913231</text:p>
          </table:table-cell>
          <table:table-cell/>
          <table:table-cell office:value-type="float" office:value="1442792347.44898" calcext:value-type="float">
            <text:p>1442792347.44898</text:p>
          </table:table-cell>
          <table:table-cell table:formula="of:=[.G194]-[.$B194]" office:value-type="float" office:value="1.28071999549866" calcext:value-type="float">
            <text:p>1.2807199955</text:p>
          </table:table-cell>
          <table:table-cell/>
          <table:table-cell office:value-type="float" office:value="1442792350.1377" calcext:value-type="float">
            <text:p>1442792350.1377</text:p>
          </table:table-cell>
          <table:table-cell table:formula="of:=[.J194]-[.$B194]" office:value-type="float" office:value="3.96944069862366" calcext:value-type="float">
            <text:p>3.969440698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92346.22882" calcext:value-type="float">
            <text:p>1442792346.22882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3.4909465312958" calcext:value-type="float">
            <text:p>33.4909465313</text:p>
          </table:table-cell>
          <table:table-cell table:formula="of:=[.C195]/([.D195]-[.D194])" office:value-type="float" office:value="1083743.3324331" calcext:value-type="float">
            <text:p>1083743.3324331</text:p>
          </table:table-cell>
          <table:table-cell/>
          <table:table-cell office:value-type="float" office:value="1442792347.53126" calcext:value-type="float">
            <text:p>1442792347.53126</text:p>
          </table:table-cell>
          <table:table-cell table:formula="of:=[.G195]-[.$B195]" office:value-type="float" office:value="1.30244469642639" calcext:value-type="float">
            <text:p>1.3024446964</text:p>
          </table:table-cell>
          <table:table-cell/>
          <table:table-cell office:value-type="float" office:value="1442792350.16526" calcext:value-type="float">
            <text:p>1442792350.16526</text:p>
          </table:table-cell>
          <table:table-cell table:formula="of:=[.J195]-[.$B195]" office:value-type="float" office:value="3.93644285202026" calcext:value-type="float">
            <text:p>3.93644285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92346.28941" calcext:value-type="float">
            <text:p>1442792346.28941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3.5515384674072" calcext:value-type="float">
            <text:p>33.5515384674</text:p>
          </table:table-cell>
          <table:table-cell table:formula="of:=[.C196]/([.D196]-[.D195])" office:value-type="float" office:value="1083180.43970867" calcext:value-type="float">
            <text:p>1083180.43970867</text:p>
          </table:table-cell>
          <table:table-cell/>
          <table:table-cell office:value-type="float" office:value="1442792347.59847" calcext:value-type="float">
            <text:p>1442792347.59847</text:p>
          </table:table-cell>
          <table:table-cell table:formula="of:=[.G196]-[.$B196]" office:value-type="float" office:value="1.30905723571777" calcext:value-type="float">
            <text:p>1.3090572357</text:p>
          </table:table-cell>
          <table:table-cell/>
          <table:table-cell office:value-type="float" office:value="1442792350.19281" calcext:value-type="float">
            <text:p>1442792350.19281</text:p>
          </table:table-cell>
          <table:table-cell table:formula="of:=[.J196]-[.$B196]" office:value-type="float" office:value="3.90340185165405" calcext:value-type="float">
            <text:p>3.903401851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92346.34996" calcext:value-type="float">
            <text:p>1442792346.34996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3.6120855808258" calcext:value-type="float">
            <text:p>33.6120855808</text:p>
          </table:table-cell>
          <table:table-cell table:formula="of:=[.C197]/([.D197]-[.D196])" office:value-type="float" office:value="1083982.31219163" calcext:value-type="float">
            <text:p>1083982.31219163</text:p>
          </table:table-cell>
          <table:table-cell/>
          <table:table-cell office:value-type="float" office:value="1442792347.67925" calcext:value-type="float">
            <text:p>1442792347.67925</text:p>
          </table:table-cell>
          <table:table-cell table:formula="of:=[.G197]-[.$B197]" office:value-type="float" office:value="1.32929444313049" calcext:value-type="float">
            <text:p>1.3292944431</text:p>
          </table:table-cell>
          <table:table-cell/>
          <table:table-cell office:value-type="float" office:value="1442792350.22036" calcext:value-type="float">
            <text:p>1442792350.22036</text:p>
          </table:table-cell>
          <table:table-cell table:formula="of:=[.J197]-[.$B197]" office:value-type="float" office:value="3.87039923667908" calcext:value-type="float">
            <text:p>3.87039923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92346.41051" calcext:value-type="float">
            <text:p>1442792346.41051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3.6726412773132" calcext:value-type="float">
            <text:p>33.6726412773</text:p>
          </table:table-cell>
          <table:table-cell table:formula="of:=[.C198]/([.D198]-[.D197])" office:value-type="float" office:value="1083828.6702495" calcext:value-type="float">
            <text:p>1083828.6702495</text:p>
          </table:table-cell>
          <table:table-cell/>
          <table:table-cell office:value-type="float" office:value="1442792347.75966" calcext:value-type="float">
            <text:p>1442792347.75966</text:p>
          </table:table-cell>
          <table:table-cell table:formula="of:=[.G198]-[.$B198]" office:value-type="float" office:value="1.34914779663086" calcext:value-type="float">
            <text:p>1.3491477966</text:p>
          </table:table-cell>
          <table:table-cell/>
          <table:table-cell office:value-type="float" office:value="1442792350.24788" calcext:value-type="float">
            <text:p>1442792350.24788</text:p>
          </table:table-cell>
          <table:table-cell table:formula="of:=[.J198]-[.$B198]" office:value-type="float" office:value="3.83736228942871" calcext:value-type="float">
            <text:p>3.837362289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92346.47104" calcext:value-type="float">
            <text:p>1442792346.47104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3.733170747757" calcext:value-type="float">
            <text:p>33.7331707478</text:p>
          </table:table-cell>
          <table:table-cell table:formula="of:=[.C199]/([.D199]-[.D198])" office:value-type="float" office:value="1084298.26857676" calcext:value-type="float">
            <text:p>1084298.26857676</text:p>
          </table:table-cell>
          <table:table-cell/>
          <table:table-cell office:value-type="float" office:value="1442792347.82692" calcext:value-type="float">
            <text:p>1442792347.82692</text:p>
          </table:table-cell>
          <table:table-cell table:formula="of:=[.G199]-[.$B199]" office:value-type="float" office:value="1.355881690979" calcext:value-type="float">
            <text:p>1.355881691</text:p>
          </table:table-cell>
          <table:table-cell/>
          <table:table-cell office:value-type="float" office:value="1442792350.27542" calcext:value-type="float">
            <text:p>1442792350.27542</text:p>
          </table:table-cell>
          <table:table-cell table:formula="of:=[.J199]-[.$B199]" office:value-type="float" office:value="3.80437970161438" calcext:value-type="float">
            <text:p>3.804379701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92346.53152" calcext:value-type="float">
            <text:p>1442792346.53152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3.7936522960663" calcext:value-type="float">
            <text:p>33.7936522961</text:p>
          </table:table-cell>
          <table:table-cell table:formula="of:=[.C200]/([.D200]-[.D199])" office:value-type="float" office:value="1085157.40477298" calcext:value-type="float">
            <text:p>1085157.40477298</text:p>
          </table:table-cell>
          <table:table-cell/>
          <table:table-cell office:value-type="float" office:value="1442792347.90768" calcext:value-type="float">
            <text:p>1442792347.90768</text:p>
          </table:table-cell>
          <table:table-cell table:formula="of:=[.G200]-[.$B200]" office:value-type="float" office:value="1.37615561485291" calcext:value-type="float">
            <text:p>1.3761556149</text:p>
          </table:table-cell>
          <table:table-cell/>
          <table:table-cell office:value-type="float" office:value="1442792350.30294" calcext:value-type="float">
            <text:p>1442792350.30294</text:p>
          </table:table-cell>
          <table:table-cell table:formula="of:=[.J200]-[.$B200]" office:value-type="float" office:value="3.77141308784485" calcext:value-type="float">
            <text:p>3.771413087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92346.59201" calcext:value-type="float">
            <text:p>1442792346.59201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3.8541352748871" calcext:value-type="float">
            <text:p>33.8541352749</text:p>
          </table:table-cell>
          <table:table-cell table:formula="of:=[.C201]/([.D201]-[.D200])" office:value-type="float" office:value="1085131.7392031" calcext:value-type="float">
            <text:p>1085131.7392031</text:p>
          </table:table-cell>
          <table:table-cell/>
          <table:table-cell office:value-type="float" office:value="1442792347.98834" calcext:value-type="float">
            <text:p>1442792347.98834</text:p>
          </table:table-cell>
          <table:table-cell table:formula="of:=[.G201]-[.$B201]" office:value-type="float" office:value="1.3963303565979" calcext:value-type="float">
            <text:p>1.3963303566</text:p>
          </table:table-cell>
          <table:table-cell/>
          <table:table-cell office:value-type="float" office:value="1442792350.33038" calcext:value-type="float">
            <text:p>1442792350.33038</text:p>
          </table:table-cell>
          <table:table-cell table:formula="of:=[.J201]-[.$B201]" office:value-type="float" office:value="3.73837542533875" calcext:value-type="float">
            <text:p>3.73837542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92346.65249" calcext:value-type="float">
            <text:p>1442792346.65249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3.9146203994751" calcext:value-type="float">
            <text:p>33.9146203995</text:p>
          </table:table-cell>
          <table:table-cell table:formula="of:=[.C202]/([.D202]-[.D201])" office:value-type="float" office:value="1085093.24312456" calcext:value-type="float">
            <text:p>1085093.24312456</text:p>
          </table:table-cell>
          <table:table-cell/>
          <table:table-cell office:value-type="float" office:value="1442792348.05559" calcext:value-type="float">
            <text:p>1442792348.05559</text:p>
          </table:table-cell>
          <table:table-cell table:formula="of:=[.G202]-[.$B202]" office:value-type="float" office:value="1.40309381484985" calcext:value-type="float">
            <text:p>1.4030938148</text:p>
          </table:table-cell>
          <table:table-cell/>
          <table:table-cell office:value-type="float" office:value="1442792350.35792" calcext:value-type="float">
            <text:p>1442792350.35792</text:p>
          </table:table-cell>
          <table:table-cell table:formula="of:=[.J202]-[.$B202]" office:value-type="float" office:value="3.70543193817139" calcext:value-type="float">
            <text:p>3.705431938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92346.71312" calcext:value-type="float">
            <text:p>1442792346.71312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3.9752485752106" calcext:value-type="float">
            <text:p>33.9752485752</text:p>
          </table:table-cell>
          <table:table-cell table:formula="of:=[.C203]/([.D203]-[.D202])" office:value-type="float" office:value="1082532.98410888" calcext:value-type="float">
            <text:p>1082532.98410888</text:p>
          </table:table-cell>
          <table:table-cell/>
          <table:table-cell office:value-type="float" office:value="1442792348.13628" calcext:value-type="float">
            <text:p>1442792348.13628</text:p>
          </table:table-cell>
          <table:table-cell table:formula="of:=[.G203]-[.$B203]" office:value-type="float" office:value="1.42315554618835" calcext:value-type="float">
            <text:p>1.4231555462</text:p>
          </table:table-cell>
          <table:table-cell/>
          <table:table-cell office:value-type="float" office:value="1442792350.38543" calcext:value-type="float">
            <text:p>1442792350.38543</text:p>
          </table:table-cell>
          <table:table-cell table:formula="of:=[.J203]-[.$B203]" office:value-type="float" office:value="3.67230629920959" calcext:value-type="float">
            <text:p>3.672306299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92346.77357" calcext:value-type="float">
            <text:p>1442792346.77357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4.0357003211975" calcext:value-type="float">
            <text:p>34.0357003212</text:p>
          </table:table-cell>
          <table:table-cell table:formula="of:=[.C204]/([.D204]-[.D203])" office:value-type="float" office:value="1085692.38040173" calcext:value-type="float">
            <text:p>1085692.38040173</text:p>
          </table:table-cell>
          <table:table-cell/>
          <table:table-cell office:value-type="float" office:value="1442792348.21691" calcext:value-type="float">
            <text:p>1442792348.21691</text:p>
          </table:table-cell>
          <table:table-cell table:formula="of:=[.G204]-[.$B204]" office:value-type="float" office:value="1.44333481788635" calcext:value-type="float">
            <text:p>1.4433348179</text:p>
          </table:table-cell>
          <table:table-cell/>
          <table:table-cell office:value-type="float" office:value="1442792350.41293" calcext:value-type="float">
            <text:p>1442792350.41293</text:p>
          </table:table-cell>
          <table:table-cell table:formula="of:=[.J204]-[.$B204]" office:value-type="float" office:value="3.63935995101929" calcext:value-type="float">
            <text:p>3.63935995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92346.83406" calcext:value-type="float">
            <text:p>1442792346.83406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4.0961906909943" calcext:value-type="float">
            <text:p>34.096190691</text:p>
          </table:table-cell>
          <table:table-cell table:formula="of:=[.C205]/([.D205]-[.D204])" office:value-type="float" office:value="1084999.15309698" calcext:value-type="float">
            <text:p>1084999.15309698</text:p>
          </table:table-cell>
          <table:table-cell/>
          <table:table-cell office:value-type="float" office:value="1442792348.28412" calcext:value-type="float">
            <text:p>1442792348.28412</text:p>
          </table:table-cell>
          <table:table-cell table:formula="of:=[.G205]-[.$B205]" office:value-type="float" office:value="1.45006060600281" calcext:value-type="float">
            <text:p>1.450060606</text:p>
          </table:table-cell>
          <table:table-cell/>
          <table:table-cell office:value-type="float" office:value="1442792350.44043" calcext:value-type="float">
            <text:p>1442792350.44043</text:p>
          </table:table-cell>
          <table:table-cell table:formula="of:=[.J205]-[.$B205]" office:value-type="float" office:value="3.60636758804321" calcext:value-type="float">
            <text:p>3.60636758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92346.89462" calcext:value-type="float">
            <text:p>1442792346.89462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4.1567478179932" calcext:value-type="float">
            <text:p>34.156747818</text:p>
          </table:table-cell>
          <table:table-cell table:formula="of:=[.C206]/([.D206]-[.D205])" office:value-type="float" office:value="1083803.06749345" calcext:value-type="float">
            <text:p>1083803.06749345</text:p>
          </table:table-cell>
          <table:table-cell/>
          <table:table-cell office:value-type="float" office:value="1442792348.36482" calcext:value-type="float">
            <text:p>1442792348.36482</text:p>
          </table:table-cell>
          <table:table-cell table:formula="of:=[.G206]-[.$B206]" office:value-type="float" office:value="1.47019839286804" calcext:value-type="float">
            <text:p>1.4701983929</text:p>
          </table:table-cell>
          <table:table-cell/>
          <table:table-cell office:value-type="float" office:value="1442792350.46793" calcext:value-type="float">
            <text:p>1442792350.46793</text:p>
          </table:table-cell>
          <table:table-cell table:formula="of:=[.J206]-[.$B206]" office:value-type="float" office:value="3.57331085205078" calcext:value-type="float">
            <text:p>3.573310852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92346.95517" calcext:value-type="float">
            <text:p>1442792346.95517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4.2172935009003" calcext:value-type="float">
            <text:p>34.2172935009</text:p>
          </table:table-cell>
          <table:table-cell table:formula="of:=[.C207]/([.D207]-[.D206])" office:value-type="float" office:value="1084007.92341709" calcext:value-type="float">
            <text:p>1084007.92341709</text:p>
          </table:table-cell>
          <table:table-cell/>
          <table:table-cell office:value-type="float" office:value="1442792348.42531" calcext:value-type="float">
            <text:p>1442792348.42531</text:p>
          </table:table-cell>
          <table:table-cell table:formula="of:=[.G207]-[.$B207]" office:value-type="float" office:value="1.47014260292053" calcext:value-type="float">
            <text:p>1.4701426029</text:p>
          </table:table-cell>
          <table:table-cell/>
          <table:table-cell office:value-type="float" office:value="1442792350.49543" calcext:value-type="float">
            <text:p>1442792350.49543</text:p>
          </table:table-cell>
          <table:table-cell table:formula="of:=[.J207]-[.$B207]" office:value-type="float" office:value="3.54026556015015" calcext:value-type="float">
            <text:p>3.540265560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92360.02167" calcext:value-type="float">
            <text:p>1442792360.02167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7.2837944030762" calcext:value-type="float">
            <text:p>47.2837944031</text:p>
          </table:table-cell>
          <table:table-cell table:formula="of:=[.C208]/([.D208]-[.D207])" office:value-type="float" office:value="5022.92086392238" calcext:value-type="float">
            <text:p>5022.9208639224</text:p>
          </table:table-cell>
          <table:table-cell/>
          <table:table-cell office:value-type="float" office:value="1442792360.45785" calcext:value-type="float">
            <text:p>1442792360.45785</text:p>
          </table:table-cell>
          <table:table-cell table:formula="of:=[.G208]-[.$B208]" office:value-type="float" office:value="0.436179876327515" calcext:value-type="float">
            <text:p>0.4361798763</text:p>
          </table:table-cell>
          <table:table-cell/>
          <table:table-cell office:value-type="float" office:value="1442792360.45789" calcext:value-type="float">
            <text:p>1442792360.45789</text:p>
          </table:table-cell>
          <table:table-cell table:formula="of:=[.J208]-[.$B208]" office:value-type="float" office:value="0.436222791671753" calcext:value-type="float">
            <text:p>0.43622279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9:26:11.064480746</dc:date>
    <meta:editing-duration>PT1M13S</meta:editing-duration>
    <meta:editing-cycles>2</meta:editing-cycles>
    <meta:generator>LibreOffice/4.4.2.2$Linux_X86_64 LibreOffice_project/40m0$Build-2</meta:generator>
    <meta:document-statistic meta:table-count="1" meta:cell-count="1872" meta:object-count="0"/>
  </office:meta>
</office:document-meta>
</file>